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CIDFont+F4" svg:font-family="CIDFont+F4" style:font-pitch="variable"/>
    <style:font-face style:name="CIDFont+F41" svg:font-family="CIDFont+F4"/>
    <style:font-face style:name="FreeSans" svg:font-family="FreeSans" style:font-family-generic="system" style:font-pitch="variable"/>
    <style:font-face style:name="HY신명조" svg:font-family="HY신명조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8.66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1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91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3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55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12cm" svg:stroke-color="#000000" draw:stroke-linejoin="miter" svg:stroke-linecap="butt" draw:fill="none" fo:padding-top="0.006cm" fo:padding-bottom="0.006cm" fo:padding-left="0.006cm" fo:padding-right="0.006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45cm" fo:min-width="0.1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1.40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0.80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.47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1.60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3.40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5.0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3.23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0.6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ffffff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6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84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d6d6d6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27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82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7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83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2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68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cccccc" loext:decorative="fals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98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9.31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07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8.38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33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42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3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5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5.6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 loext:decorative="false"/>
    </style:style>
    <style:style style:name="gr44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 loext:decorative="false"/>
    </style:style>
    <style:style style:name="gr45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46" style:family="graphic" style:parent-style-name="standard">
      <style:graphic-properties draw:stroke="solid" svg:stroke-width="0.016cm" svg:stroke-color="#0a0000" draw:stroke-linejoin="miter" svg:stroke-linecap="butt" draw:fill="none" fo:padding-top="0.008cm" fo:padding-bottom="0.008cm" fo:padding-left="0.008cm" fo:padding-right="0.008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57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99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2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3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3.427cm" fo:min-width="6.83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04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34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40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0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4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6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3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0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3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2.921cm" fo:min-width="14.85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109cm" fo:min-width="14.85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.678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.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1.80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47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.16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43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47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04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9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9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80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42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28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solid" draw:fill-color="#d9d9d9" loext:decorative="false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3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1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588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412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5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17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4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717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90" style:family="graphic" style:parent-style-name="standard">
      <style:graphic-properties draw:stroke="none" draw:fill="solid" draw:fill-color="#ffffff" draw:opacity="0%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991cm" fo:min-width="15.267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25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99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432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69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3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2.08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6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398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6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25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339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432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6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771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85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4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88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5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12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3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34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1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16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02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4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fill-color="#ffffff" fo:min-height="0.569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6.34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6.22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3pt" style:font-size-asian="3pt" style:font-size-complex="3pt"/>
    </style:style>
    <style:style style:name="P6" style:family="paragraph">
      <loext:graphic-properties draw:fill="none"/>
      <style:text-properties fo:font-size="17pt" style:font-size-asian="17pt" style:font-size-complex="17pt"/>
    </style:style>
    <style:style style:name="P7" style:family="paragraph">
      <loext:graphic-properties draw:fill="none"/>
      <style:paragraph-properties fo:text-align="start"/>
      <style:text-properties fo:font-size="15pt" style:font-size-asian="17pt" style:font-size-complex="17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solid" draw:fill-color="#d6d6d6"/>
    </style:style>
    <style:style style:name="P11" style:family="paragraph">
      <loext:graphic-properties draw:fill="solid" draw:fill-color="#ffffff"/>
      <style:text-properties fo:font-size="12pt" style:font-size-asian="12pt" style:font-size-complex="12pt"/>
    </style:style>
    <style:style style:name="P12" style:family="paragraph">
      <loext:graphic-properties draw:fill="solid" draw:fill-color="#cccccc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top="0.1cm" fo:margin-bottom="0.1cm" fo:text-align="start" style:writing-mode="lr-tb"/>
    </style:style>
    <style:style style:name="P16" style:family="paragraph">
      <loext:graphic-properties draw:fill="none"/>
      <style:paragraph-properties fo:text-align="start"/>
      <style:text-properties style:font-name="HY신명조" fo:font-size="9.89999961853027pt" style:font-name-asian="HY신명조" style:font-size-asian="9.89999961853027pt" style:font-size-complex="9.89999961853027pt"/>
    </style:style>
    <style:style style:name="P17" style:family="paragraph">
      <loext:graphic-properties draw:fill="none"/>
      <style:text-properties fo:font-size="12.6999998092651pt" style:font-size-asian="12.6999998092651pt" style:font-size-complex="12.6999998092651pt"/>
    </style:style>
    <style:style style:name="P18" style:family="paragraph">
      <loext:graphic-properties draw:fill="solid" draw:fill-color="#d9d9d9"/>
    </style:style>
    <style:style style:name="P19" style:family="paragraph">
      <loext:graphic-properties draw:fill="solid" draw:fill-color="#ffffff" draw:opacity="0%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1" style:family="paragraph">
      <loext:graphic-properties draw:fill="none" draw:fill-color="#ffffff"/>
    </style:style>
    <style:style style:name="T1" style:family="text">
      <style:text-properties fo:color="#a6a6a6" loext:opacity="100%" style:font-name="CIDFont+F11" fo:font-size="9.89999961853027pt" fo:font-weight="normal" style:font-name-asian="CIDFont+F11" style:font-size-asian="9.89999961853027pt" style:font-weight-asian="normal" style:font-name-complex="CIDFont+F11" style:font-size-complex="9.89999961853027pt" style:font-weight-complex="normal"/>
    </style:style>
    <style:style style:name="T2" style:family="text">
      <style:text-properties fo:color="#000000" loext:opacity="100%" style:font-name="CIDFont+F21" fo:font-size="9.89999961853027pt" fo:font-weight="normal" style:font-name-asian="CIDFont+F21" style:font-size-asian="9.89999961853027pt" style:font-weight-asian="normal" style:font-name-complex="CIDFont+F21" style:font-size-complex="9.89999961853027pt" style:font-weight-complex="normal"/>
    </style:style>
    <style:style style:name="T3" style:family="text">
      <style:text-properties fo:color="#000000" loext:opacity="100%" style:font-name="CIDFont+F11" fo:font-size="11.1000003814697pt" fo:font-weight="normal" style:font-name-asian="CIDFont+F11" style:font-size-asian="11.1000003814697pt" style:font-weight-asian="normal" style:font-name-complex="CIDFont+F11" style:font-size-complex="11.1000003814697pt" style:font-weight-complex="normal"/>
    </style:style>
    <style:style style:name="T4" style:family="text">
      <style:text-properties fo:color="#000000" loext:opacity="100%" style:font-name="CIDFont+F11" fo:font-size="3pt" fo:font-weight="normal" style:font-name-asian="CIDFont+F11" style:font-size-asian="3pt" style:font-weight-asian="normal" style:font-name-complex="CIDFont+F11" style:font-size-complex="3pt" style:font-weight-complex="normal"/>
    </style:style>
    <style:style style:name="T5" style:family="text">
      <style:text-properties fo:color="#000000" loext:opacity="100%" style:font-name="CIDFont+F31" fo:font-size="17pt" fo:font-weight="bold" style:font-name-asian="CIDFont+F31" style:font-size-asian="17pt" style:font-weight-asian="bold" style:font-name-complex="CIDFont+F31" style:font-size-complex="17pt" style:font-weight-complex="bold"/>
    </style:style>
    <style:style style:name="T6" style:family="text">
      <style:text-properties fo:color="#000000" loext:opacity="100%" style:font-name="CIDFont+F31" fo:font-size="15pt" fo:font-weight="bold" style:font-name-asian="CIDFont+F31" style:font-size-asian="17pt" style:font-weight-asian="bold" style:font-name-complex="CIDFont+F31" style:font-size-complex="17pt" style:font-weight-complex="bold"/>
    </style:style>
    <style:style style:name="T7" style:family="text">
      <style:text-properties fo:color="#000000" loext:opacity="100%" style:font-name="CIDFont+F11" fo:font-size="12pt" fo:font-weight="normal" style:font-name-asian="CIDFont+F11" style:font-size-asian="12pt" style:font-weight-asian="normal" style:font-name-complex="CIDFont+F11" style:font-size-complex="12pt" style:font-weight-complex="normal"/>
    </style:style>
    <style:style style:name="T8" style:family="text">
      <style:text-properties fo:color="#000000" loext:opacity="100%" style:font-name="CIDFont+F41" fo:font-size="12pt" fo:font-weight="normal" style:font-name-asian="CIDFont+F41" style:font-size-asian="12pt" style:font-weight-asian="normal" style:font-name-complex="CIDFont+F41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loext:opacity="100%" style:font-name="CIDFont+F41" fo:font-size="14.1000003814697pt" fo:font-weight="normal" style:font-name-asian="CIDFont+F41" style:font-size-asian="14.1000003814697pt" style:font-weight-asian="normal" style:font-name-complex="CIDFont+F41" style:font-size-complex="14.1000003814697pt" style:font-weight-complex="normal"/>
    </style:style>
    <style:style style:name="T11" style:family="text">
      <style:text-properties fo:color="#000000" loext:opacity="100%" style:font-name="CIDFont+F41" fo:font-size="9.89999961853027pt" fo:font-weight="normal" style:font-name-asian="CIDFont+F41" style:font-size-asian="9.89999961853027pt" style:font-weight-asian="normal" style:font-name-complex="CIDFont+F41" style:font-size-complex="9.89999961853027pt" style:font-weight-complex="normal"/>
    </style:style>
    <style:style style:name="T12" style:family="text">
      <style:text-properties fo:color="#000000" loext:opacity="100%" style:font-name="CIDFont+F11" fo:font-size="9.89999961853027pt" fo:font-weight="normal" style:font-name-asian="CIDFont+F11" style:font-size-asian="9.89999961853027pt" style:font-weight-asian="normal" style:font-name-complex="CIDFont+F11" style:font-size-complex="9.89999961853027pt" style:font-weight-complex="normal"/>
    </style:style>
    <style:style style:name="T13" style:family="text">
      <style:text-properties fo:color="#000000" loext:opacity="100%" style:font-name="HY신명조" fo:font-size="9.89999961853027pt" fo:font-weight="normal" style:font-name-asian="HY신명조" style:font-size-asian="9.89999961853027pt" style:font-weight-asian="normal" style:font-name-complex="CIDFont+F11" style:font-size-complex="9.89999961853027pt" style:font-weight-complex="normal"/>
    </style:style>
    <style:style style:name="T14" style:family="text">
      <style:text-properties fo:color="#000000" loext:opacity="100%" style:font-name="CIDFont+F11" fo:font-size="12.6999998092651pt" fo:font-weight="normal" style:font-name-asian="CIDFont+F11" style:font-size-asian="12.6999998092651pt" style:font-weight-asian="normal" style:font-name-complex="CIDFont+F11" style:font-size-complex="12.6999998092651pt" style:font-weight-complex="normal"/>
    </style:style>
    <style:style style:name="T15" style:family="text">
      <style:text-properties fo:color="#ff0000" loext:opacity="100%" style:font-name="CIDFont+F11" fo:font-size="12pt" fo:font-weight="normal" style:font-name-asian="CIDFont+F11" style:font-size-asian="12pt" style:font-weight-asian="normal" style:font-name-complex="CIDFont+F11" style:font-size-complex="12pt" style:font-weight-complex="normal"/>
    </style:style>
    <style:style style:name="T16" style:family="text">
      <style:text-properties fo:color="#80008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668cm" svg:height="0.505cm" svg:x="2.104cm" svg:y="1.428cm">
          <draw:text-box>
            <text:p text:style-name="P1"><text:span text:style-name="T1">과</text:span><text:span text:style-name="T1">학</text:span><text:span text:style-name="T1">기</text:span><text:span text:style-name="T1">술</text:span><text:span text:style-name="T1">정</text:span><text:span text:style-name="T1">보</text:span><text:span text:style-name="T1">통</text:span><text:span text:style-name="T1">신</text:span><text:span text:style-name="T1">부</text:span><text:span text:style-name="T1"> </text:span><text:span text:style-name="T1">반</text:span><text:span text:style-name="T1">도</text:span><text:span text:style-name="T1">체</text:span><text:span text:style-name="T1">설</text:span><text:span text:style-name="T1">계</text:span><text:span text:style-name="T1">검</text:span><text:span text:style-name="T1">증</text:span><text:span text:style-name="T1">인</text:span><text:span text:style-name="T1">프</text:span><text:span text:style-name="T1">라</text:span><text:span text:style-name="T1">활</text:span><text:span text:style-name="T1">성</text:span><text:span text:style-name="T1">화</text:span><text:span text:style-name="T1">사</text:span><text:span text:style-name="T1">업</text:span><text:span text:style-name="T1"> </text:span></text:p>
          </draw:text-box>
        </draw:frame>
        <draw:frame draw:style-name="gr2" draw:text-style-name="P2" draw:layer="layout" svg:width="0.35cm" svg:height="0.471cm" svg:x="1.998cm" svg:y="1.428cm">
          <draw:text-box>
            <text:p text:style-name="P1"><text:span text:style-name="T1">(</text:span></text:p>
          </draw:text-box>
        </draw:frame>
        <draw:frame draw:style-name="gr2" draw:text-style-name="P2" draw:layer="layout" svg:width="0.35cm" svg:height="0.471cm" svg:x="5.28cm" svg:y="1.428cm">
          <draw:text-box>
            <text:p text:style-name="P1"><text:span text:style-name="T1">) </text:span></text:p>
          </draw:text-box>
        </draw:frame>
        <draw:frame draw:style-name="gr3" draw:text-style-name="P2" draw:layer="layout" svg:width="4.32cm" svg:height="0.471cm" svg:x="11.032cm" svg:y="1.428cm">
          <draw:text-box>
            <text:p text:style-name="P1"><text:span text:style-name="T1">(</text:span><text:span text:style-name="T1">N</text:span><text:span text:style-name="T1">o</text:span><text:span text:style-name="T1">. </text:span><text:span text:style-name="T1">R</text:span><text:span text:style-name="T1">S</text:span><text:span text:style-name="T1">-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0</text:span><text:span text:style-name="T1">2</text:span><text:span text:style-name="T1">5</text:span><text:span text:style-name="T1">8</text:span><text:span text:style-name="T1">7</text:span><text:span text:style-name="T1">3</text:span><text:span text:style-name="T1">2</text:span><text:span text:style-name="T1">)</text:span></text:p>
          </draw:text-box>
        </draw:frame>
        <draw:frame draw:style-name="gr4" draw:text-style-name="P2" draw:layer="layout" svg:width="0.916cm" svg:height="0.471cm" svg:x="9.999cm" svg:y="27.776cm">
          <draw:text-box>
            <text:p text:style-name="P1"><text:span text:style-name="T2">- <text:s/></text:span><text:span text:style-name="T2">5 </text:span><text:span text:style-name="T2"><text:s/>-</text:span></text:p>
          </draw:text-box>
        </draw:frame>
        <draw:frame draw:style-name="gr5" draw:text-style-name="P3" draw:layer="layout" svg:width="0.916cm" svg:height="0.573cm" svg:x="2.163cm" svg:y="2.416cm">
          <draw:text-box>
            <text:p text:style-name="P1"><text:span text:style-name="T3">별</text:span><text:span text:style-name="T3">첨</text:span><text:span text:style-name="T3"> </text:span></text:p>
          </draw:text-box>
        </draw:frame>
        <draw:frame draw:style-name="gr6" draw:text-style-name="P3" draw:layer="layout" svg:width="0.388cm" svg:height="0.526cm" svg:x="1.998cm" svg:y="2.416cm">
          <draw:text-box>
            <text:p text:style-name="P1"><text:span text:style-name="T3">*</text:span></text:p>
          </draw:text-box>
        </draw:frame>
        <draw:frame draw:style-name="gr7" draw:text-style-name="P3" draw:layer="layout" svg:width="0.557cm" svg:height="0.526cm" svg:x="3.132cm" svg:y="2.416cm">
          <draw:text-box>
            <text:p text:style-name="P1"><text:span text:style-name="T3">(</text:span><text:span text:style-name="T3">1</text:span><text:span text:style-name="T3">)</text:span></text:p>
          </draw:text-box>
        </draw:frame>
        <draw:line draw:style-name="gr8" draw:text-style-name="P4" draw:layer="layout" svg:x1="2.027cm" svg:y1="3.314cm" svg:x2="2.027cm" svg:y2="5.524cm">
          <text:p/>
        </draw:line>
        <draw:line draw:style-name="gr8" draw:text-style-name="P4" draw:layer="layout" svg:x1="2.065cm" svg:y1="3.352cm" svg:x2="2.065cm" svg:y2="5.486cm">
          <text:p/>
        </draw:line>
        <draw:line draw:style-name="gr8" draw:text-style-name="P4" draw:layer="layout" svg:x1="18.927cm" svg:y1="3.352cm" svg:x2="18.927cm" svg:y2="5.486cm">
          <text:p/>
        </draw:line>
        <draw:line draw:style-name="gr8" draw:text-style-name="P4" draw:layer="layout" svg:x1="18.965cm" svg:y1="3.314cm" svg:x2="18.965cm" svg:y2="5.524cm">
          <text:p/>
        </draw:line>
        <draw:line draw:style-name="gr8" draw:text-style-name="P4" draw:layer="layout" svg:x1="2.023cm" svg:y1="3.318cm" svg:x2="18.973cm" svg:y2="3.318cm">
          <text:p/>
        </draw:line>
        <draw:line draw:style-name="gr8" draw:text-style-name="P4" draw:layer="layout" svg:x1="2.061cm" svg:y1="3.357cm" svg:x2="18.935cm" svg:y2="3.357cm">
          <text:p/>
        </draw:line>
        <draw:line draw:style-name="gr8" draw:text-style-name="P4" draw:layer="layout" svg:x1="2.061cm" svg:y1="5.477cm" svg:x2="18.935cm" svg:y2="5.477cm">
          <text:p/>
        </draw:line>
        <draw:line draw:style-name="gr8" draw:text-style-name="P4" draw:layer="layout" svg:x1="2.023cm" svg:y1="5.516cm" svg:x2="18.973cm" svg:y2="5.516cm">
          <text:p/>
        </draw:line>
        <draw:frame draw:style-name="gr9" draw:text-style-name="P5" draw:layer="layout" svg:width="0.105cm" svg:height="0.145cm" svg:x="1.998cm" svg:y="3.1cm">
          <draw:text-box>
            <text:p text:style-name="P1"><text:span text:style-name="T4"><text:s/></text:span></text:p>
          </draw:text-box>
        </draw:frame>
        <draw:frame draw:style-name="gr10" draw:text-style-name="P6" draw:layer="layout" svg:width="1.403cm" svg:height="0.874cm" svg:x="9.974cm" svg:y="3.506cm">
          <draw:text-box>
            <text:p text:style-name="P1"><text:span text:style-name="T5">년</text:span><text:span text:style-name="T5">도</text:span><text:span text:style-name="T5"> </text:span></text:p>
          </draw:text-box>
        </draw:frame>
        <draw:frame draw:style-name="gr11" draw:text-style-name="P6" draw:layer="layout" svg:width="0.802cm" svg:height="0.874cm" svg:x="11.825cm" svg:y="3.506cm">
          <draw:text-box>
            <text:p text:style-name="P1"><text:span text:style-name="T5">차</text:span><text:span text:style-name="T5"> </text:span></text:p>
          </draw:text-box>
        </draw:frame>
        <draw:frame draw:style-name="gr12" draw:text-style-name="P7" draw:layer="layout" svg:width="1.475cm" svg:height="0.75cm" svg:x="8.373cm" svg:y="3.706cm">
          <draw:text-box>
            <text:p text:style-name="P1"><text:span text:style-name="T6">2</text:span><text:span text:style-name="T6">0</text:span><text:span text:style-name="T6">2</text:span><text:span text:style-name="T6">4</text:span></text:p>
          </draw:text-box>
        </draw:frame>
        <draw:frame draw:style-name="gr13" draw:text-style-name="P7" draw:layer="layout" svg:width="0.6cm" svg:height="0.75cm" svg:x="11.37cm" svg:y="3.706cm">
          <draw:text-box>
            <text:p text:style-name="P1"><text:span text:style-name="T6">3</text:span></text:p>
          </draw:text-box>
        </draw:frame>
        <draw:frame draw:style-name="gr14" draw:text-style-name="P6" draw:layer="layout" svg:width="1.602cm" svg:height="0.874cm" svg:x="4.077cm" svg:y="4.467cm">
          <draw:text-box>
            <text:p text:style-name="P1"><text:span text:style-name="T5">내</text:span><text:span text:style-name="T5"> <text:s/></text:span><text:span text:style-name="T5">칩</text:span></text:p>
          </draw:text-box>
        </draw:frame>
        <draw:frame draw:style-name="gr15" draw:text-style-name="P6" draw:layer="layout" svg:width="3.406cm" svg:height="0.874cm" svg:x="8.525cm" svg:y="4.467cm">
          <draw:text-box>
            <text:p text:style-name="P1"><text:span text:style-name="T5">제</text:span><text:span text:style-name="T5">작</text:span><text:span text:style-name="T5"> <text:s/></text:span><text:span text:style-name="T5">서</text:span><text:span text:style-name="T5">비</text:span><text:span text:style-name="T5">스</text:span></text:p>
          </draw:text-box>
        </draw:frame>
        <draw:frame draw:style-name="gr16" draw:text-style-name="P6" draw:layer="layout" svg:width="5.01cm" svg:height="0.874cm" svg:x="12.721cm" svg:y="4.467cm">
          <draw:text-box>
            <text:p text:style-name="P1"><text:span text:style-name="T5">제</text:span><text:span text:style-name="T5">작</text:span><text:span text:style-name="T5"> <text:s/></text:span><text:span text:style-name="T5">지</text:span><text:span text:style-name="T5">원</text:span><text:span text:style-name="T5"> <text:s/></text:span><text:span text:style-name="T5">신</text:span><text:span text:style-name="T5">청</text:span><text:span text:style-name="T5">서</text:span></text:p>
          </draw:text-box>
        </draw:frame>
        <draw:frame draw:style-name="gr17" draw:text-style-name="P7" draw:layer="layout" svg:width="3.236cm" svg:height="0.75cm" svg:x="5.475cm" svg:y="4.667cm">
          <draw:text-box>
            <text:p text:style-name="P1"><text:span text:style-name="T6">(</text:span><text:span text:style-name="T6">M</text:span><text:span text:style-name="T6">y</text:span><text:span text:style-name="T6"> <text:s/></text:span><text:span text:style-name="T6">C</text:span><text:span text:style-name="T6">h</text:span><text:span text:style-name="T6">i</text:span><text:span text:style-name="T6">p</text:span><text:span text:style-name="T6">) </text:span></text:p>
          </draw:text-box>
        </draw:frame>
        <draw:frame draw:style-name="gr18" draw:text-style-name="P6" draw:layer="layout" svg:width="0.603cm" svg:height="0.874cm" svg:x="3.48cm" svg:y="4.467cm">
          <draw:text-box>
            <text:p text:style-name="P1"><text:span text:style-name="T5">『</text:span></text:p>
          </draw:text-box>
        </draw:frame>
        <draw:polygon draw:style-name="gr19" draw:text-style-name="P8" draw:layer="layout" svg:width="2.717cm" svg:height="0.898cm" svg:x="1.998cm" svg:y="6.62cm" svg:viewBox="0 0 2718 899" draw:points="0,0 2718,0 2718,899 0,899">
          <text:p/>
        </draw:polygon>
        <draw:frame draw:style-name="gr11" draw:text-style-name="P6" draw:layer="layout" svg:width="0.802cm" svg:height="0.874cm" svg:x="11.824cm" svg:y="4.467cm">
          <draw:text-box>
            <text:p text:style-name="P1"><text:span text:style-name="T5">』</text:span><text:span text:style-name="T5"> </text:span></text:p>
          </draw:text-box>
        </draw:frame>
        <draw:polygon draw:style-name="gr19" draw:text-style-name="P8" draw:layer="layout" svg:width="3.916cm" svg:height="0.898cm" svg:x="4.715cm" svg:y="6.62cm" svg:viewBox="0 0 3917 899" draw:points="0,0 3917,0 3917,899 0,899">
          <text:p/>
        </draw:polygon>
        <draw:frame draw:style-name="gr20" draw:text-style-name="P9" draw:layer="layout" svg:width="1.695cm" svg:height="0.615cm" svg:x="2.51cm" svg:y="6.765cm">
          <draw:text-box>
            <text:p text:style-name="P1"><text:span text:style-name="T7">접</text:span><text:span text:style-name="T7">수</text:span><text:span text:style-name="T7">번</text:span><text:span text:style-name="T7">호</text:span></text:p>
          </draw:text-box>
        </draw:frame>
        <draw:frame draw:style-name="gr21" draw:text-style-name="P9" draw:layer="layout" svg:width="0.849cm" svg:height="0.615cm" svg:x="6.253cm" svg:y="6.765cm">
          <draw:text-box>
            <text:p text:style-name="P1"><text:span text:style-name="T7">공</text:span><text:span text:style-name="T7">란</text:span></text:p>
          </draw:text-box>
        </draw:frame>
        <draw:frame draw:style-name="gr22" draw:text-style-name="P9" draw:layer="layout" svg:width="0.422cm" svg:height="0.568cm" svg:x="6.121cm" svg:y="6.765cm">
          <draw:text-box>
            <text:p text:style-name="P1"><text:span text:style-name="T7">(</text:span></text:p>
          </draw:text-box>
        </draw:frame>
        <draw:polygon draw:style-name="gr19" draw:text-style-name="P8" draw:layer="layout" svg:width="10.38cm" svg:height="0.898cm" svg:x="8.631cm" svg:y="6.62cm" svg:viewBox="0 0 10381 899" draw:points="0,0 10381,0 10381,899 0,899">
          <text:p/>
        </draw:polygon>
        <draw:polygon draw:style-name="gr23" draw:text-style-name="P10" draw:layer="layout" svg:width="2.717cm" svg:height="0.999cm" svg:x="1.998cm" svg:y="7.518cm" svg:viewBox="0 0 2718 1000" draw:points="0,0 2718,0 2718,1000 0,1000">
          <text:p/>
        </draw:polygon>
        <draw:frame draw:style-name="gr22" draw:text-style-name="P9" draw:layer="layout" svg:width="0.422cm" svg:height="0.568cm" svg:x="7.099cm" svg:y="6.765cm">
          <draw:text-box>
            <text:p text:style-name="P1"><text:span text:style-name="T7">)</text:span></text:p>
          </draw:text-box>
        </draw:frame>
        <draw:frame draw:style-name="gr24" draw:text-style-name="P9" draw:layer="layout" svg:width="1.272cm" svg:height="0.615cm" svg:x="2.722cm" svg:y="7.714cm">
          <draw:text-box>
            <text:p text:style-name="P1"><text:span text:style-name="T8">설</text:span><text:span text:style-name="T8">계</text:span><text:span text:style-name="T8">명</text:span></text:p>
          </draw:text-box>
        </draw:frame>
        <draw:frame draw:style-name="gr22" draw:text-style-name="P9" draw:layer="layout" svg:width="0.422cm" svg:height="0.568cm" svg:x="1.998cm" svg:y="8.818cm">
          <draw:text-box>
            <text:p text:style-name="P1"><text:span text:style-name="T7"><text:s/></text:span></text:p>
          </draw:text-box>
        </draw:frame>
        <draw:frame draw:style-name="gr25" draw:text-style-name="P9" draw:layer="layout" svg:width="2.821cm" svg:height="0.615cm" svg:x="3.056cm" svg:y="8.818cm">
          <draw:text-box>
            <text:p text:style-name="P1"><text:span text:style-name="T8">신</text:span><text:span text:style-name="T8">청</text:span><text:span text:style-name="T8"> </text:span><text:span text:style-name="T8">학</text:span><text:span text:style-name="T8">생</text:span><text:span text:style-name="T8"> </text:span><text:span text:style-name="T8">정</text:span><text:span text:style-name="T8">보</text:span></text:p>
          </draw:text-box>
        </draw:frame>
        <draw:polygon draw:style-name="gr23" draw:text-style-name="P10" draw:layer="layout" svg:width="2.717cm" svg:height="0.724cm" svg:x="1.998cm" svg:y="9.728cm" svg:viewBox="0 0 2718 725" draw:points="0,0 2718,0 2718,725 0,725">
          <text:p/>
        </draw:polygon>
        <draw:frame draw:style-name="gr26" draw:text-style-name="P9" draw:layer="layout" svg:width="0.671cm" svg:height="0.568cm" svg:x="2.21cm" svg:y="8.818cm">
          <draw:text-box>
            <text:p text:style-name="P1"><text:span text:style-name="T8"><text:s/></text:span><text:span text:style-name="T8">■</text:span><text:span text:style-name="T8"> </text:span></text:p>
          </draw:text-box>
        </draw:frame>
        <draw:polygon draw:style-name="gr27" draw:text-style-name="P11" draw:layer="layout" svg:width="3.578cm" svg:height="0.724cm" svg:x="4.715cm" svg:y="9.728cm" svg:viewBox="0 0 3579 725" draw:points="0,0 3579,0 3579,725 0,725">
          <text:p><text:span text:style-name="T9"><text:s/></text:span><text:span text:style-name="T9">국</text:span><text:span text:style-name="T9">일</text:span><text:span text:style-name="T9">호</text:span></text:p>
        </draw:polygon>
        <draw:polygon draw:style-name="gr19" draw:text-style-name="P8" draw:layer="layout" svg:width="3.573cm" svg:height="0.724cm" svg:x="15.438cm" svg:y="9.728cm" svg:viewBox="0 0 3574 725" draw:points="0,0 3574,0 3574,725 0,725">
          <text:p/>
        </draw:polygon>
        <draw:polygon draw:style-name="gr23" draw:text-style-name="P10" draw:layer="layout" svg:width="2.717cm" svg:height="0.723cm" svg:x="1.998cm" svg:y="10.452cm" svg:viewBox="0 0 2718 724" draw:points="0,0 2718,0 2718,724 0,724">
          <text:p/>
        </draw:polygon>
        <draw:frame draw:style-name="gr21" draw:text-style-name="P9" draw:layer="layout" svg:width="0.849cm" svg:height="0.615cm" svg:x="2.934cm" svg:y="9.788cm">
          <draw:text-box>
            <text:p text:style-name="P1"><text:span text:style-name="T8">성</text:span><text:span text:style-name="T8">명</text:span></text:p>
          </draw:text-box>
        </draw:frame>
        <draw:polygon draw:style-name="gr27" draw:text-style-name="P11" draw:layer="layout" svg:width="3.578cm" svg:height="0.723cm" svg:x="4.715cm" svg:y="10.452cm" svg:viewBox="0 0 3579 724" draw:points="0,0 3579,0 3579,724 0,724">
          <text:p><text:span text:style-name="T9"><text:s/></text:span><text:span text:style-name="T9">경</text:span><text:span text:style-name="T9">희</text:span><text:span text:style-name="T9">대</text:span><text:span text:style-name="T9">학</text:span><text:span text:style-name="T9">교</text:span></text:p>
        </draw:polygon>
        <draw:polygon draw:style-name="gr19" draw:text-style-name="P8" draw:layer="layout" svg:width="3.573cm" svg:height="0.723cm" svg:x="15.438cm" svg:y="10.452cm" svg:viewBox="0 0 3574 724" draw:points="0,0 3574,0 3574,724 0,724">
          <text:p/>
        </draw:polygon>
        <draw:polygon draw:style-name="gr23" draw:text-style-name="P10" draw:layer="layout" svg:width="2.717cm" svg:height="0.729cm" svg:x="1.998cm" svg:y="11.175cm" svg:viewBox="0 0 2718 730" draw:points="0,0 2718,0 2718,730 0,730">
          <text:p/>
        </draw:polygon>
        <draw:frame draw:style-name="gr21" draw:text-style-name="P9" draw:layer="layout" svg:width="0.849cm" svg:height="0.615cm" svg:x="2.934cm" svg:y="10.512cm">
          <draw:text-box>
            <text:p text:style-name="P1"><text:span text:style-name="T8">학</text:span><text:span text:style-name="T8">교</text:span></text:p>
          </draw:text-box>
        </draw:frame>
        <draw:frame draw:style-name="gr28" draw:text-style-name="P9" draw:layer="layout" svg:width="1.835cm" svg:height="0.615cm" svg:x="2.383cm" svg:y="11.236cm">
          <draw:text-box>
            <text:p text:style-name="P1"><text:span text:style-name="T8">학</text:span><text:span text:style-name="T8">과</text:span><text:span text:style-name="T8"> </text:span><text:span text:style-name="T8">학</text:span><text:span text:style-name="T8">년</text:span></text:p>
          </draw:text-box>
        </draw:frame>
        <draw:frame draw:style-name="gr22" draw:text-style-name="P9" draw:layer="layout" svg:width="0.422cm" svg:height="0.568cm" svg:x="3.23cm" svg:y="11.236cm">
          <draw:text-box>
            <text:p text:style-name="P1"><text:span text:style-name="T8">(</text:span></text:p>
          </draw:text-box>
        </draw:frame>
        <draw:polygon draw:style-name="gr19" draw:text-style-name="P8" draw:layer="layout" svg:width="3.578cm" svg:height="0.729cm" svg:x="4.715cm" svg:y="11.175cm" svg:viewBox="0 0 3579 730" draw:points="0,0 3579,0 3579,730 0,730">
          <text:p/>
        </draw:polygon>
        <draw:polygon draw:style-name="gr19" draw:text-style-name="P8" draw:layer="layout" svg:width="3.573cm" svg:height="0.729cm" svg:x="15.438cm" svg:y="11.175cm" svg:viewBox="0 0 3574 730" draw:points="0,0 3574,0 3574,730 0,730">
          <text:p/>
        </draw:polygon>
        <draw:polygon draw:style-name="gr23" draw:text-style-name="P10" draw:layer="layout" svg:width="2.717cm" svg:height="0.724cm" svg:x="1.998cm" svg:y="11.904cm" svg:viewBox="0 0 2718 725" draw:points="0,0 2718,0 2718,725 0,725">
          <text:p/>
        </draw:polygon>
        <draw:frame draw:style-name="gr22" draw:text-style-name="P9" draw:layer="layout" svg:width="0.422cm" svg:height="0.568cm" svg:x="4.204cm" svg:y="11.236cm">
          <draw:text-box>
            <text:p text:style-name="P1"><text:span text:style-name="T8">)</text:span></text:p>
          </draw:text-box>
        </draw:frame>
        <draw:polygon draw:style-name="gr27" draw:text-style-name="P11" draw:layer="layout" svg:width="3.578cm" svg:height="0.724cm" svg:x="4.915cm" svg:y="12.004cm" svg:viewBox="0 0 3579 725" draw:points="0,0 3579,0 3579,725 0,725">
          <text:p><text:span text:style-name="T9"><text:s/></text:span><text:span text:style-name="T9">0</text:span><text:span text:style-name="T9">1</text:span><text:span text:style-name="T9">0</text:span><text:span text:style-name="T9">-</text:span><text:span text:style-name="T9">9</text:span><text:span text:style-name="T9">4</text:span><text:span text:style-name="T9">0</text:span><text:span text:style-name="T9">1</text:span><text:span text:style-name="T9">-</text:span><text:span text:style-name="T9">4</text:span><text:span text:style-name="T9">7</text:span><text:span text:style-name="T9">9</text:span><text:span text:style-name="T9">1</text:span></text:p>
        </draw:polygon>
        <draw:polygon draw:style-name="gr19" draw:text-style-name="P8" draw:layer="layout" svg:width="3.573cm" svg:height="0.724cm" svg:x="15.438cm" svg:y="11.904cm" svg:viewBox="0 0 3574 725" draw:points="0,0 3574,0 3574,725 0,725">
          <text:p/>
        </draw:polygon>
        <draw:polygon draw:style-name="gr23" draw:text-style-name="P10" draw:layer="layout" svg:width="2.717cm" svg:height="0.723cm" svg:x="1.998cm" svg:y="12.628cm" svg:viewBox="0 0 2718 724" draw:points="0,0 2718,0 2718,724 0,724">
          <text:p/>
        </draw:polygon>
        <draw:frame draw:style-name="gr24" draw:text-style-name="P9" draw:layer="layout" svg:width="1.272cm" svg:height="0.615cm" svg:x="2.722cm" svg:y="11.96cm">
          <draw:text-box>
            <text:p text:style-name="P1"><text:span text:style-name="T8">연</text:span><text:span text:style-name="T8">락</text:span><text:span text:style-name="T8">처</text:span></text:p>
          </draw:text-box>
        </draw:frame>
        <draw:polygon draw:style-name="gr27" draw:text-style-name="P11" draw:layer="layout" svg:width="3.578cm" svg:height="0.723cm" svg:x="4.815cm" svg:y="12.628cm" svg:viewBox="0 0 3579 724" draw:points="0,0 3579,0 3579,724 0,724">
          <text:p><text:span text:style-name="T9">g</text:span><text:span text:style-name="T9">o</text:span><text:span text:style-name="T9">o</text:span><text:span text:style-name="T9">d</text:span><text:span text:style-name="T9">k</text:span><text:span text:style-name="T9">o</text:span><text:span text:style-name="T9">o</text:span><text:span text:style-name="T9">k</text:span><text:span text:style-name="T9">@</text:span><text:span text:style-name="T9">k</text:span><text:span text:style-name="T9">h</text:span><text:span text:style-name="T9">u</text:span><text:span text:style-name="T9">.</text:span><text:span text:style-name="T9">a</text:span><text:span text:style-name="T9">c</text:span><text:span text:style-name="T9">.</text:span><text:span text:style-name="T9">k</text:span><text:span text:style-name="T9">r</text:span></text:p>
        </draw:polygon>
        <draw:polygon draw:style-name="gr19" draw:text-style-name="P8" draw:layer="layout" svg:width="3.573cm" svg:height="0.723cm" svg:x="15.438cm" svg:y="12.628cm" svg:viewBox="0 0 3574 724" draw:points="0,0 3574,0 3574,724 0,724">
          <text:p/>
        </draw:polygon>
        <draw:frame draw:style-name="gr29" draw:text-style-name="P9" draw:layer="layout" svg:width="1.327cm" svg:height="0.568cm" svg:x="2.76cm" svg:y="12.683cm">
          <draw:text-box>
            <text:p text:style-name="P1"><text:span text:style-name="T8">E</text:span><text:span text:style-name="T8">-</text:span><text:span text:style-name="T8">m</text:span><text:span text:style-name="T8">a</text:span><text:span text:style-name="T8">il</text:span></text:p>
          </draw:text-box>
        </draw:frame>
        <draw:frame draw:style-name="gr22" draw:text-style-name="P9" draw:layer="layout" svg:width="0.422cm" svg:height="0.568cm" svg:x="1.998cm" svg:y="13.704cm">
          <draw:text-box>
            <text:p text:style-name="P1"><text:span text:style-name="T7"><text:s/></text:span></text:p>
          </draw:text-box>
        </draw:frame>
        <draw:frame draw:style-name="gr30" draw:text-style-name="P9" draw:layer="layout" svg:width="2.682cm" svg:height="0.615cm" svg:x="3.056cm" svg:y="13.704cm">
          <draw:text-box>
            <text:p text:style-name="P1"><text:span text:style-name="T8">지</text:span><text:span text:style-name="T8">도</text:span><text:span text:style-name="T8">교</text:span><text:span text:style-name="T8">수</text:span><text:span text:style-name="T8"> </text:span><text:span text:style-name="T8">정</text:span><text:span text:style-name="T8">보</text:span></text:p>
          </draw:text-box>
        </draw:frame>
        <draw:polygon draw:style-name="gr23" draw:text-style-name="P10" draw:layer="layout" svg:width="2.717cm" svg:height="1.829cm" svg:x="1.998cm" svg:y="14.664cm" svg:viewBox="0 0 2718 1830" draw:points="0,0 2718,0 2718,1830 0,1830">
          <text:p/>
        </draw:polygon>
        <draw:frame draw:style-name="gr26" draw:text-style-name="P9" draw:layer="layout" svg:width="0.671cm" svg:height="0.568cm" svg:x="2.21cm" svg:y="13.704cm">
          <draw:text-box>
            <text:p text:style-name="P1"><text:span text:style-name="T8"><text:s/></text:span><text:span text:style-name="T8">■</text:span><text:span text:style-name="T8"> </text:span></text:p>
          </draw:text-box>
        </draw:frame>
        <draw:polygon draw:style-name="gr31" draw:text-style-name="P12" draw:layer="layout" svg:width="1.855cm" svg:height="0.914cm" svg:x="10.011cm" svg:y="14.664cm" svg:viewBox="0 0 1856 915" draw:points="0,0 1856,0 1856,915 0,915">
          <text:p/>
        </draw:polygon>
        <draw:frame draw:style-name="gr32" draw:text-style-name="P9" draw:layer="layout" svg:width="0.988cm" svg:height="0.615cm" svg:x="2.828cm" svg:y="15.274cm">
          <draw:text-box>
            <text:p text:style-name="P1"><text:span text:style-name="T8">성</text:span><text:span text:style-name="T8"> </text:span><text:span text:style-name="T8">명</text:span></text:p>
          </draw:text-box>
        </draw:frame>
        <draw:polygon draw:style-name="gr31" draw:text-style-name="P12" draw:layer="layout" svg:width="1.855cm" svg:height="0.915cm" svg:x="10.011cm" svg:y="15.578cm" svg:viewBox="0 0 1856 916" draw:points="0,0 1856,0 1856,916 0,916">
          <text:p/>
        </draw:polygon>
        <draw:frame draw:style-name="gr21" draw:text-style-name="P9" draw:layer="layout" svg:width="0.849cm" svg:height="0.615cm" svg:x="10.516cm" svg:y="14.817cm">
          <draw:text-box>
            <text:p text:style-name="P1"><text:span text:style-name="T8">학</text:span><text:span text:style-name="T8">교</text:span></text:p>
          </draw:text-box>
        </draw:frame>
        <draw:polygon draw:style-name="gr23" draw:text-style-name="P10" draw:layer="layout" svg:width="2.717cm" svg:height="0.914cm" svg:x="1.998cm" svg:y="16.493cm" svg:viewBox="0 0 2718 915" draw:points="0,0 2718,0 2718,915 0,915">
          <text:p/>
        </draw:polygon>
        <draw:frame draw:style-name="gr21" draw:text-style-name="P9" draw:layer="layout" svg:width="0.849cm" svg:height="0.615cm" svg:x="10.516cm" svg:y="15.731cm">
          <draw:text-box>
            <text:p text:style-name="P1"><text:span text:style-name="T8">학</text:span><text:span text:style-name="T8">과</text:span></text:p>
          </draw:text-box>
        </draw:frame>
        <draw:polygon draw:style-name="gr31" draw:text-style-name="P12" draw:layer="layout" svg:width="1.855cm" svg:height="0.914cm" svg:x="10.011cm" svg:y="16.493cm" svg:viewBox="0 0 1856 915" draw:points="0,0 1856,0 1856,915 0,915">
          <text:p/>
        </draw:polygon>
        <draw:frame draw:style-name="gr24" draw:text-style-name="P9" draw:layer="layout" svg:width="1.272cm" svg:height="0.615cm" svg:x="2.722cm" svg:y="16.646cm">
          <draw:text-box>
            <text:p text:style-name="P1"><text:span text:style-name="T8">연</text:span><text:span text:style-name="T8">락</text:span><text:span text:style-name="T8">처</text:span></text:p>
          </draw:text-box>
        </draw:frame>
        <draw:polygon draw:style-name="gr19" draw:text-style-name="P8" draw:layer="layout" svg:width="17.013cm" svg:height="4.348cm" svg:x="1.998cm" svg:y="17.407cm" svg:viewBox="0 0 17014 4349" draw:points="0,0 17014,0 17014,4349 0,4349">
          <text:p/>
        </draw:polygon>
        <draw:frame draw:style-name="gr33" draw:text-style-name="P9" draw:layer="layout" svg:width="1.28cm" svg:height="0.568cm" svg:x="10.334cm" svg:y="16.646cm">
          <draw:text-box>
            <text:p text:style-name="P1"><text:span text:style-name="T8">E</text:span><text:span text:style-name="T8">-</text:span><text:span text:style-name="T8">M</text:span><text:span text:style-name="T8">a</text:span><text:span text:style-name="T8">il</text:span></text:p>
          </draw:text-box>
        </draw:frame>
        <draw:frame draw:style-name="gr34" draw:text-style-name="P9" draw:layer="layout" svg:width="9.311cm" svg:height="0.615cm" svg:x="2.582cm" svg:y="18.462cm">
          <draw:text-box>
            <text:p text:style-name="P1"><text:span text:style-name="T8">반</text:span><text:span text:style-name="T8">도</text:span><text:span text:style-name="T8">체</text:span><text:span text:style-name="T8">설</text:span><text:span text:style-name="T8">계</text:span><text:span text:style-name="T8">검</text:span><text:span text:style-name="T8">증</text:span><text:span text:style-name="T8">인</text:span><text:span text:style-name="T8">프</text:span><text:span text:style-name="T8">라</text:span><text:span text:style-name="T8">활</text:span><text:span text:style-name="T8">성</text:span><text:span text:style-name="T8">화</text:span><text:span text:style-name="T8"> </text:span><text:span text:style-name="T8">사</text:span><text:span text:style-name="T8">업</text:span><text:span text:style-name="T8">에</text:span><text:span text:style-name="T8">서</text:span><text:span text:style-name="T8"> </text:span><text:span text:style-name="T8">진</text:span><text:span text:style-name="T8">행</text:span><text:span text:style-name="T8">하</text:span><text:span text:style-name="T8">는</text:span><text:span text:style-name="T8"> </text:span></text:p>
          </draw:text-box>
        </draw:frame>
        <draw:frame draw:style-name="gr35" draw:text-style-name="P9" draw:layer="layout" svg:width="5.078cm" svg:height="0.615cm" svg:x="13.352cm" svg:y="18.462cm">
          <draw:text-box>
            <text:p text:style-name="P1"><text:span text:style-name="T8">제</text:span><text:span text:style-name="T8">작</text:span><text:span text:style-name="T8">지</text:span><text:span text:style-name="T8">원</text:span><text:span text:style-name="T8"> </text:span><text:span text:style-name="T8">제</text:span><text:span text:style-name="T8">반</text:span><text:span text:style-name="T8"> </text:span><text:span text:style-name="T8">지</text:span><text:span text:style-name="T8">시</text:span><text:span text:style-name="T8">사</text:span><text:span text:style-name="T8">항</text:span><text:span text:style-name="T8">을</text:span><text:span text:style-name="T8"> </text:span></text:p>
          </draw:text-box>
        </draw:frame>
        <draw:frame draw:style-name="gr36" draw:text-style-name="P9" draw:layer="layout" svg:width="1.175cm" svg:height="0.568cm" svg:x="12.107cm" svg:y="18.462cm">
          <draw:text-box>
            <text:p text:style-name="P1"><text:span text:style-name="T8">M</text:span><text:span text:style-name="T8">P</text:span><text:span text:style-name="T8">W</text:span><text:span text:style-name="T8"> </text:span></text:p>
          </draw:text-box>
        </draw:frame>
        <draw:frame draw:style-name="gr37" draw:text-style-name="P9" draw:layer="layout" svg:width="8.383cm" svg:height="0.615cm" svg:x="6.227cm" svg:y="19.139cm">
          <draw:text-box>
            <text:p text:style-name="P1"><text:span text:style-name="T8">준</text:span><text:span text:style-name="T8">수</text:span><text:span text:style-name="T8">하</text:span><text:span text:style-name="T8">며</text:span><text:span text:style-name="T8"> </text:span><text:span text:style-name="T8">상</text:span><text:span text:style-name="T8">기</text:span><text:span text:style-name="T8">와</text:span><text:span text:style-name="T8"> </text:span><text:span text:style-name="T8">같</text:span><text:span text:style-name="T8">이</text:span><text:span text:style-name="T8"> </text:span><text:span text:style-name="T8">신</text:span><text:span text:style-name="T8">청</text:span><text:span text:style-name="T8">서</text:span><text:span text:style-name="T8">를</text:span><text:span text:style-name="T8"> </text:span><text:span text:style-name="T8">제</text:span><text:span text:style-name="T8">출</text:span><text:span text:style-name="T8">합</text:span><text:span text:style-name="T8">니</text:span><text:span text:style-name="T8">다</text:span><text:span text:style-name="T8">.</text:span></text:p>
          </draw:text-box>
        </draw:frame>
        <draw:frame draw:style-name="gr38" draw:text-style-name="P9" draw:layer="layout" svg:width="3.336cm" svg:height="0.615cm" svg:x="15.202cm" svg:y="20.494cm">
          <draw:text-box>
            <text:p text:style-name="P1"><text:span text:style-name="T8">2</text:span><text:span text:style-name="T8">0</text:span><text:span text:style-name="T8">2</text:span><text:span text:style-name="T8">4</text:span><text:span text:style-name="T8">년</text:span><text:span text:style-name="T8">9</text:span><text:span text:style-name="T8">월</text:span><text:span text:style-name="T8">3</text:span><text:span text:style-name="T8">일</text:span></text:p>
          </draw:text-box>
        </draw:frame>
        <draw:polygon draw:style-name="gr19" draw:text-style-name="P8" draw:layer="layout" svg:width="4.03cm" svg:height="1.075cm" svg:x="1.998cm" svg:y="21.755cm" svg:viewBox="0 0 4031 1076" draw:points="0,0 4031,0 4031,1076 0,1076">
          <text:p/>
        </draw:polygon>
        <draw:polygon draw:style-name="gr19" draw:text-style-name="P8" draw:layer="layout" svg:width="3.983cm" svg:height="1.075cm" svg:x="6.028cm" svg:y="21.755cm" svg:viewBox="0 0 3984 1076" draw:points="0,0 3984,0 3984,1076 0,1076">
          <text:p/>
        </draw:polygon>
        <draw:polygon draw:style-name="gr19" draw:text-style-name="P8" draw:layer="layout" svg:width="1.855cm" svg:height="1.075cm" svg:x="10.011cm" svg:y="21.755cm" svg:viewBox="0 0 1856 1076" draw:points="0,0 1856,0 1856,1076 0,1076">
          <text:p/>
        </draw:polygon>
        <draw:polygon draw:style-name="gr19" draw:text-style-name="P8" draw:layer="layout" svg:width="3.064cm" svg:height="1.075cm" svg:x="11.866cm" svg:y="21.755cm" svg:viewBox="0 0 3065 1076" draw:points="0,0 3065,0 3065,1076 0,1076">
          <text:p/>
        </draw:polygon>
        <draw:frame draw:style-name="gr25" draw:text-style-name="P9" draw:layer="layout" svg:width="2.821cm" svg:height="0.615cm" svg:x="11.968cm" svg:y="21.988cm">
          <draw:text-box>
            <text:p text:style-name="P1"><text:span text:style-name="T8">대</text:span><text:span text:style-name="T8">표</text:span><text:span text:style-name="T8"> </text:span><text:span text:style-name="T8">신</text:span><text:span text:style-name="T8">청</text:span><text:span text:style-name="T8"> </text:span><text:span text:style-name="T8">학</text:span><text:span text:style-name="T8">생</text:span></text:p>
          </draw:text-box>
        </draw:frame>
        <draw:frame draw:style-name="gr39" draw:text-style-name="P9" draw:layer="layout" svg:width="0.425cm" svg:height="0.615cm" svg:x="17.924cm" svg:y="21.988cm">
          <draw:text-box>
            <text:p text:style-name="P1"><text:span text:style-name="T8">인</text:span></text:p>
          </draw:text-box>
        </draw:frame>
        <draw:frame draw:style-name="gr40" draw:text-style-name="P9" draw:layer="layout" svg:width="1.433cm" svg:height="0.568cm" svg:x="15.469cm" svg:y="21.988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(</text:span></text:p>
          </draw:text-box>
        </draw:frame>
        <draw:polygon draw:style-name="gr19" draw:text-style-name="P8" draw:layer="layout" svg:width="4.03cm" svg:height="0.58cm" svg:x="1.998cm" svg:y="22.83cm" svg:viewBox="0 0 4031 581" draw:points="0,0 4031,0 4031,581 0,581">
          <text:p/>
        </draw:polygon>
        <draw:polygon draw:style-name="gr19" draw:text-style-name="P8" draw:layer="layout" svg:width="3.983cm" svg:height="0.58cm" svg:x="6.028cm" svg:y="22.83cm" svg:viewBox="0 0 3984 581" draw:points="0,0 3984,0 3984,581 0,581">
          <text:p/>
        </draw:polygon>
        <draw:polygon draw:style-name="gr19" draw:text-style-name="P8" draw:layer="layout" svg:width="1.855cm" svg:height="0.58cm" svg:x="10.011cm" svg:y="22.83cm" svg:viewBox="0 0 1856 581" draw:points="0,0 1856,0 1856,581 0,581">
          <text:p/>
        </draw:polygon>
        <draw:polygon draw:style-name="gr19" draw:text-style-name="P8" draw:layer="layout" svg:width="3.064cm" svg:height="0.58cm" svg:x="11.866cm" svg:y="22.83cm" svg:viewBox="0 0 3065 581" draw:points="0,0 3065,0 3065,581 0,581">
          <text:p/>
        </draw:polygon>
        <draw:polygon draw:style-name="gr19" draw:text-style-name="P8" draw:layer="layout" svg:width="4.081cm" svg:height="0.58cm" svg:x="14.93cm" svg:y="22.83cm" svg:viewBox="0 0 4082 581" draw:points="0,0 4082,0 4082,581 0,581">
          <text:p/>
        </draw:polygon>
        <draw:polygon draw:style-name="gr19" draw:text-style-name="P8" draw:layer="layout" svg:width="4.03cm" svg:height="0.973cm" svg:x="1.998cm" svg:y="23.41cm" svg:viewBox="0 0 4031 974" draw:points="0,0 4031,0 4031,974 0,974">
          <text:p/>
        </draw:polygon>
        <draw:polygon draw:style-name="gr19" draw:text-style-name="P8" draw:layer="layout" svg:width="3.983cm" svg:height="0.973cm" svg:x="6.028cm" svg:y="23.41cm" svg:viewBox="0 0 3984 974" draw:points="0,0 3984,0 3984,974 0,974">
          <text:p/>
        </draw:polygon>
        <draw:polygon draw:style-name="gr19" draw:text-style-name="P8" draw:layer="layout" svg:width="1.855cm" svg:height="0.973cm" svg:x="10.011cm" svg:y="23.41cm" svg:viewBox="0 0 1856 974" draw:points="0,0 1856,0 1856,974 0,974">
          <text:p/>
        </draw:polygon>
        <draw:polygon draw:style-name="gr19" draw:text-style-name="P8" draw:layer="layout" svg:width="3.064cm" svg:height="0.973cm" svg:x="11.866cm" svg:y="23.41cm" svg:viewBox="0 0 3065 974" draw:points="0,0 3065,0 3065,974 0,974">
          <text:p/>
        </draw:polygon>
        <draw:frame draw:style-name="gr22" draw:text-style-name="P9" draw:layer="layout" svg:width="0.422cm" svg:height="0.568cm" svg:x="18.347cm" svg:y="21.988cm">
          <draw:text-box>
            <text:p text:style-name="P1"><text:span text:style-name="T8">)</text:span></text:p>
          </draw:text-box>
        </draw:frame>
        <draw:polygon draw:style-name="gr19" draw:text-style-name="P8" draw:layer="layout" svg:width="4.081cm" svg:height="0.973cm" svg:x="14.93cm" svg:y="23.41cm" svg:viewBox="0 0 4082 974" draw:points="0,0 4082,0 4082,974 0,974">
          <text:p/>
        </draw:polygon>
        <draw:frame draw:style-name="gr20" draw:text-style-name="P9" draw:layer="layout" svg:width="1.695cm" svg:height="0.615cm" svg:x="13.238cm" svg:y="23.593cm">
          <draw:text-box>
            <text:p text:style-name="P1"><text:span text:style-name="T8">지</text:span><text:span text:style-name="T8">도</text:span><text:span text:style-name="T8">교</text:span><text:span text:style-name="T8">수</text:span></text:p>
          </draw:text-box>
        </draw:frame>
        <draw:frame draw:style-name="gr39" draw:text-style-name="P9" draw:layer="layout" svg:width="0.425cm" svg:height="0.615cm" svg:x="17.924cm" svg:y="23.593cm">
          <draw:text-box>
            <text:p text:style-name="P1"><text:span text:style-name="T8">인</text:span></text:p>
          </draw:text-box>
        </draw:frame>
        <draw:frame draw:style-name="gr41" draw:text-style-name="P9" draw:layer="layout" svg:width="1.657cm" svg:height="0.568cm" svg:x="15.469cm" svg:y="23.59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(</text:span></text:p>
          </draw:text-box>
        </draw:frame>
        <draw:polygon draw:style-name="gr19" draw:text-style-name="P8" draw:layer="layout" svg:width="17.013cm" svg:height="2.185cm" svg:x="1.998cm" svg:y="24.383cm" svg:viewBox="0 0 17014 2186" draw:points="0,0 17014,0 17014,2186 0,2186">
          <text:p/>
        </draw:polygon>
        <draw:frame draw:style-name="gr22" draw:text-style-name="P9" draw:layer="layout" svg:width="0.422cm" svg:height="0.568cm" svg:x="18.347cm" svg:y="23.593cm">
          <draw:text-box>
            <text:p text:style-name="P1"><text:span text:style-name="T8">)</text:span></text:p>
          </draw:text-box>
        </draw:frame>
        <draw:frame draw:style-name="gr42" draw:text-style-name="P13" draw:layer="layout" svg:width="5.611cm" svg:height="0.721cm" svg:x="2.493cm" svg:y="25.12cm">
          <draw:text-box>
            <text:p text:style-name="P1"><text:span text:style-name="T10">과</text:span><text:span text:style-name="T10">학</text:span><text:span text:style-name="T10">기</text:span><text:span text:style-name="T10">술</text:span><text:span text:style-name="T10">정</text:span><text:span text:style-name="T10">보</text:span><text:span text:style-name="T10">통</text:span><text:span text:style-name="T10">신</text:span><text:span text:style-name="T10">부</text:span><text:span text:style-name="T10"> </text:span><text:span text:style-name="T10">귀</text:span><text:span text:style-name="T10">하</text:span></text:p>
          </draw:text-box>
        </draw:frame>
        <draw:line draw:style-name="gr43" draw:text-style-name="P4" draw:layer="layout" svg:x1="1.998cm" svg:y1="6.62cm" svg:x2="1.998cm" svg:y2="7.518cm">
          <text:p/>
        </draw:line>
        <draw:line draw:style-name="gr44" draw:text-style-name="P4" draw:layer="layout" svg:x1="1.998cm" svg:y1="7.518cm" svg:x2="1.998cm" svg:y2="26.568cm">
          <text:p/>
        </draw:line>
        <draw:line draw:style-name="gr43" draw:text-style-name="P4" draw:layer="layout" svg:x1="4.715cm" svg:y1="6.62cm" svg:x2="4.715cm" svg:y2="7.518cm">
          <text:p/>
        </draw:line>
        <draw:line draw:style-name="gr45" draw:text-style-name="P4" draw:layer="layout" svg:x1="4.715cm" svg:y1="7.518cm" svg:x2="4.715cm" svg:y2="8.517cm">
          <text:p/>
        </draw:line>
        <draw:line draw:style-name="gr45" draw:text-style-name="P4" draw:layer="layout" svg:x1="4.715cm" svg:y1="9.728cm" svg:x2="4.715cm" svg:y2="13.351cm">
          <text:p/>
        </draw:line>
        <draw:line draw:style-name="gr43" draw:text-style-name="P4" draw:layer="layout" svg:x1="4.715cm" svg:y1="14.664cm" svg:x2="4.715cm" svg:y2="17.407cm">
          <text:p/>
        </draw:line>
        <draw:line draw:style-name="gr45" draw:text-style-name="P4" draw:layer="layout" svg:x1="9.4cm" svg:y1="9.75cm" svg:x2="9.4cm" svg:y2="13.373cm">
          <text:p/>
        </draw:line>
        <draw:line draw:style-name="gr43" draw:text-style-name="P4" draw:layer="layout" svg:x1="8.631cm" svg:y1="6.62cm" svg:x2="8.631cm" svg:y2="7.518cm">
          <text:p/>
        </draw:line>
        <draw:line draw:style-name="gr43" draw:text-style-name="P4" draw:layer="layout" svg:x1="10.011cm" svg:y1="14.664cm" svg:x2="10.011cm" svg:y2="17.407cm">
          <text:p/>
        </draw:line>
        <draw:line draw:style-name="gr46" draw:text-style-name="P4" draw:layer="layout" svg:x1="11.866cm" svg:y1="9.728cm" svg:x2="11.866cm" svg:y2="12.628cm">
          <text:p/>
        </draw:line>
        <draw:line draw:style-name="gr45" draw:text-style-name="P4" draw:layer="layout" svg:x1="11.866cm" svg:y1="12.628cm" svg:x2="11.866cm" svg:y2="13.351cm">
          <text:p/>
        </draw:line>
        <draw:line draw:style-name="gr46" draw:text-style-name="P4" draw:layer="layout" svg:x1="11.866cm" svg:y1="14.664cm" svg:x2="11.866cm" svg:y2="16.493cm">
          <text:p/>
        </draw:line>
        <draw:line draw:style-name="gr43" draw:text-style-name="P4" draw:layer="layout" svg:x1="11.866cm" svg:y1="16.493cm" svg:x2="11.866cm" svg:y2="17.407cm">
          <text:p/>
        </draw:line>
        <draw:line draw:style-name="gr46" draw:text-style-name="P4" draw:layer="layout" svg:x1="15.438cm" svg:y1="9.728cm" svg:x2="15.438cm" svg:y2="12.628cm">
          <text:p/>
        </draw:line>
        <draw:line draw:style-name="gr45" draw:text-style-name="P4" draw:layer="layout" svg:x1="15.438cm" svg:y1="12.628cm" svg:x2="15.438cm" svg:y2="13.351cm">
          <text:p/>
        </draw:line>
        <draw:line draw:style-name="gr44" draw:text-style-name="P4" draw:layer="layout" svg:x1="19.011cm" svg:y1="7.518cm" svg:x2="19.011cm" svg:y2="26.568cm">
          <text:p/>
        </draw:line>
        <draw:line draw:style-name="gr43" draw:text-style-name="P4" draw:layer="layout" svg:x1="1.993cm" svg:y1="6.62cm" svg:x2="8.635cm" svg:y2="6.62cm">
          <text:p/>
        </draw:line>
        <draw:line draw:style-name="gr44" draw:text-style-name="P4" draw:layer="layout" svg:x1="1.993cm" svg:y1="7.518cm" svg:x2="19.037cm" svg:y2="7.518cm">
          <text:p/>
        </draw:line>
        <draw:line draw:style-name="gr44" draw:text-style-name="P4" draw:layer="layout" svg:x1="1.972cm" svg:y1="8.517cm" svg:x2="19.037cm" svg:y2="8.517cm">
          <text:p/>
        </draw:line>
        <draw:line draw:style-name="gr44" draw:text-style-name="P4" draw:layer="layout" svg:x1="1.972cm" svg:y1="9.728cm" svg:x2="19.037cm" svg:y2="9.728cm">
          <text:p/>
        </draw:line>
        <draw:line draw:style-name="gr45" draw:text-style-name="P4" draw:layer="layout" svg:x1="1.972cm" svg:y1="10.452cm" svg:x2="8.301cm" svg:y2="10.452cm">
          <text:p/>
        </draw:line>
        <draw:line draw:style-name="gr46" draw:text-style-name="P4" draw:layer="layout" svg:x1="8.288cm" svg:y1="10.452cm" svg:x2="19.037cm" svg:y2="10.452cm">
          <text:p/>
        </draw:line>
        <draw:line draw:style-name="gr45" draw:text-style-name="P4" draw:layer="layout" svg:x1="1.972cm" svg:y1="11.175cm" svg:x2="19.037cm" svg:y2="11.175cm">
          <text:p/>
        </draw:line>
        <draw:line draw:style-name="gr45" draw:text-style-name="P4" draw:layer="layout" svg:x1="1.972cm" svg:y1="11.904cm" svg:x2="19.037cm" svg:y2="11.904cm">
          <text:p/>
        </draw:line>
        <draw:line draw:style-name="gr45" draw:text-style-name="P4" draw:layer="layout" svg:x1="1.972cm" svg:y1="12.628cm" svg:x2="19.037cm" svg:y2="12.628cm">
          <text:p/>
        </draw:line>
        <draw:line draw:style-name="gr45" draw:text-style-name="P4" draw:layer="layout" svg:x1="1.972cm" svg:y1="13.351cm" svg:x2="4.724cm" svg:y2="13.351cm">
          <text:p/>
        </draw:line>
        <draw:line draw:style-name="gr44" draw:text-style-name="P4" draw:layer="layout" svg:x1="1.972cm" svg:y1="13.351cm" svg:x2="19.037cm" svg:y2="13.351cm">
          <text:p/>
        </draw:line>
        <draw:line draw:style-name="gr45" draw:text-style-name="P4" draw:layer="layout" svg:x1="4.707cm" svg:y1="13.351cm" svg:x2="19.037cm" svg:y2="13.351cm">
          <text:p/>
        </draw:line>
        <draw:line draw:style-name="gr44" draw:text-style-name="P4" draw:layer="layout" svg:x1="1.972cm" svg:y1="14.664cm" svg:x2="19.037cm" svg:y2="14.664cm">
          <text:p/>
        </draw:line>
        <draw:line draw:style-name="gr46" draw:text-style-name="P4" draw:layer="layout" svg:x1="10.007cm" svg:y1="15.578cm" svg:x2="19.037cm" svg:y2="15.578cm">
          <text:p/>
        </draw:line>
        <draw:line draw:style-name="gr43" draw:text-style-name="P4" draw:layer="layout" svg:x1="1.972cm" svg:y1="16.493cm" svg:x2="10.016cm" svg:y2="16.493cm">
          <text:p/>
        </draw:line>
        <draw:line draw:style-name="gr46" draw:text-style-name="P4" draw:layer="layout" svg:x1="10.007cm" svg:y1="16.493cm" svg:x2="19.037cm" svg:y2="16.493cm">
          <text:p/>
        </draw:line>
        <draw:line draw:style-name="gr43" draw:text-style-name="P4" draw:layer="layout" svg:x1="1.972cm" svg:y1="17.407cm" svg:x2="4.72cm" svg:y2="17.407cm">
          <text:p/>
        </draw:line>
        <draw:line draw:style-name="gr44" draw:text-style-name="P4" draw:layer="layout" svg:x1="1.972cm" svg:y1="17.407cm" svg:x2="19.037cm" svg:y2="17.407cm">
          <text:p/>
        </draw:line>
        <draw:line draw:style-name="gr43" draw:text-style-name="P4" draw:layer="layout" svg:x1="4.711cm" svg:y1="17.407cm" svg:x2="19.037cm" svg:y2="17.407cm">
          <text:p/>
        </draw:line>
        <draw:line draw:style-name="gr44" draw:text-style-name="P4" draw:layer="layout" svg:x1="1.972cm" svg:y1="26.568cm" svg:x2="19.037cm" svg:y2="26.568cm">
          <text:p/>
        </draw:line>
        <draw:line draw:style-name="gr44" draw:text-style-name="P4" draw:layer="layout" svg:x1="19.011cm" svg:y1="7.518cm" svg:x2="19.011cm" svg:y2="26.568cm">
          <text:p/>
        </draw:line>
        <draw:line draw:style-name="gr44" draw:text-style-name="P4" draw:layer="layout" svg:x1="1.998cm" svg:y1="7.518cm" svg:x2="1.998cm" svg:y2="26.568cm">
          <text:p/>
        </draw:line>
        <draw:line draw:style-name="gr43" draw:text-style-name="P4" draw:layer="layout" svg:x1="1.998cm" svg:y1="6.62cm" svg:x2="1.998cm" svg:y2="7.518cm">
          <text:p/>
        </draw:line>
        <draw:line draw:style-name="gr44" draw:text-style-name="P4" draw:layer="layout" svg:x1="1.972cm" svg:y1="26.568cm" svg:x2="19.037cm" svg:y2="26.568cm">
          <text:p/>
        </draw:line>
        <draw:line draw:style-name="gr43" draw:text-style-name="P4" draw:layer="layout" svg:x1="1.993cm" svg:y1="6.62cm" svg:x2="8.635cm" svg:y2="6.62cm">
          <text:p/>
        </draw:line>
        <draw:frame draw:style-name="gr47" draw:text-style-name="P13" draw:layer="layout" svg:width="0.494cm" svg:height="0.666cm" svg:x="1.998cm" svg:y="25.12cm">
          <draw:text-box>
            <text:p text:style-name="P1"><text:span text:style-name="T10"><text:s text:c="2"/></text:span></text:p>
          </draw:text-box>
        </draw:frame>
        <draw:polygon draw:style-name="gr27" draw:text-style-name="P11" draw:layer="layout" svg:width="14.078cm" svg:height="0.724cm" svg:x="4.821cm" svg:y="7.675cm" svg:viewBox="0 0 14079 725" draw:points="0,0 14079,0 14079,725 0,725">
          <text:p><text:span text:style-name="T9">F</text:span><text:span text:style-name="T9">I</text:span><text:span text:style-name="T9">R</text:span><text:span text:style-name="T9"> </text:span><text:span text:style-name="T9">필</text:span><text:span text:style-name="T9">터</text:span><text:span text:style-name="T9"> </text:span><text:span text:style-name="T9">파</text:span><text:span text:style-name="T9">이</text:span><text:span text:style-name="T9">프</text:span><text:span text:style-name="T9">라</text:span><text:span text:style-name="T9">인</text:span><text:span text:style-name="T9"> </text:span><text:span text:style-name="T9">어</text:span><text:span text:style-name="T9">레</text:span><text:span text:style-name="T9">이</text:span><text:span text:style-name="T9">의</text:span><text:span text:style-name="T9"> </text:span><text:span text:style-name="T9">P</text:span><text:span text:style-name="T9">E</text:span><text:span text:style-name="T9">(</text:span><text:span text:style-name="T9">디</text:span><text:span text:style-name="T9">자</text:span><text:span text:style-name="T9">인</text:span><text:span text:style-name="T9"> </text:span><text:span text:style-name="T9">킷</text:span><text:span text:style-name="T9"> </text:span><text:span text:style-name="T9">검</text:span><text:span text:style-name="T9">증</text:span><text:span text:style-name="T9">용</text:span><text:span text:style-name="T9">)</text:span></text:p>
        </draw:polygon>
        <draw:polygon draw:style-name="gr27" draw:text-style-name="P11" draw:layer="layout" svg:width="3.578cm" svg:height="0.724cm" svg:x="4.909cm" svg:y="15.229cm" svg:viewBox="0 0 3579 725" draw:points="0,0 3579,0 3579,725 0,725">
          <text:p><text:span text:style-name="T9">국</text:span><text:span text:style-name="T9">일</text:span><text:span text:style-name="T9">호</text:span></text:p>
        </draw:polygon>
        <draw:polygon draw:style-name="gr27" draw:text-style-name="P11" draw:layer="layout" svg:width="3.578cm" svg:height="0.723cm" svg:x="12.709cm" svg:y="14.752cm" svg:viewBox="0 0 3579 724" draw:points="0,0 3579,0 3579,724 0,724">
          <text:p><text:span text:style-name="T9">경</text:span><text:span text:style-name="T9">희</text:span><text:span text:style-name="T9">대</text:span><text:span text:style-name="T9">학</text:span><text:span text:style-name="T9">교</text:span></text:p>
        </draw:polygon>
        <draw:polygon draw:style-name="gr27" draw:text-style-name="P11" draw:layer="layout" svg:width="3.578cm" svg:height="0.723cm" svg:x="12.703cm" svg:y="15.752cm" svg:viewBox="0 0 3579 724" draw:points="0,0 3579,0 3579,724 0,724">
          <text:p><text:span text:style-name="T9">전</text:span><text:span text:style-name="T9">자</text:span><text:span text:style-name="T9">공</text:span><text:span text:style-name="T9">학</text:span><text:span text:style-name="T9">과</text:span></text:p>
        </draw:polygon>
        <draw:polygon draw:style-name="gr27" draw:text-style-name="P11" draw:layer="layout" svg:width="3.578cm" svg:height="0.723cm" svg:x="12.755cm" svg:y="16.628cm" svg:viewBox="0 0 3579 724" draw:points="0,0 3579,0 3579,724 0,724">
          <text:p><text:span text:style-name="T9">g</text:span><text:span text:style-name="T9">o</text:span><text:span text:style-name="T9">o</text:span><text:span text:style-name="T9">d</text:span><text:span text:style-name="T9">k</text:span><text:span text:style-name="T9">o</text:span><text:span text:style-name="T9">o</text:span><text:span text:style-name="T9">k</text:span><text:span text:style-name="T9">@</text:span><text:span text:style-name="T9">k</text:span><text:span text:style-name="T9">h</text:span><text:span text:style-name="T9">u</text:span><text:span text:style-name="T9">.</text:span><text:span text:style-name="T9">a</text:span><text:span text:style-name="T9">c</text:span><text:span text:style-name="T9">.</text:span><text:span text:style-name="T9">k</text:span><text:span text:style-name="T9">r</text:span></text:p>
        </draw:polygon>
        <draw:polygon draw:style-name="gr27" draw:text-style-name="P11" draw:layer="layout" svg:width="3.578cm" svg:height="0.724cm" svg:x="5.015cm" svg:y="16.605cm" svg:viewBox="0 0 3579 725" draw:points="0,0 3579,0 3579,725 0,725">
          <text:p><text:span text:style-name="T9">0</text:span><text:span text:style-name="T9">1</text:span><text:span text:style-name="T9">0</text:span><text:span text:style-name="T9">-</text:span><text:span text:style-name="T9">9</text:span><text:span text:style-name="T9">4</text:span><text:span text:style-name="T9">0</text:span><text:span text:style-name="T9">1</text:span><text:span text:style-name="T9">-</text:span><text:span text:style-name="T9">4</text:span><text:span text:style-name="T9">7</text:span><text:span text:style-name="T9">9</text:span><text:span text:style-name="T9">1</text:span></text:p>
        </draw:polygon>
        <draw:polygon draw:style-name="gr27" draw:text-style-name="P11" draw:layer="layout" svg:width="1.438cm" svg:height="0.58cm" svg:x="15.211cm" svg:y="23.531cm" svg:viewBox="0 0 1439 581" draw:points="0,0 1439,0 1439,581 0,581">
          <text:p><text:span text:style-name="T9">국</text:span><text:span text:style-name="T9">일</text:span><text:span text:style-name="T9">호</text:span></text:p>
        </draw:polygon>
      </draw:page>
      <draw:page draw:name="page2" draw:style-name="dp1" draw:master-page-name="master-page3">
        <draw:frame draw:style-name="gr1" draw:text-style-name="P2" draw:layer="layout" svg:width="8.668cm" svg:height="0.505cm" svg:x="2.104cm" svg:y="1.428cm">
          <draw:text-box>
            <text:p text:style-name="P1"><text:span text:style-name="T1">과</text:span><text:span text:style-name="T1">학</text:span><text:span text:style-name="T1">기</text:span><text:span text:style-name="T1">술</text:span><text:span text:style-name="T1">정</text:span><text:span text:style-name="T1">보</text:span><text:span text:style-name="T1">통</text:span><text:span text:style-name="T1">신</text:span><text:span text:style-name="T1">부</text:span><text:span text:style-name="T1"> </text:span><text:span text:style-name="T1">반</text:span><text:span text:style-name="T1">도</text:span><text:span text:style-name="T1">체</text:span><text:span text:style-name="T1">설</text:span><text:span text:style-name="T1">계</text:span><text:span text:style-name="T1">검</text:span><text:span text:style-name="T1">증</text:span><text:span text:style-name="T1">인</text:span><text:span text:style-name="T1">프</text:span><text:span text:style-name="T1">라</text:span><text:span text:style-name="T1">활</text:span><text:span text:style-name="T1">성</text:span><text:span text:style-name="T1">화</text:span><text:span text:style-name="T1">사</text:span><text:span text:style-name="T1">업</text:span><text:span text:style-name="T1"> </text:span></text:p>
          </draw:text-box>
        </draw:frame>
        <draw:frame draw:style-name="gr2" draw:text-style-name="P2" draw:layer="layout" svg:width="0.35cm" svg:height="0.471cm" svg:x="1.998cm" svg:y="1.428cm">
          <draw:text-box>
            <text:p text:style-name="P1"><text:span text:style-name="T1">(</text:span></text:p>
          </draw:text-box>
        </draw:frame>
        <draw:frame draw:style-name="gr2" draw:text-style-name="P2" draw:layer="layout" svg:width="0.35cm" svg:height="0.471cm" svg:x="5.28cm" svg:y="1.428cm">
          <draw:text-box>
            <text:p text:style-name="P1"><text:span text:style-name="T1">) </text:span></text:p>
          </draw:text-box>
        </draw:frame>
        <draw:frame draw:style-name="gr3" draw:text-style-name="P2" draw:layer="layout" svg:width="4.32cm" svg:height="0.471cm" svg:x="11.032cm" svg:y="1.428cm">
          <draw:text-box>
            <text:p text:style-name="P1"><text:span text:style-name="T1">(</text:span><text:span text:style-name="T1">N</text:span><text:span text:style-name="T1">o</text:span><text:span text:style-name="T1">. </text:span><text:span text:style-name="T1">R</text:span><text:span text:style-name="T1">S</text:span><text:span text:style-name="T1">-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0</text:span><text:span text:style-name="T1">2</text:span><text:span text:style-name="T1">5</text:span><text:span text:style-name="T1">8</text:span><text:span text:style-name="T1">7</text:span><text:span text:style-name="T1">3</text:span><text:span text:style-name="T1">2</text:span><text:span text:style-name="T1">)</text:span></text:p>
          </draw:text-box>
        </draw:frame>
        <draw:frame draw:style-name="gr4" draw:text-style-name="P2" draw:layer="layout" svg:width="0.916cm" svg:height="0.471cm" svg:x="9.999cm" svg:y="27.776cm">
          <draw:text-box>
            <text:p text:style-name="P1"><text:span text:style-name="T2">- <text:s/></text:span><text:span text:style-name="T2">6 </text:span><text:span text:style-name="T2"><text:s/>-</text:span></text:p>
          </draw:text-box>
        </draw:frame>
        <draw:frame draw:style-name="gr48" draw:text-style-name="P9" draw:layer="layout" svg:width="2.575cm" svg:height="0.615cm" svg:x="1.998cm" svg:y="2.409cm">
          <draw:text-box>
            <text:p text:style-name="P1"><text:span text:style-name="T8">■</text:span><text:span text:style-name="T8"> </text:span><text:span text:style-name="T7">신</text:span><text:span text:style-name="T7">청</text:span><text:span text:style-name="T7">내</text:span><text:span text:style-name="T7">용</text:span><text:span text:style-name="T7"> <text:s/></text:span></text:p>
          </draw:text-box>
        </draw:frame>
        <draw:frame draw:style-name="gr49" draw:text-style-name="P2" draw:layer="layout" svg:width="1.992cm" svg:height="0.505cm" svg:x="2.938cm" svg:y="3.782cm">
          <draw:text-box>
            <text:p text:style-name="P1"><text:span text:style-name="T11">사</text:span><text:span text:style-name="T11">용</text:span><text:span text:style-name="T11"> </text:span><text:span text:style-name="T11">가</text:span><text:span text:style-name="T11">능</text:span><text:span text:style-name="T11">한</text:span><text:span text:style-name="T11"> </text:span></text:p>
          </draw:text-box>
        </draw:frame>
        <draw:frame draw:style-name="gr50" draw:text-style-name="P2" draw:layer="layout" svg:width="0.823cm" svg:height="0.471cm" svg:x="1.998cm" svg:y="3.682cm">
          <draw:text-box>
            <text:p text:style-name="P1"><text:span text:style-name="T11"><text:s text:c="2"/></text:span><text:span text:style-name="T11">(</text:span><text:span text:style-name="T11">1</text:span><text:span text:style-name="T11">) </text:span></text:p>
          </draw:text-box>
        </draw:frame>
        <draw:frame draw:style-name="gr51" draw:text-style-name="P2" draw:layer="layout" svg:width="0.734cm" svg:height="0.471cm" svg:x="5.055cm" svg:y="3.682cm">
          <draw:text-box>
            <text:p text:style-name="P1"><text:span text:style-name="T11">T</text:span><text:span text:style-name="T11">o</text:span><text:span text:style-name="T11">o</text:span><text:span text:style-name="T11">l</text:span></text:p>
          </draw:text-box>
        </draw:frame>
        <draw:frame draw:style-name="gr52" draw:text-style-name="P2" draw:layer="layout" svg:width="6.834cm" svg:height="3.427cm" svg:x="2.798cm" svg:y="4.412cm">
          <draw:text-box>
            <text:p text:style-name="P1"><text:span text:style-name="T12">오</text:span><text:span text:style-name="T12">픈</text:span><text:span text:style-name="T12">-</text:span><text:span text:style-name="T12">소</text:span><text:span text:style-name="T12">스</text:span><text:span text:style-name="T12"> </text:span><text:span text:style-name="T12">설</text:span><text:span text:style-name="T12">계</text:span><text:span text:style-name="T12">도</text:span><text:span text:style-name="T12">구</text:span></text:p>
            <text:p text:style-name="P1"><text:span text:style-name="T12"><text:s/></text:span><text:span text:style-name="T12">- </text:span><text:span text:style-name="T12">i</text:span><text:span text:style-name="T12">V</text:span><text:span text:style-name="T12">e</text:span><text:span text:style-name="T12">ri</text:span><text:span text:style-name="T12">l</text:span><text:span text:style-name="T12">o</text:span><text:span text:style-name="T12">g</text:span><text:span text:style-name="T12">: </text:span><text:span text:style-name="T12">베</text:span><text:span text:style-name="T12">릴</text:span><text:span text:style-name="T12">로</text:span><text:span text:style-name="T12">그</text:span><text:span text:style-name="T12"> </text:span><text:span text:style-name="T12">시</text:span><text:span text:style-name="T12">뮬</text:span><text:span text:style-name="T12">레</text:span><text:span text:style-name="T12">이</text:span><text:span text:style-name="T12">터</text:span></text:p>
            <text:p text:style-name="P1"><text:span text:style-name="T12"><text:s/></text:span><text:span text:style-name="T12">- </text:span><text:span text:style-name="T12">Y</text:span><text:span text:style-name="T12">o</text:span><text:span text:style-name="T12">s</text:span><text:span text:style-name="T12">y</text:span><text:span text:style-name="T12">s</text:span><text:span text:style-name="T12">: </text:span><text:span text:style-name="T12">베</text:span><text:span text:style-name="T12">릴</text:span><text:span text:style-name="T12">로</text:span><text:span text:style-name="T12">그</text:span><text:span text:style-name="T12"> </text:span><text:span text:style-name="T12">합</text:span><text:span text:style-name="T12">성</text:span><text:span text:style-name="T12">기</text:span></text:p>
            <text:p text:style-name="P1"><text:span text:style-name="T12"><text:s/></text:span><text:span text:style-name="T12">- </text:span><text:span text:style-name="T12">G</text:span><text:span text:style-name="T12">r</text:span><text:span text:style-name="T12">a</text:span><text:span text:style-name="T12">y</text:span><text:span text:style-name="T12">W</text:span><text:span text:style-name="T12">o</text:span><text:span text:style-name="T12">lf</text:span><text:span text:style-name="T12">: </text:span><text:span text:style-name="T12">자</text:span><text:span text:style-name="T12">동</text:span><text:span text:style-name="T12">배</text:span><text:span text:style-name="T12">치</text:span></text:p>
            <text:p text:style-name="P1"><text:span text:style-name="T12"><text:s/></text:span><text:span text:style-name="T12">- </text:span><text:span text:style-name="T12">Q</text:span><text:span text:style-name="T12">r</text:span><text:span text:style-name="T12">o</text:span><text:span text:style-name="T12">u</text:span><text:span text:style-name="T12">t</text:span><text:span text:style-name="T12">e</text:span><text:span text:style-name="T12">r: </text:span><text:span text:style-name="T12">자</text:span><text:span text:style-name="T12">동</text:span><text:span text:style-name="T12"> </text:span><text:span text:style-name="T12">배</text:span><text:span text:style-name="T12">선</text:span></text:p>
            <text:p text:style-name="P1"><text:span text:style-name="T12"><text:s/></text:span><text:span text:style-name="T12">- </text:span><text:span text:style-name="T12">M</text:span><text:span text:style-name="T12">a</text:span><text:span text:style-name="T12">g</text:span><text:span text:style-name="T12">i</text:span><text:span text:style-name="T12">c</text:span><text:span text:style-name="T12">: </text:span><text:span text:style-name="T12">레</text:span><text:span text:style-name="T12">이</text:span><text:span text:style-name="T12">아</text:span><text:span text:style-name="T12">웃</text:span><text:span text:style-name="T12"> </text:span><text:span text:style-name="T12">편</text:span><text:span text:style-name="T12">집</text:span><text:span text:style-name="T12">/</text:span><text:span text:style-name="T12">D</text:span><text:span text:style-name="T12">R</text:span><text:span text:style-name="T12">C</text:span><text:span text:style-name="T12">/</text:span><text:span text:style-name="T12">G</text:span><text:span text:style-name="T12">D</text:span><text:span text:style-name="T12">S </text:span><text:span text:style-name="T12">생</text:span><text:span text:style-name="T12">성</text:span></text:p>
            <text:p text:style-name="P1"><text:span text:style-name="T12"><text:s/></text:span><text:span text:style-name="T12">- </text:span><text:span text:style-name="T12">N</text:span><text:span text:style-name="T12">e</text:span><text:span text:style-name="T12">t</text:span><text:span text:style-name="T12">g</text:span><text:span text:style-name="T12">e</text:span><text:span text:style-name="T12">n</text:span><text:span text:style-name="T12">: </text:span><text:span text:style-name="T12">L</text:span><text:span text:style-name="T12">V</text:span><text:span text:style-name="T12">S</text:span></text:p>
          </draw:text-box>
        </draw:frame>
        <draw:frame draw:style-name="gr53" draw:text-style-name="P2" draw:layer="layout" svg:width="3.046cm" svg:height="0.505cm" svg:x="2.938cm" svg:y="8.398cm">
          <draw:text-box>
            <text:p text:style-name="P1"><text:span text:style-name="T11">연</text:span><text:span text:style-name="T11">계</text:span><text:span text:style-name="T11"> </text:span><text:span text:style-name="T11">교</text:span><text:span text:style-name="T11">육</text:span><text:span text:style-name="T11"> </text:span><text:span text:style-name="T11">프</text:span><text:span text:style-name="T11">로</text:span><text:span text:style-name="T11">그</text:span><text:span text:style-name="T11">램</text:span></text:p>
          </draw:text-box>
        </draw:frame>
        <draw:frame draw:style-name="gr50" draw:text-style-name="P2" draw:layer="layout" svg:width="0.823cm" svg:height="0.471cm" svg:x="1.998cm" svg:y="8.298cm">
          <draw:text-box>
            <text:p text:style-name="P1"><text:span text:style-name="T11"><text:s text:c="2"/></text:span><text:span text:style-name="T11">(</text:span><text:span text:style-name="T11">2</text:span><text:span text:style-name="T11">) </text:span></text:p>
          </draw:text-box>
        </draw:frame>
        <draw:frame draw:style-name="gr54" draw:text-style-name="P2" draw:layer="layout" svg:width="2.343cm" svg:height="0.505cm" svg:x="2.938cm" svg:y="12.248cm">
          <draw:text-box>
            <text:p text:style-name="P1"><text:span text:style-name="T11">회</text:span><text:span text:style-name="T11">로</text:span><text:span text:style-name="T11"> </text:span><text:span text:style-name="T11">설</text:span><text:span text:style-name="T11">계</text:span><text:span text:style-name="T11"> </text:span><text:span text:style-name="T11">내</text:span><text:span text:style-name="T11">용</text:span></text:p>
          </draw:text-box>
        </draw:frame>
        <draw:frame draw:style-name="gr50" draw:text-style-name="P2" draw:layer="layout" svg:width="0.823cm" svg:height="0.471cm" svg:x="1.998cm" svg:y="12.248cm">
          <draw:text-box>
            <text:p text:style-name="P1"><text:span text:style-name="T11"><text:s text:c="2"/></text:span><text:span text:style-name="T11">(</text:span><text:span text:style-name="T11">3</text:span><text:span text:style-name="T11">) </text:span></text:p>
          </draw:text-box>
        </draw:frame>
        <draw:frame draw:style-name="gr54" draw:text-style-name="P2" draw:layer="layout" svg:width="2.343cm" svg:height="0.505cm" svg:x="2.938cm" svg:y="19.25cm">
          <draw:text-box>
            <text:p text:style-name="P1"><text:span text:style-name="T11">평</text:span><text:span text:style-name="T11">가</text:span><text:span text:style-name="T11"> </text:span><text:span text:style-name="T11">검</text:span><text:span text:style-name="T11">증</text:span><text:span text:style-name="T11"> </text:span><text:span text:style-name="T11">계</text:span><text:span text:style-name="T11">획</text:span></text:p>
          </draw:text-box>
        </draw:frame>
        <draw:frame draw:style-name="gr50" draw:text-style-name="P2" draw:layer="layout" svg:width="0.823cm" svg:height="0.471cm" svg:x="1.998cm" svg:y="19.15cm">
          <draw:text-box>
            <text:p text:style-name="P1"><text:span text:style-name="T11"><text:s text:c="2"/></text:span><text:span text:style-name="T11">(</text:span><text:span text:style-name="T11">4</text:span><text:span text:style-name="T11">) </text:span></text:p>
          </draw:text-box>
        </draw:frame>
        <draw:frame draw:style-name="gr2" draw:text-style-name="P2" draw:layer="layout" svg:width="0.35cm" svg:height="0.471cm" svg:x="3.639cm" svg:y="19.25cm">
          <draw:text-box>
            <text:p text:style-name="P1"><text:span text:style-name="T11">/</text:span></text:p>
          </draw:text-box>
        </draw:frame>
        <draw:frame draw:style-name="gr55" draw:text-style-name="P2" draw:layer="layout" svg:width="1.407cm" svg:height="0.505cm" svg:x="2.616cm" svg:y="13.525cm">
          <draw:text-box>
            <text:p text:style-name="P1"><text:span text:style-name="T12">사</text:span><text:span text:style-name="T12">용</text:span><text:span text:style-name="T12">소</text:span><text:span text:style-name="T12">자</text:span></text:p>
          </draw:text-box>
        </draw:frame>
        <draw:frame draw:style-name="gr56" draw:text-style-name="P2" draw:layer="layout" svg:width="1.005cm" svg:height="0.471cm" svg:x="5.503cm" svg:y="13.425cm">
          <draw:text-box>
            <text:p text:style-name="P1"><text:span text:style-name="T12">(</text:span><text:span text:style-name="T12">O</text:span><text:span text:style-name="T12">, </text:span><text:span text:style-name="T12">X</text:span><text:span text:style-name="T12">)</text:span></text:p>
          </draw:text-box>
        </draw:frame>
        <draw:frame draw:style-name="gr55" draw:text-style-name="P2" draw:layer="layout" svg:width="1.407cm" svg:height="0.505cm" svg:x="7.916cm" svg:y="13.525cm">
          <draw:text-box>
            <text:p text:style-name="P1"><text:span text:style-name="T12">사</text:span><text:span text:style-name="T12">용</text:span><text:span text:style-name="T12">소</text:span><text:span text:style-name="T12">자</text:span></text:p>
          </draw:text-box>
        </draw:frame>
        <draw:frame draw:style-name="gr56" draw:text-style-name="P2" draw:layer="layout" svg:width="1.005cm" svg:height="0.471cm" svg:x="10.803cm" svg:y="13.425cm">
          <draw:text-box>
            <text:p text:style-name="P1"><text:span text:style-name="T12">(</text:span><text:span text:style-name="T12">O</text:span><text:span text:style-name="T12">, </text:span><text:span text:style-name="T12">X</text:span><text:span text:style-name="T12">)</text:span></text:p>
          </draw:text-box>
        </draw:frame>
        <draw:frame draw:style-name="gr55" draw:text-style-name="P2" draw:layer="layout" svg:width="1.407cm" svg:height="0.505cm" svg:x="13.221cm" svg:y="13.525cm">
          <draw:text-box>
            <text:p text:style-name="P1"><text:span text:style-name="T12">사</text:span><text:span text:style-name="T12">용</text:span><text:span text:style-name="T12">소</text:span><text:span text:style-name="T12">자</text:span></text:p>
          </draw:text-box>
        </draw:frame>
        <draw:frame draw:style-name="gr56" draw:text-style-name="P2" draw:layer="layout" svg:width="1.005cm" svg:height="0.471cm" svg:x="16.108cm" svg:y="13.425cm">
          <draw:text-box>
            <text:p text:style-name="P1"><text:span text:style-name="T12">(</text:span><text:span text:style-name="T12">O</text:span><text:span text:style-name="T12">, </text:span><text:span text:style-name="T12">X</text:span><text:span text:style-name="T12">)</text:span></text:p>
          </draw:text-box>
        </draw:frame>
        <draw:frame draw:style-name="gr57" draw:text-style-name="P2" draw:layer="layout" svg:width="1.056cm" svg:height="0.471cm" svg:x="2.794cm" svg:y="13.878cm">
          <draw:text-box>
            <text:p text:style-name="P1"><text:span text:style-name="T12">N</text:span><text:span text:style-name="T12">M</text:span><text:span text:style-name="T12">O</text:span><text:span text:style-name="T12">S</text:span></text:p>
          </draw:text-box>
        </draw:frame>
        <draw:frame draw:style-name="gr58" draw:text-style-name="P2" draw:layer="layout" svg:width="1.446cm" svg:height="0.471cm" svg:x="7.938cm" svg:y="13.878cm">
          <draw:text-box>
            <text:p text:style-name="P1"><text:span text:style-name="T12">P</text:span><text:span text:style-name="T12">N</text:span><text:span text:style-name="T12">P </text:span><text:span text:style-name="T12">B</text:span><text:span text:style-name="T12">J</text:span><text:span text:style-name="T12">T</text:span></text:p>
          </draw:text-box>
        </draw:frame>
        <draw:frame draw:style-name="gr59" draw:text-style-name="P2" draw:layer="layout" svg:width="1.666cm" svg:height="0.471cm" svg:x="13.17cm" svg:y="13.878cm">
          <draw:text-box>
            <text:p text:style-name="P1"><text:span text:style-name="T12">C</text:span><text:span text:style-name="T12">a</text:span><text:span text:style-name="T12">p</text:span><text:span text:style-name="T12">a</text:span><text:span text:style-name="T12">c</text:span><text:span text:style-name="T12">it</text:span><text:span text:style-name="T12">o</text:span><text:span text:style-name="T12">r</text:span></text:p>
          </draw:text-box>
        </draw:frame>
        <draw:frame draw:style-name="gr60" draw:text-style-name="P2" draw:layer="layout" svg:width="1.035cm" svg:height="0.471cm" svg:x="2.828cm" svg:y="14.331cm">
          <draw:text-box>
            <text:p text:style-name="P1"><text:span text:style-name="T12">P</text:span><text:span text:style-name="T12">M</text:span><text:span text:style-name="T12">O</text:span><text:span text:style-name="T12">S</text:span></text:p>
          </draw:text-box>
        </draw:frame>
        <draw:frame draw:style-name="gr61" draw:text-style-name="P2" draw:layer="layout" svg:width="1.407cm" svg:height="0.471cm" svg:x="8.001cm" svg:y="14.331cm">
          <draw:text-box>
            <text:p text:style-name="P1"><text:span text:style-name="T12">R</text:span><text:span text:style-name="T12">e</text:span><text:span text:style-name="T12">s</text:span><text:span text:style-name="T12">i</text:span><text:span text:style-name="T12">s</text:span><text:span text:style-name="T12">t</text:span><text:span text:style-name="T12">o</text:span><text:span text:style-name="T12">r</text:span></text:p>
          </draw:text-box>
        </draw:frame>
        <draw:line draw:style-name="gr46" draw:text-style-name="P4" draw:layer="layout" svg:x1="1.998cm" svg:y1="13.453cm" svg:x2="1.998cm" svg:y2="14.808cm">
          <text:p/>
        </draw:line>
        <draw:line draw:style-name="gr46" draw:text-style-name="P4" draw:layer="layout" svg:x1="4.648cm" svg:y1="13.453cm" svg:x2="4.648cm" svg:y2="14.808cm">
          <text:p/>
        </draw:line>
        <draw:line draw:style-name="gr46" draw:text-style-name="P4" draw:layer="layout" svg:x1="7.298cm" svg:y1="13.453cm" svg:x2="7.298cm" svg:y2="14.808cm">
          <text:p/>
        </draw:line>
        <draw:line draw:style-name="gr46" draw:text-style-name="P4" draw:layer="layout" svg:x1="9.948cm" svg:y1="13.453cm" svg:x2="9.948cm" svg:y2="14.808cm">
          <text:p/>
        </draw:line>
        <draw:line draw:style-name="gr46" draw:text-style-name="P4" draw:layer="layout" svg:x1="12.598cm" svg:y1="13.453cm" svg:x2="12.598cm" svg:y2="14.808cm">
          <text:p/>
        </draw:line>
        <draw:line draw:style-name="gr46" draw:text-style-name="P4" draw:layer="layout" svg:x1="15.248cm" svg:y1="13.453cm" svg:x2="15.248cm" svg:y2="14.808cm">
          <text:p/>
        </draw:line>
        <draw:line draw:style-name="gr46" draw:text-style-name="P4" draw:layer="layout" svg:x1="17.902cm" svg:y1="13.453cm" svg:x2="17.902cm" svg:y2="14.808cm">
          <text:p/>
        </draw:line>
        <draw:line draw:style-name="gr46" draw:text-style-name="P4" draw:layer="layout" svg:x1="1.989cm" svg:y1="13.453cm" svg:x2="17.911cm" svg:y2="13.453cm">
          <text:p/>
        </draw:line>
        <draw:line draw:style-name="gr46" draw:text-style-name="P4" draw:layer="layout" svg:x1="1.989cm" svg:y1="13.906cm" svg:x2="17.911cm" svg:y2="13.906cm">
          <text:p/>
        </draw:line>
        <draw:line draw:style-name="gr46" draw:text-style-name="P4" draw:layer="layout" svg:x1="1.989cm" svg:y1="14.355cm" svg:x2="17.911cm" svg:y2="14.355cm">
          <text:p/>
        </draw:line>
        <draw:line draw:style-name="gr46" draw:text-style-name="P4" draw:layer="layout" svg:x1="1.989cm" svg:y1="14.808cm" svg:x2="17.911cm" svg:y2="14.808cm">
          <text:p/>
        </draw:line>
        <draw:line draw:style-name="gr46" draw:text-style-name="P4" draw:layer="layout" svg:x1="17.902cm" svg:y1="13.453cm" svg:x2="17.902cm" svg:y2="14.808cm">
          <text:p/>
        </draw:line>
        <draw:line draw:style-name="gr46" draw:text-style-name="P4" draw:layer="layout" svg:x1="1.998cm" svg:y1="13.453cm" svg:x2="1.998cm" svg:y2="14.808cm">
          <text:p/>
        </draw:line>
        <draw:line draw:style-name="gr46" draw:text-style-name="P4" draw:layer="layout" svg:x1="1.989cm" svg:y1="14.808cm" svg:x2="17.911cm" svg:y2="14.808cm">
          <text:p/>
        </draw:line>
        <draw:line draw:style-name="gr46" draw:text-style-name="P4" draw:layer="layout" svg:x1="1.989cm" svg:y1="13.453cm" svg:x2="17.911cm" svg:y2="13.453cm">
          <text:p/>
        </draw:line>
        <draw:frame draw:style-name="gr62" draw:text-style-name="P2" draw:layer="layout" svg:width="1.01cm" svg:height="0.471cm" svg:x="13.449cm" svg:y="14.331cm">
          <draw:text-box>
            <text:p text:style-name="P1"><text:span text:style-name="T12">D</text:span><text:span text:style-name="T12">i</text:span><text:span text:style-name="T12">o</text:span><text:span text:style-name="T12">d</text:span><text:span text:style-name="T12">e</text:span></text:p>
          </draw:text-box>
        </draw:frame>
        <draw:frame draw:style-name="gr63" draw:text-style-name="P2" draw:layer="layout" svg:width="0.938cm" svg:height="0.471cm" svg:x="5.503cm" svg:y="13.926cm">
          <draw:text-box>
            <text:p text:style-name="P14"><text:span text:style-name="T12">O</text:span></text:p>
          </draw:text-box>
        </draw:frame>
        <draw:frame draw:style-name="gr63" draw:text-style-name="P2" draw:layer="layout" svg:width="0.938cm" svg:height="0.471cm" svg:x="5.503cm" svg:y="14.327cm">
          <draw:text-box>
            <text:p text:style-name="P14"><text:span text:style-name="T12">O</text:span></text:p>
          </draw:text-box>
        </draw:frame>
        <draw:frame draw:style-name="gr63" draw:text-style-name="P2" draw:layer="layout" svg:width="0.938cm" svg:height="0.471cm" svg:x="11.103cm" svg:y="13.927cm">
          <draw:text-box>
            <text:p text:style-name="P14"><text:span text:style-name="T12">X</text:span></text:p>
          </draw:text-box>
        </draw:frame>
        <draw:frame draw:style-name="gr63" draw:text-style-name="P2" draw:layer="layout" svg:width="0.938cm" svg:height="0.471cm" svg:x="11.103cm" svg:y="14.328cm">
          <draw:text-box>
            <text:p text:style-name="P14"><text:span text:style-name="T12">X</text:span></text:p>
          </draw:text-box>
        </draw:frame>
        <draw:frame draw:style-name="gr63" draw:text-style-name="P2" draw:layer="layout" svg:width="0.938cm" svg:height="0.471cm" svg:x="16.503cm" svg:y="13.929cm">
          <draw:text-box>
            <text:p text:style-name="P14"><text:span text:style-name="T12">X</text:span></text:p>
          </draw:text-box>
        </draw:frame>
        <draw:frame draw:style-name="gr63" draw:text-style-name="P2" draw:layer="layout" svg:width="0.938cm" svg:height="0.471cm" svg:x="16.503cm" svg:y="14.33cm">
          <draw:text-box>
            <text:p text:style-name="P14"><text:span text:style-name="T12">X</text:span></text:p>
          </draw:text-box>
        </draw:frame>
        <draw:frame draw:style-name="gr64" draw:text-style-name="P16" draw:layer="layout" svg:width="14.852cm" svg:height="2.921cm" svg:x="2.798cm" svg:y="9.113cm">
          <draw:text-box>
            <text:p text:style-name="P15"><text:span text:style-name="T13">경</text:span><text:span text:style-name="T13">희</text:span><text:span text:style-name="T13">대</text:span><text:span text:style-name="T13">학</text:span><text:span text:style-name="T13">교</text:span><text:span text:style-name="T13"> </text:span><text:span text:style-name="T13">디</text:span><text:span text:style-name="T13">자</text:span><text:span text:style-name="T13">인</text:span><text:span text:style-name="T13"> </text:span><text:span text:style-name="T13">킷</text:span><text:span text:style-name="T13">(</text:span><text:span text:style-name="T13">베</text:span><text:span text:style-name="T13">릴</text:span><text:span text:style-name="T13">로</text:span><text:span text:style-name="T13">그</text:span><text:span text:style-name="T13"> </text:span><text:span text:style-name="T13">하</text:span><text:span text:style-name="T13">드</text:span><text:span text:style-name="T13">웨</text:span><text:span text:style-name="T13">어</text:span><text:span text:style-name="T13"> </text:span><text:span text:style-name="T13">언</text:span><text:span text:style-name="T13">어</text:span><text:span text:style-name="T13"> </text:span><text:span text:style-name="T13">/ </text:span><text:span text:style-name="T13">디</text:span><text:span text:style-name="T13">지</text:span><text:span text:style-name="T13">털</text:span><text:span text:style-name="T13"> </text:span><text:span text:style-name="T13">반</text:span><text:span text:style-name="T13">도</text:span><text:span text:style-name="T13">체</text:span><text:span text:style-name="T13"> </text:span><text:span text:style-name="T13">설</text:span><text:span text:style-name="T13">계</text:span><text:span text:style-name="T13">) </text:span><text:span text:style-name="T13">완</text:span><text:span text:style-name="T13">성</text:span><text:span text:style-name="T13">을</text:span><text:span text:style-name="T13"> </text:span><text:span text:style-name="T13">목</text:span><text:span text:style-name="T13">표</text:span><text:span text:style-name="T13">로</text:span></text:p>
            <text:p text:style-name="P15"><text:span text:style-name="T13">실</text:span><text:span text:style-name="T13">리</text:span><text:span text:style-name="T13">콘</text:span><text:span text:style-name="T13"> </text:span><text:span text:style-name="T13">검</text:span><text:span text:style-name="T13">증</text:span><text:span text:style-name="T13"> </text:span><text:span text:style-name="T13">하</text:span><text:span text:style-name="T13">고</text:span><text:span text:style-name="T13">자</text:span><text:span text:style-name="T13"> </text:span><text:span text:style-name="T13">함</text:span><text:span text:style-name="T13">. </text:span><text:span text:style-name="T13">검</text:span><text:span text:style-name="T13">증</text:span><text:span text:style-name="T13">할</text:span><text:span text:style-name="T13"> </text:span><text:span text:style-name="T13">내</text:span><text:span text:style-name="T13">용</text:span><text:span text:style-name="T13">은</text:span><text:span text:style-name="T13"> </text:span><text:span text:style-name="T13">아</text:span><text:span text:style-name="T13">래</text:span><text:span text:style-name="T13">와</text:span><text:span text:style-name="T13"> </text:span><text:span text:style-name="T13">같</text:span><text:span text:style-name="T13">음</text:span><text:span text:style-name="T13">.</text:span></text:p>
            <text:p text:style-name="P15"><text:span text:style-name="T13">1</text:span><text:span text:style-name="T13">. </text:span><text:span text:style-name="T13">오</text:span><text:span text:style-name="T13">픈</text:span><text:span text:style-name="T13">-</text:span><text:span text:style-name="T13">소</text:span><text:span text:style-name="T13">스</text:span><text:span text:style-name="T13"> </text:span><text:span text:style-name="T13">기</text:span><text:span text:style-name="T13">반</text:span><text:span text:style-name="T13"> </text:span><text:span text:style-name="T13">디</text:span><text:span text:style-name="T13">지</text:span><text:span text:style-name="T13">털</text:span><text:span text:style-name="T13"> </text:span><text:span text:style-name="T13">반</text:span><text:span text:style-name="T13">도</text:span><text:span text:style-name="T13">체</text:span><text:span text:style-name="T13"> </text:span><text:span text:style-name="T13">설</text:span><text:span text:style-name="T13">계</text:span><text:span text:style-name="T13"> </text:span><text:span text:style-name="T13">플</text:span><text:span text:style-name="T13">로</text:span><text:span text:style-name="T13">우</text:span></text:p>
            <text:p text:style-name="P15"><text:span text:style-name="T13">2</text:span><text:span text:style-name="T13">. </text:span><text:span text:style-name="T13">표</text:span><text:span text:style-name="T13">준</text:span><text:span text:style-name="T13"> </text:span><text:span text:style-name="T13">셀</text:span><text:span text:style-name="T13">의</text:span><text:span text:style-name="T13"> </text:span><text:span text:style-name="T13">기</text:span><text:span text:style-name="T13">능</text:span><text:span text:style-name="T13">적</text:span><text:span text:style-name="T13"> </text:span><text:span text:style-name="T13">작</text:span><text:span text:style-name="T13">동</text:span><text:span text:style-name="T13"> </text:span><text:span text:style-name="T13">여</text:span><text:span text:style-name="T13">부</text:span></text:p>
            <text:p text:style-name="P15"><text:span text:style-name="T13">3</text:span><text:span text:style-name="T13">. </text:span><text:span text:style-name="T13">“</text:span><text:span text:style-name="T13">내</text:span><text:span text:style-name="T13"> </text:span><text:span text:style-name="T13">칩</text:span><text:span text:style-name="T13"> </text:span><text:span text:style-name="T13">M</text:span><text:span text:style-name="T13">P</text:span><text:span text:style-name="T13">W</text:span><text:span text:style-name="T13">”</text:span><text:span text:style-name="T13">튜</text:span><text:span text:style-name="T13">토</text:span><text:span text:style-name="T13">리</text:span><text:span text:style-name="T13">얼</text:span><text:span text:style-name="T13"> </text:span><text:span text:style-name="T13">완</text:span><text:span text:style-name="T13">성</text:span></text:p>
          </draw:text-box>
        </draw:frame>
        <draw:frame draw:style-name="gr65" draw:text-style-name="P16" draw:layer="layout" svg:width="14.852cm" svg:height="1.109cm" svg:x="2.793cm" svg:y="20.013cm">
          <draw:text-box>
            <text:p text:style-name="P15"><text:span text:style-name="T13">설</text:span><text:span text:style-name="T13">계</text:span><text:span text:style-name="T13">에</text:span><text:span text:style-name="T13"> </text:span><text:span text:style-name="T13">사</text:span><text:span text:style-name="T13">용</text:span><text:span text:style-name="T13">한</text:span><text:span text:style-name="T13"> </text:span><text:span text:style-name="T13">테</text:span><text:span text:style-name="T13">스</text:span><text:span text:style-name="T13">트</text:span><text:span text:style-name="T13">벤</text:span><text:span text:style-name="T13">치</text:span><text:span text:style-name="T13"> </text:span><text:span text:style-name="T13">재</text:span><text:span text:style-name="T13">사</text:span><text:span text:style-name="T13">용</text:span><text:span text:style-name="T13"> </text:span><text:span text:style-name="T13">에</text:span><text:span text:style-name="T13">뮬</text:span><text:span text:style-name="T13">레</text:span><text:span text:style-name="T13">이</text:span><text:span text:style-name="T13">션</text:span><text:span text:style-name="T13"> </text:span><text:span text:style-name="T13">기</text:span><text:span text:style-name="T13">법</text:span></text:p>
            <text:p text:style-name="P15"><text:span text:style-name="T13">경</text:span><text:span text:style-name="T13">희</text:span><text:span text:style-name="T13">대</text:span><text:span text:style-name="T13">학</text:span><text:span text:style-name="T13">교</text:span><text:span text:style-name="T13"> </text:span><text:span text:style-name="T13">디</text:span><text:span text:style-name="T13">자</text:span><text:span text:style-name="T13">인</text:span><text:span text:style-name="T13"> </text:span><text:span text:style-name="T13">킷</text:span><text:span text:style-name="T13"> </text:span><text:span text:style-name="T13">디</text:span><text:span text:style-name="T13">지</text:span><text:span text:style-name="T13">털</text:span><text:span text:style-name="T13"> </text:span><text:span text:style-name="T13">반</text:span><text:span text:style-name="T13">도</text:span><text:span text:style-name="T13">체</text:span><text:span text:style-name="T13"> </text:span><text:span text:style-name="T13">설</text:span><text:span text:style-name="T13">계</text:span><text:span text:style-name="T13"> </text:span><text:span text:style-name="T13">플</text:span><text:span text:style-name="T13">로</text:span><text:span text:style-name="T13">우</text:span><text:span text:style-name="T13">에</text:span><text:span text:style-name="T13"> </text:span><text:span text:style-name="T13">칩</text:span><text:span text:style-name="T13"> </text:span><text:span text:style-name="T13">테</text:span><text:span text:style-name="T13">스</text:span><text:span text:style-name="T13">트</text:span><text:span text:style-name="T13"> </text:span><text:span text:style-name="T13">방</text:span><text:span text:style-name="T13">법</text:span><text:span text:style-name="T13"> </text:span><text:span text:style-name="T13">포</text:span><text:span text:style-name="T13">함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8.668cm" svg:height="0.505cm" svg:x="2.104cm" svg:y="1.428cm">
          <draw:text-box>
            <text:p text:style-name="P1"><text:span text:style-name="T1">과</text:span><text:span text:style-name="T1">학</text:span><text:span text:style-name="T1">기</text:span><text:span text:style-name="T1">술</text:span><text:span text:style-name="T1">정</text:span><text:span text:style-name="T1">보</text:span><text:span text:style-name="T1">통</text:span><text:span text:style-name="T1">신</text:span><text:span text:style-name="T1">부</text:span><text:span text:style-name="T1"> </text:span><text:span text:style-name="T1">반</text:span><text:span text:style-name="T1">도</text:span><text:span text:style-name="T1">체</text:span><text:span text:style-name="T1">설</text:span><text:span text:style-name="T1">계</text:span><text:span text:style-name="T1">검</text:span><text:span text:style-name="T1">증</text:span><text:span text:style-name="T1">인</text:span><text:span text:style-name="T1">프</text:span><text:span text:style-name="T1">라</text:span><text:span text:style-name="T1">활</text:span><text:span text:style-name="T1">성</text:span><text:span text:style-name="T1">화</text:span><text:span text:style-name="T1">사</text:span><text:span text:style-name="T1">업</text:span><text:span text:style-name="T1"> </text:span></text:p>
          </draw:text-box>
        </draw:frame>
        <draw:frame draw:style-name="gr2" draw:text-style-name="P2" draw:layer="layout" svg:width="0.35cm" svg:height="0.471cm" svg:x="1.998cm" svg:y="1.428cm">
          <draw:text-box>
            <text:p text:style-name="P1"><text:span text:style-name="T1">(</text:span></text:p>
          </draw:text-box>
        </draw:frame>
        <draw:frame draw:style-name="gr2" draw:text-style-name="P2" draw:layer="layout" svg:width="0.35cm" svg:height="0.471cm" svg:x="5.28cm" svg:y="1.428cm">
          <draw:text-box>
            <text:p text:style-name="P1"><text:span text:style-name="T1">) </text:span></text:p>
          </draw:text-box>
        </draw:frame>
        <draw:frame draw:style-name="gr3" draw:text-style-name="P2" draw:layer="layout" svg:width="4.32cm" svg:height="0.471cm" svg:x="11.032cm" svg:y="1.428cm">
          <draw:text-box>
            <text:p text:style-name="P1"><text:span text:style-name="T1">(</text:span><text:span text:style-name="T1">N</text:span><text:span text:style-name="T1">o</text:span><text:span text:style-name="T1">. </text:span><text:span text:style-name="T1">R</text:span><text:span text:style-name="T1">S</text:span><text:span text:style-name="T1">-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0</text:span><text:span text:style-name="T1">2</text:span><text:span text:style-name="T1">5</text:span><text:span text:style-name="T1">8</text:span><text:span text:style-name="T1">7</text:span><text:span text:style-name="T1">3</text:span><text:span text:style-name="T1">2</text:span><text:span text:style-name="T1">)</text:span></text:p>
          </draw:text-box>
        </draw:frame>
        <draw:frame draw:style-name="gr4" draw:text-style-name="P2" draw:layer="layout" svg:width="0.916cm" svg:height="0.471cm" svg:x="9.999cm" svg:y="27.776cm">
          <draw:text-box>
            <text:p text:style-name="P1"><text:span text:style-name="T2">- <text:s/></text:span><text:span text:style-name="T2">7 </text:span><text:span text:style-name="T2"><text:s/>-</text:span></text:p>
          </draw:text-box>
        </draw:frame>
        <draw:frame draw:style-name="gr5" draw:text-style-name="P3" draw:layer="layout" svg:width="0.916cm" svg:height="0.573cm" svg:x="2.163cm" svg:y="2.416cm">
          <draw:text-box>
            <text:p text:style-name="P1"><text:span text:style-name="T3">별</text:span><text:span text:style-name="T3">첨</text:span><text:span text:style-name="T3"> </text:span></text:p>
          </draw:text-box>
        </draw:frame>
        <draw:frame draw:style-name="gr6" draw:text-style-name="P3" draw:layer="layout" svg:width="0.388cm" svg:height="0.526cm" svg:x="1.998cm" svg:y="2.416cm">
          <draw:text-box>
            <text:p text:style-name="P1"><text:span text:style-name="T3">*</text:span></text:p>
          </draw:text-box>
        </draw:frame>
        <draw:frame draw:style-name="gr7" draw:text-style-name="P3" draw:layer="layout" svg:width="0.557cm" svg:height="0.526cm" svg:x="3.132cm" svg:y="2.416cm">
          <draw:text-box>
            <text:p text:style-name="P1"><text:span text:style-name="T3">(</text:span><text:span text:style-name="T3">2</text:span><text:span text:style-name="T3">)</text:span></text:p>
          </draw:text-box>
        </draw:frame>
        <draw:line draw:style-name="gr8" draw:text-style-name="P4" draw:layer="layout" svg:x1="2.027cm" svg:y1="3.314cm" svg:x2="2.027cm" svg:y2="5.626cm">
          <text:p/>
        </draw:line>
        <draw:line draw:style-name="gr8" draw:text-style-name="P4" draw:layer="layout" svg:x1="2.065cm" svg:y1="3.352cm" svg:x2="2.065cm" svg:y2="5.587cm">
          <text:p/>
        </draw:line>
        <draw:line draw:style-name="gr8" draw:text-style-name="P4" draw:layer="layout" svg:x1="18.927cm" svg:y1="3.352cm" svg:x2="18.927cm" svg:y2="5.587cm">
          <text:p/>
        </draw:line>
        <draw:line draw:style-name="gr8" draw:text-style-name="P4" draw:layer="layout" svg:x1="18.965cm" svg:y1="3.314cm" svg:x2="18.965cm" svg:y2="5.626cm">
          <text:p/>
        </draw:line>
        <draw:line draw:style-name="gr8" draw:text-style-name="P4" draw:layer="layout" svg:x1="2.023cm" svg:y1="3.318cm" svg:x2="18.973cm" svg:y2="3.318cm">
          <text:p/>
        </draw:line>
        <draw:line draw:style-name="gr8" draw:text-style-name="P4" draw:layer="layout" svg:x1="2.061cm" svg:y1="3.357cm" svg:x2="18.935cm" svg:y2="3.357cm">
          <text:p/>
        </draw:line>
        <draw:line draw:style-name="gr8" draw:text-style-name="P4" draw:layer="layout" svg:x1="2.061cm" svg:y1="5.579cm" svg:x2="18.935cm" svg:y2="5.579cm">
          <text:p/>
        </draw:line>
        <draw:line draw:style-name="gr8" draw:text-style-name="P4" draw:layer="layout" svg:x1="2.023cm" svg:y1="5.617cm" svg:x2="18.973cm" svg:y2="5.617cm">
          <text:p/>
        </draw:line>
        <draw:frame draw:style-name="gr9" draw:text-style-name="P5" draw:layer="layout" svg:width="0.105cm" svg:height="0.145cm" svg:x="1.998cm" svg:y="3.1cm">
          <draw:text-box>
            <text:p text:style-name="P1"><text:span text:style-name="T4"><text:s/></text:span></text:p>
          </draw:text-box>
        </draw:frame>
        <draw:frame draw:style-name="gr10" draw:text-style-name="P6" draw:layer="layout" svg:width="1.403cm" svg:height="0.874cm" svg:x="9.974cm" svg:y="3.557cm">
          <draw:text-box>
            <text:p text:style-name="P1"><text:span text:style-name="T5">년</text:span><text:span text:style-name="T5">도</text:span><text:span text:style-name="T5"> </text:span></text:p>
          </draw:text-box>
        </draw:frame>
        <draw:frame draw:style-name="gr18" draw:text-style-name="P6" draw:layer="layout" svg:width="0.603cm" svg:height="0.874cm" svg:x="11.825cm" svg:y="3.557cm">
          <draw:text-box>
            <text:p text:style-name="P1"><text:span text:style-name="T5">차</text:span></text:p>
          </draw:text-box>
        </draw:frame>
        <draw:frame draw:style-name="gr66" draw:text-style-name="P6" draw:layer="layout" svg:width="1.678cm" svg:height="0.848cm" svg:x="8.273cm" svg:y="3.657cm">
          <draw:text-box>
            <text:p text:style-name="P1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67" draw:text-style-name="P6" draw:layer="layout" svg:width="0.6cm" svg:height="0.848cm" svg:x="11.27cm" svg:y="3.657cm">
          <draw:text-box>
            <text:p text:style-name="P1"><text:span text:style-name="T5">3</text:span></text:p>
          </draw:text-box>
        </draw:frame>
        <draw:frame draw:style-name="gr14" draw:text-style-name="P6" draw:layer="layout" svg:width="1.602cm" svg:height="0.874cm" svg:x="4.301cm" svg:y="4.518cm">
          <draw:text-box>
            <text:p text:style-name="P1"><text:span text:style-name="T5">내</text:span><text:span text:style-name="T5"> <text:s/></text:span><text:span text:style-name="T5">칩</text:span></text:p>
          </draw:text-box>
        </draw:frame>
        <draw:frame draw:style-name="gr15" draw:text-style-name="P6" draw:layer="layout" svg:width="3.406cm" svg:height="0.874cm" svg:x="8.75cm" svg:y="4.518cm">
          <draw:text-box>
            <text:p text:style-name="P1"><text:span text:style-name="T5">제</text:span><text:span text:style-name="T5">작</text:span><text:span text:style-name="T5"> <text:s/></text:span><text:span text:style-name="T5">서</text:span><text:span text:style-name="T5">비</text:span><text:span text:style-name="T5">스</text:span></text:p>
          </draw:text-box>
        </draw:frame>
        <draw:frame draw:style-name="gr10" draw:text-style-name="P6" draw:layer="layout" svg:width="1.403cm" svg:height="0.874cm" svg:x="12.946cm" svg:y="4.518cm">
          <draw:text-box>
            <text:p text:style-name="P1"><text:span text:style-name="T5">설</text:span><text:span text:style-name="T5">계</text:span><text:span text:style-name="T5"> </text:span></text:p>
          </draw:text-box>
        </draw:frame>
        <draw:frame draw:style-name="gr68" draw:text-style-name="P6" draw:layer="layout" svg:width="1.805cm" svg:height="0.874cm" svg:x="15.495cm" svg:y="4.518cm">
          <draw:text-box>
            <text:p text:style-name="P1"><text:span text:style-name="T5">접</text:span><text:span text:style-name="T5">수</text:span><text:span text:style-name="T5">서</text:span></text:p>
          </draw:text-box>
        </draw:frame>
        <draw:frame draw:style-name="gr69" draw:text-style-name="P7" draw:layer="layout" svg:width="3.473cm" svg:height="0.848cm" svg:x="5.7cm" svg:y="4.618cm">
          <draw:text-box>
            <text:p text:style-name="P1"><text:span text:style-name="T6">(</text:span><text:span text:style-name="T6">M</text:span><text:span text:style-name="T6">y</text:span><text:span text:style-name="T6"> <text:s/></text:span><text:span text:style-name="T6">C</text:span><text:span text:style-name="T6">h</text:span><text:span text:style-name="T6">i</text:span><text:span text:style-name="T6">p</text:span><text:span text:style-name="T6">) </text:span></text:p>
          </draw:text-box>
        </draw:frame>
        <draw:frame draw:style-name="gr70" draw:text-style-name="P6" draw:layer="layout" svg:width="1.166cm" svg:height="0.848cm" svg:x="14.444cm" svg:y="4.618cm">
          <draw:text-box>
            <text:p text:style-name="P1"><text:span text:style-name="T5">D</text:span><text:span text:style-name="T5">B</text:span><text:span text:style-name="T5"> </text:span></text:p>
          </draw:text-box>
        </draw:frame>
        <draw:frame draw:style-name="gr18" draw:text-style-name="P6" draw:layer="layout" svg:width="0.603cm" svg:height="0.874cm" svg:x="3.704cm" svg:y="4.518cm">
          <draw:text-box>
            <text:p text:style-name="P1"><text:span text:style-name="T5">『</text:span></text:p>
          </draw:text-box>
        </draw:frame>
        <draw:frame draw:style-name="gr11" draw:text-style-name="P6" draw:layer="layout" svg:width="0.802cm" svg:height="0.874cm" svg:x="12.048cm" svg:y="4.518cm">
          <draw:text-box>
            <text:p text:style-name="P1"><text:span text:style-name="T5">』</text:span><text:span text:style-name="T5"> </text:span></text:p>
          </draw:text-box>
        </draw:frame>
        <draw:frame draw:style-name="gr71" draw:text-style-name="P9" draw:layer="layout" svg:width="2.435cm" svg:height="0.615cm" svg:x="1.998cm" svg:y="6.486cm">
          <draw:text-box>
            <text:p text:style-name="P1"><text:span text:style-name="T8">■</text:span><text:span text:style-name="T8"> </text:span><text:span text:style-name="T7">신</text:span><text:span text:style-name="T7">청</text:span><text:span text:style-name="T7">번</text:span><text:span text:style-name="T7">호</text:span><text:span text:style-name="T7"> </text:span></text:p>
          </draw:text-box>
        </draw:frame>
        <draw:frame draw:style-name="gr21" draw:text-style-name="P9" draw:layer="layout" svg:width="0.849cm" svg:height="0.615cm" svg:x="4.97cm" svg:y="6.486cm">
          <draw:text-box>
            <text:p text:style-name="P1"><text:span text:style-name="T7">공</text:span><text:span text:style-name="T7">란</text:span></text:p>
          </draw:text-box>
        </draw:frame>
        <draw:frame draw:style-name="gr72" draw:text-style-name="P9" draw:layer="layout" svg:width="0.447cm" svg:height="0.568cm" svg:x="4.538cm" svg:y="6.486cm">
          <draw:text-box>
            <text:p text:style-name="P1"><text:span text:style-name="T7">: </text:span><text:span text:style-name="T7">(</text:span></text:p>
          </draw:text-box>
        </draw:frame>
        <draw:frame draw:style-name="gr22" draw:text-style-name="P9" draw:layer="layout" svg:width="0.422cm" svg:height="0.568cm" svg:x="5.816cm" svg:y="6.486cm">
          <draw:text-box>
            <text:p text:style-name="P1"><text:span text:style-name="T7">)</text:span></text:p>
          </draw:text-box>
        </draw:frame>
        <draw:frame draw:style-name="gr73" draw:text-style-name="P9" draw:layer="layout" svg:width="0.54cm" svg:height="0.568cm" svg:x="1.998cm" svg:y="7.248cm">
          <draw:text-box>
            <text:p text:style-name="P1"><text:span text:style-name="T7">※</text:span><text:span text:style-name="T7"> </text:span></text:p>
          </draw:text-box>
        </draw:frame>
        <draw:frame draw:style-name="gr74" draw:text-style-name="P17" draw:layer="layout" svg:width="1.048cm" svg:height="0.653cm" svg:x="2.703cm" svg:y="7.248cm">
          <draw:text-box>
            <text:p text:style-name="P1"><text:span text:style-name="T14">설</text:span><text:span text:style-name="T14">계</text:span><text:span text:style-name="T14"> </text:span></text:p>
          </draw:text-box>
        </draw:frame>
        <draw:frame draw:style-name="gr75" draw:text-style-name="P17" draw:layer="layout" svg:width="0.599cm" svg:height="0.653cm" svg:x="4.524cm" svg:y="7.248cm">
          <draw:text-box>
            <text:p text:style-name="P1"><text:span text:style-name="T14">당</text:span><text:span text:style-name="T14"> </text:span></text:p>
          </draw:text-box>
        </draw:frame>
        <draw:frame draw:style-name="gr74" draw:text-style-name="P17" draw:layer="layout" svg:width="1.048cm" svg:height="0.653cm" svg:x="5.392cm" svg:y="7.248cm">
          <draw:text-box>
            <text:p text:style-name="P1"><text:span text:style-name="T14">건</text:span><text:span text:style-name="T14">의</text:span><text:span text:style-name="T14"> </text:span></text:p>
          </draw:text-box>
        </draw:frame>
        <draw:frame draw:style-name="gr76" draw:text-style-name="P17" draw:layer="layout" svg:width="2.394cm" svg:height="0.653cm" svg:x="7.212cm" svg:y="7.248cm">
          <draw:text-box>
            <text:p text:style-name="P1"><text:span text:style-name="T14">접</text:span><text:span text:style-name="T14">수</text:span><text:span text:style-name="T14">서</text:span><text:span text:style-name="T14"> </text:span><text:span text:style-name="T14">제</text:span><text:span text:style-name="T14">출</text:span></text:p>
          </draw:text-box>
        </draw:frame>
        <draw:frame draw:style-name="gr77" draw:text-style-name="P17" draw:layer="layout" svg:width="0.802cm" svg:height="0.602cm" svg:x="3.762cm" svg:y="7.348cm">
          <draw:text-box>
            <text:p text:style-name="P1"><text:span text:style-name="T14">D</text:span><text:span text:style-name="T14">B</text:span><text:span text:style-name="T14"> </text:span></text:p>
          </draw:text-box>
        </draw:frame>
        <draw:frame draw:style-name="gr78" draw:text-style-name="P17" draw:layer="layout" svg:width="0.422cm" svg:height="0.602cm" svg:x="5.059cm" svg:y="7.348cm">
          <draw:text-box>
            <text:p text:style-name="P1"><text:span text:style-name="T14">1</text:span></text:p>
          </draw:text-box>
        </draw:frame>
        <draw:frame draw:style-name="gr77" draw:text-style-name="P17" draw:layer="layout" svg:width="0.802cm" svg:height="0.602cm" svg:x="6.45cm" svg:y="7.348cm">
          <draw:text-box>
            <text:p text:style-name="P1"><text:span text:style-name="T14">D</text:span><text:span text:style-name="T14">B</text:span><text:span text:style-name="T14"> </text:span></text:p>
          </draw:text-box>
        </draw:frame>
        <draw:frame draw:style-name="gr22" draw:text-style-name="P9" draw:layer="layout" svg:width="0.422cm" svg:height="0.568cm" svg:x="1.998cm" svg:y="8.01cm">
          <draw:text-box>
            <text:p text:style-name="P1"><text:span text:style-name="T7"><text:s/></text:span></text:p>
          </draw:text-box>
        </draw:frame>
        <draw:frame draw:style-name="gr79" draw:text-style-name="P9" draw:layer="layout" svg:width="3.282cm" svg:height="0.615cm" svg:x="1.998cm" svg:y="8.772cm">
          <draw:text-box>
            <text:p text:style-name="P1"><text:span text:style-name="T8">■</text:span><text:span text:style-name="T8"> </text:span><text:span text:style-name="T7">신</text:span><text:span text:style-name="T7">청</text:span><text:span text:style-name="T7">학</text:span><text:span text:style-name="T7">생</text:span><text:span text:style-name="T7"> </text:span><text:span text:style-name="T7">정</text:span><text:span text:style-name="T7">보</text:span></text:p>
          </draw:text-box>
        </draw:frame>
        <draw:frame draw:style-name="gr30" draw:text-style-name="P9" draw:layer="layout" svg:width="2.682cm" svg:height="0.615cm" svg:x="2.633cm" svg:y="15.317cm">
          <draw:text-box>
            <text:p text:style-name="P1"><text:span text:style-name="T7">지</text:span><text:span text:style-name="T7">도</text:span><text:span text:style-name="T7">교</text:span><text:span text:style-name="T7">수</text:span><text:span text:style-name="T7"> </text:span><text:span text:style-name="T7">정</text:span><text:span text:style-name="T7">보</text:span></text:p>
          </draw:text-box>
        </draw:frame>
        <draw:polygon draw:style-name="gr80" draw:text-style-name="P18" draw:layer="layout" svg:width="3.142cm" svg:height="2.045cm" svg:x="2.048cm" svg:y="16.217cm" svg:viewBox="0 0 3143 2046" draw:points="0,0 3143,0 3143,2046 0,2046">
          <text:p/>
        </draw:polygon>
        <draw:frame draw:style-name="gr81" draw:text-style-name="P9" draw:layer="layout" svg:width="0.535cm" svg:height="0.568cm" svg:x="1.998cm" svg:y="15.317cm">
          <draw:text-box>
            <text:p text:style-name="P1"><text:span text:style-name="T7">■</text:span><text:span text:style-name="T7"> </text:span></text:p>
          </draw:text-box>
        </draw:frame>
        <draw:polygon draw:style-name="gr80" draw:text-style-name="P18" draw:layer="layout" svg:width="3.294cm" svg:height="1.025cm" svg:x="10.244cm" svg:y="16.217cm" svg:viewBox="0 0 3295 1026" draw:points="0,0 3295,0 3295,1026 0,1026">
          <text:p/>
        </draw:polygon>
        <draw:frame draw:style-name="gr32" draw:text-style-name="P9" draw:layer="layout" svg:width="0.988cm" svg:height="0.615cm" svg:x="3.09cm" svg:y="16.938cm">
          <draw:text-box>
            <text:p text:style-name="P1"><text:span text:style-name="T7">성</text:span><text:span text:style-name="T7"> </text:span><text:span text:style-name="T7">명</text:span></text:p>
          </draw:text-box>
        </draw:frame>
        <draw:polygon draw:style-name="gr80" draw:text-style-name="P18" draw:layer="layout" svg:width="3.294cm" svg:height="1.02cm" svg:x="10.244cm" svg:y="17.242cm" svg:viewBox="0 0 3295 1021" draw:points="0,0 3295,0 3295,1021 0,1021">
          <text:p/>
        </draw:polygon>
        <draw:frame draw:style-name="gr21" draw:text-style-name="P9" draw:layer="layout" svg:width="0.849cm" svg:height="0.615cm" svg:x="11.468cm" svg:y="16.426cm">
          <draw:text-box>
            <text:p text:style-name="P1"><text:span text:style-name="T7">학</text:span><text:span text:style-name="T7">교</text:span></text:p>
          </draw:text-box>
        </draw:frame>
        <draw:polygon draw:style-name="gr80" draw:text-style-name="P18" draw:layer="layout" svg:width="3.142cm" svg:height="1.025cm" svg:x="2.048cm" svg:y="18.262cm" svg:viewBox="0 0 3143 1026" draw:points="0,0 3143,0 3143,1026 0,1026">
          <text:p/>
        </draw:polygon>
        <draw:frame draw:style-name="gr21" draw:text-style-name="P9" draw:layer="layout" svg:width="0.849cm" svg:height="0.615cm" svg:x="11.468cm" svg:y="17.45cm">
          <draw:text-box>
            <text:p text:style-name="P1"><text:span text:style-name="T7">학</text:span><text:span text:style-name="T7">과</text:span></text:p>
          </draw:text-box>
        </draw:frame>
        <draw:polygon draw:style-name="gr80" draw:text-style-name="P18" draw:layer="layout" svg:width="3.294cm" svg:height="1.025cm" svg:x="10.244cm" svg:y="18.262cm" svg:viewBox="0 0 3295 1026" draw:points="0,0 3295,0 3295,1026 0,1026">
          <text:p/>
        </draw:polygon>
        <draw:frame draw:style-name="gr24" draw:text-style-name="P9" draw:layer="layout" svg:width="1.272cm" svg:height="0.615cm" svg:x="2.985cm" svg:y="18.47cm">
          <draw:text-box>
            <text:p text:style-name="P1"><text:span text:style-name="T7">연</text:span><text:span text:style-name="T7">락</text:span><text:span text:style-name="T7">처</text:span></text:p>
          </draw:text-box>
        </draw:frame>
        <draw:line draw:style-name="gr45" draw:text-style-name="P4" draw:layer="layout" svg:x1="2.048cm" svg:y1="16.217cm" svg:x2="2.048cm" svg:y2="19.287cm">
          <text:p/>
        </draw:line>
        <draw:line draw:style-name="gr45" draw:text-style-name="P4" draw:layer="layout" svg:x1="5.19cm" svg:y1="16.217cm" svg:x2="5.19cm" svg:y2="19.287cm">
          <text:p/>
        </draw:line>
        <draw:line draw:style-name="gr45" draw:text-style-name="P4" draw:layer="layout" svg:x1="10.244cm" svg:y1="16.217cm" svg:x2="10.244cm" svg:y2="19.287cm">
          <text:p/>
        </draw:line>
        <draw:line draw:style-name="gr45" draw:text-style-name="P4" draw:layer="layout" svg:x1="13.538cm" svg:y1="16.217cm" svg:x2="13.538cm" svg:y2="19.287cm">
          <text:p/>
        </draw:line>
        <draw:line draw:style-name="gr45" draw:text-style-name="P4" draw:layer="layout" svg:x1="19.062cm" svg:y1="16.217cm" svg:x2="19.062cm" svg:y2="19.287cm">
          <text:p/>
        </draw:line>
        <draw:line draw:style-name="gr45" draw:text-style-name="P4" draw:layer="layout" svg:x1="2.04cm" svg:y1="16.217cm" svg:x2="19.071cm" svg:y2="16.217cm">
          <text:p/>
        </draw:line>
        <draw:line draw:style-name="gr45" draw:text-style-name="P4" draw:layer="layout" svg:x1="10.236cm" svg:y1="17.242cm" svg:x2="19.071cm" svg:y2="17.242cm">
          <text:p/>
        </draw:line>
        <draw:line draw:style-name="gr45" draw:text-style-name="P4" draw:layer="layout" svg:x1="2.04cm" svg:y1="18.262cm" svg:x2="19.071cm" svg:y2="18.262cm">
          <text:p/>
        </draw:line>
        <draw:line draw:style-name="gr45" draw:text-style-name="P4" draw:layer="layout" svg:x1="2.04cm" svg:y1="19.287cm" svg:x2="19.071cm" svg:y2="19.287cm">
          <text:p/>
        </draw:line>
        <draw:line draw:style-name="gr45" draw:text-style-name="P4" draw:layer="layout" svg:x1="19.062cm" svg:y1="16.217cm" svg:x2="19.062cm" svg:y2="19.287cm">
          <text:p/>
        </draw:line>
        <draw:line draw:style-name="gr45" draw:text-style-name="P4" draw:layer="layout" svg:x1="2.048cm" svg:y1="16.217cm" svg:x2="2.048cm" svg:y2="19.287cm">
          <text:p/>
        </draw:line>
        <draw:line draw:style-name="gr45" draw:text-style-name="P4" draw:layer="layout" svg:x1="2.04cm" svg:y1="19.287cm" svg:x2="19.071cm" svg:y2="19.287cm">
          <text:p/>
        </draw:line>
        <draw:line draw:style-name="gr45" draw:text-style-name="P4" draw:layer="layout" svg:x1="2.04cm" svg:y1="16.217cm" svg:x2="19.071cm" svg:y2="16.217cm">
          <text:p/>
        </draw:line>
        <draw:frame draw:style-name="gr33" draw:text-style-name="P9" draw:layer="layout" svg:width="1.28cm" svg:height="0.568cm" svg:x="11.286cm" svg:y="18.47cm">
          <draw:text-box>
            <text:p text:style-name="P1"><text:span text:style-name="T7">E</text:span><text:span text:style-name="T7">-</text:span><text:span text:style-name="T7">M</text:span><text:span text:style-name="T7">a</text:span><text:span text:style-name="T7">il</text:span></text:p>
          </draw:text-box>
        </draw:frame>
        <draw:frame draw:style-name="gr82" draw:text-style-name="P9" draw:layer="layout" svg:width="2.1cm" svg:height="0.615cm" svg:x="1.998cm" svg:y="20.346cm">
          <draw:text-box>
            <text:p text:style-name="P1"><text:span text:style-name="T8">■</text:span><text:span text:style-name="T8"> </text:span><text:span text:style-name="T7">설</text:span><text:span text:style-name="T7">계</text:span><text:span text:style-name="T7">명</text:span><text:span text:style-name="T7">:</text:span></text:p>
          </draw:text-box>
        </draw:frame>
        <draw:frame draw:style-name="gr83" draw:text-style-name="P9" draw:layer="layout" svg:width="1.588cm" svg:height="0.615cm" svg:x="1.998cm" svg:y="21.87cm">
          <draw:text-box>
            <text:p text:style-name="P1"><text:span text:style-name="T8">■</text:span><text:span text:style-name="T8"> </text:span><text:span text:style-name="T7">설</text:span><text:span text:style-name="T7">계</text:span><text:span text:style-name="T7"> </text:span></text:p>
          </draw:text-box>
        </draw:frame>
        <draw:frame draw:style-name="gr84" draw:text-style-name="P9" draw:layer="layout" svg:width="1.412cm" svg:height="0.615cm" svg:x="4.454cm" svg:y="21.87cm">
          <draw:text-box>
            <text:p text:style-name="P1"><text:span text:style-name="T7">파</text:span><text:span text:style-name="T7">일</text:span><text:span text:style-name="T7">명</text:span><text:span text:style-name="T7"> </text:span></text:p>
          </draw:text-box>
        </draw:frame>
        <draw:frame draw:style-name="gr39" draw:text-style-name="P9" draw:layer="layout" svg:width="0.425cm" svg:height="0.615cm" svg:x="7.925cm" svg:y="21.87cm">
          <draw:text-box>
            <text:p text:style-name="P1"><text:span text:style-name="T7">명</text:span></text:p>
          </draw:text-box>
        </draw:frame>
        <draw:frame draw:style-name="gr85" draw:text-style-name="P9" draw:layer="layout" svg:width="0.756cm" svg:height="0.568cm" svg:x="3.691cm" svg:y="21.87cm">
          <draw:text-box>
            <text:p text:style-name="P1"><text:span text:style-name="T7">D</text:span><text:span text:style-name="T7">B</text:span><text:span text:style-name="T7"> </text:span></text:p>
          </draw:text-box>
        </draw:frame>
        <draw:frame draw:style-name="gr86" draw:text-style-name="P9" draw:layer="layout" svg:width="2.017cm" svg:height="0.568cm" svg:x="5.936cm" svg:y="21.87cm">
          <draw:text-box>
            <text:p text:style-name="P1"><text:span text:style-name="T7">(</text:span><text:span text:style-name="T7">T</text:span><text:span text:style-name="T7">o</text:span><text:span text:style-name="T7">p</text:span><text:span text:style-name="T7"> </text:span><text:span text:style-name="T7">C</text:span><text:span text:style-name="T7">e</text:span><text:span text:style-name="T7">ll </text:span></text:p>
          </draw:text-box>
        </draw:frame>
        <draw:frame draw:style-name="gr22" draw:text-style-name="P9" draw:layer="layout" svg:width="0.422cm" svg:height="0.568cm" svg:x="8.347cm" svg:y="21.87cm">
          <draw:text-box>
            <text:p text:style-name="P1"><text:span text:style-name="T7">)</text:span><text:span text:style-name="T7">:</text:span></text:p>
          </draw:text-box>
        </draw:frame>
        <draw:frame draw:style-name="gr48" draw:text-style-name="P9" draw:layer="layout" svg:width="2.575cm" svg:height="0.615cm" svg:x="1.998cm" svg:y="23.394cm">
          <draw:text-box>
            <text:p text:style-name="P1"><text:span text:style-name="T7">■</text:span><text:span text:style-name="T7"> </text:span><text:span text:style-name="T7">설</text:span><text:span text:style-name="T7">계</text:span><text:span text:style-name="T7"> </text:span><text:span text:style-name="T7">사</text:span><text:span text:style-name="T7">용</text:span><text:span text:style-name="T7"> </text:span></text:p>
          </draw:text-box>
        </draw:frame>
        <draw:frame draw:style-name="gr39" draw:text-style-name="P9" draw:layer="layout" svg:width="0.425cm" svg:height="0.615cm" svg:x="6.02cm" svg:y="23.394cm">
          <draw:text-box>
            <text:p text:style-name="P1"><text:span text:style-name="T7">예</text:span></text:p>
          </draw:text-box>
        </draw:frame>
        <draw:frame draw:style-name="gr39" draw:text-style-name="P9" draw:layer="layout" svg:width="0.425cm" svg:height="0.615cm" svg:x="11.816cm" svg:y="23.394cm">
          <draw:text-box>
            <text:p text:style-name="P1"><text:span text:style-name="T7">등</text:span></text:p>
          </draw:text-box>
        </draw:frame>
        <draw:frame draw:style-name="gr87" draw:text-style-name="P9" draw:layer="layout" svg:width="1.34cm" svg:height="0.568cm" svg:x="4.75cm" svg:y="23.394cm">
          <draw:text-box>
            <text:p text:style-name="P1"><text:span text:style-name="T7">T</text:span><text:span text:style-name="T7">o</text:span><text:span text:style-name="T7">o</text:span><text:span text:style-name="T7">l: </text:span><text:span text:style-name="T7">(</text:span></text:p>
          </draw:text-box>
        </draw:frame>
        <draw:frame draw:style-name="gr88" draw:text-style-name="P9" draw:layer="layout" svg:width="5.717cm" svg:height="0.568cm" svg:x="6.442cm" svg:y="23.394cm">
          <draw:text-box>
            <text:p text:style-name="P1"><text:span text:style-name="T7">: </text:span><text:span text:style-name="T7">C</text:span><text:span text:style-name="T7">a</text:span><text:span text:style-name="T7">d</text:span><text:span text:style-name="T7">e</text:span><text:span text:style-name="T7">n</text:span><text:span text:style-name="T7">c</text:span><text:span text:style-name="T7">e</text:span><text:span text:style-name="T7">, </text:span><text:span text:style-name="T7">H</text:span><text:span text:style-name="T7">s</text:span><text:span text:style-name="T7">p</text:span><text:span text:style-name="T7">i</text:span><text:span text:style-name="T7">c</text:span><text:span text:style-name="T7">e</text:span><text:span text:style-name="T7">, </text:span><text:span text:style-name="T7">C</text:span><text:span text:style-name="T7">a</text:span><text:span text:style-name="T7">li</text:span><text:span text:style-name="T7">b</text:span><text:span text:style-name="T7">r</text:span><text:span text:style-name="T7">e</text:span><text:span text:style-name="T7"> </text:span></text:p>
          </draw:text-box>
        </draw:frame>
        <draw:polygon draw:style-name="gr23" draw:text-style-name="P10" draw:layer="layout" svg:width="2.718cm" svg:height="0.982cm" svg:x="2.048cm" svg:y="9.677cm" svg:viewBox="0 0 2719 983" draw:points="0,0 2719,0 2719,983 0,983">
          <text:p/>
        </draw:polygon>
        <draw:frame draw:style-name="gr22" draw:text-style-name="P9" draw:layer="layout" svg:width="0.422cm" svg:height="0.568cm" svg:x="12.237cm" svg:y="23.394cm">
          <draw:text-box>
            <text:p text:style-name="P1"><text:span text:style-name="T7">) </text:span></text:p>
          </draw:text-box>
        </draw:frame>
        <draw:polygon draw:style-name="gr19" draw:text-style-name="P8" draw:layer="layout" svg:width="3.573cm" svg:height="0.982cm" svg:x="4.766cm" svg:y="9.677cm" svg:viewBox="0 0 3574 983" draw:points="0,0 3574,0 3574,983 0,983">
          <text:p/>
        </draw:polygon>
        <draw:polygon draw:style-name="gr19" draw:text-style-name="P8" draw:layer="layout" svg:width="3.573cm" svg:height="0.982cm" svg:x="15.489cm" svg:y="9.677cm" svg:viewBox="0 0 3574 983" draw:points="0,0 3574,0 3574,983 0,983">
          <text:p/>
        </draw:polygon>
        <draw:polygon draw:style-name="gr23" draw:text-style-name="P10" draw:layer="layout" svg:width="2.718cm" svg:height="0.986cm" svg:x="2.048cm" svg:y="10.659cm" svg:viewBox="0 0 2719 987" draw:points="0,0 2719,0 2719,987 0,987">
          <text:p/>
        </draw:polygon>
        <draw:frame draw:style-name="gr21" draw:text-style-name="P9" draw:layer="layout" svg:width="0.849cm" svg:height="0.615cm" svg:x="2.985cm" svg:y="9.864cm">
          <draw:text-box>
            <text:p text:style-name="P1"><text:span text:style-name="T8">성</text:span><text:span text:style-name="T8">명</text:span></text:p>
          </draw:text-box>
        </draw:frame>
        <draw:polygon draw:style-name="gr19" draw:text-style-name="P8" draw:layer="layout" svg:width="3.573cm" svg:height="0.986cm" svg:x="4.766cm" svg:y="10.659cm" svg:viewBox="0 0 3574 987" draw:points="0,0 3574,0 3574,987 0,987">
          <text:p/>
        </draw:polygon>
        <draw:polygon draw:style-name="gr19" draw:text-style-name="P8" draw:layer="layout" svg:width="3.573cm" svg:height="0.986cm" svg:x="15.489cm" svg:y="10.659cm" svg:viewBox="0 0 3574 987" draw:points="0,0 3574,0 3574,987 0,987">
          <text:p/>
        </draw:polygon>
        <draw:polygon draw:style-name="gr23" draw:text-style-name="P10" draw:layer="layout" svg:width="2.718cm" svg:height="0.983cm" svg:x="2.048cm" svg:y="11.645cm" svg:viewBox="0 0 2719 984" draw:points="0,0 2719,0 2719,984 0,984">
          <text:p/>
        </draw:polygon>
        <draw:frame draw:style-name="gr21" draw:text-style-name="P9" draw:layer="layout" svg:width="0.849cm" svg:height="0.615cm" svg:x="2.985cm" svg:y="10.85cm">
          <draw:text-box>
            <text:p text:style-name="P1"><text:span text:style-name="T8">학</text:span><text:span text:style-name="T8">교</text:span></text:p>
          </draw:text-box>
        </draw:frame>
        <draw:frame draw:style-name="gr28" draw:text-style-name="P9" draw:layer="layout" svg:width="1.835cm" svg:height="0.615cm" svg:x="2.43cm" svg:y="11.833cm">
          <draw:text-box>
            <text:p text:style-name="P1"><text:span text:style-name="T8">학</text:span><text:span text:style-name="T8">과</text:span><text:span text:style-name="T8"> </text:span><text:span text:style-name="T8">학</text:span><text:span text:style-name="T8">년</text:span></text:p>
          </draw:text-box>
        </draw:frame>
        <draw:frame draw:style-name="gr22" draw:text-style-name="P9" draw:layer="layout" svg:width="0.422cm" svg:height="0.568cm" svg:x="3.277cm" svg:y="11.833cm">
          <draw:text-box>
            <text:p text:style-name="P1"><text:span text:style-name="T8">(</text:span></text:p>
          </draw:text-box>
        </draw:frame>
        <draw:polygon draw:style-name="gr19" draw:text-style-name="P8" draw:layer="layout" svg:width="3.573cm" svg:height="0.983cm" svg:x="4.766cm" svg:y="11.645cm" svg:viewBox="0 0 3574 984" draw:points="0,0 3574,0 3574,984 0,984">
          <text:p/>
        </draw:polygon>
        <draw:polygon draw:style-name="gr19" draw:text-style-name="P8" draw:layer="layout" svg:width="3.573cm" svg:height="0.983cm" svg:x="15.489cm" svg:y="11.645cm" svg:viewBox="0 0 3574 984" draw:points="0,0 3574,0 3574,984 0,984">
          <text:p/>
        </draw:polygon>
        <draw:polygon draw:style-name="gr23" draw:text-style-name="P10" draw:layer="layout" svg:width="2.718cm" svg:height="0.982cm" svg:x="2.048cm" svg:y="12.628cm" svg:viewBox="0 0 2719 983" draw:points="0,0 2719,0 2719,983 0,983">
          <text:p/>
        </draw:polygon>
        <draw:frame draw:style-name="gr22" draw:text-style-name="P9" draw:layer="layout" svg:width="0.422cm" svg:height="0.568cm" svg:x="4.255cm" svg:y="11.833cm">
          <draw:text-box>
            <text:p text:style-name="P1"><text:span text:style-name="T8">)</text:span></text:p>
          </draw:text-box>
        </draw:frame>
        <draw:polygon draw:style-name="gr19" draw:text-style-name="P8" draw:layer="layout" svg:width="3.573cm" svg:height="0.982cm" svg:x="4.766cm" svg:y="12.628cm" svg:viewBox="0 0 3574 983" draw:points="0,0 3574,0 3574,983 0,983">
          <text:p/>
        </draw:polygon>
        <draw:polygon draw:style-name="gr19" draw:text-style-name="P8" draw:layer="layout" svg:width="3.573cm" svg:height="0.982cm" svg:x="15.489cm" svg:y="12.628cm" svg:viewBox="0 0 3574 983" draw:points="0,0 3574,0 3574,983 0,983">
          <text:p/>
        </draw:polygon>
        <draw:polygon draw:style-name="gr23" draw:text-style-name="P10" draw:layer="layout" svg:width="2.718cm" svg:height="0.986cm" svg:x="2.048cm" svg:y="13.61cm" svg:viewBox="0 0 2719 987" draw:points="0,0 2719,0 2719,987 0,987">
          <text:p/>
        </draw:polygon>
        <draw:frame draw:style-name="gr24" draw:text-style-name="P9" draw:layer="layout" svg:width="1.272cm" svg:height="0.615cm" svg:x="2.773cm" svg:y="12.815cm">
          <draw:text-box>
            <text:p text:style-name="P1"><text:span text:style-name="T8">연</text:span><text:span text:style-name="T8">락</text:span><text:span text:style-name="T8">처</text:span></text:p>
          </draw:text-box>
        </draw:frame>
        <draw:polygon draw:style-name="gr19" draw:text-style-name="P8" draw:layer="layout" svg:width="3.573cm" svg:height="0.986cm" svg:x="4.766cm" svg:y="13.61cm" svg:viewBox="0 0 3574 987" draw:points="0,0 3574,0 3574,987 0,987">
          <text:p/>
        </draw:polygon>
        <draw:polygon draw:style-name="gr19" draw:text-style-name="P8" draw:layer="layout" svg:width="3.573cm" svg:height="0.986cm" svg:x="15.489cm" svg:y="13.61cm" svg:viewBox="0 0 3574 987" draw:points="0,0 3574,0 3574,987 0,987">
          <text:p/>
        </draw:polygon>
        <draw:line draw:style-name="gr89" draw:text-style-name="P4" draw:layer="layout" svg:x1="2.048cm" svg:y1="9.677cm" svg:x2="2.048cm" svg:y2="14.596cm">
          <text:p/>
        </draw:line>
        <draw:line draw:style-name="gr45" draw:text-style-name="P4" draw:layer="layout" svg:x1="4.766cm" svg:y1="9.677cm" svg:x2="4.766cm" svg:y2="14.596cm">
          <text:p/>
        </draw:line>
        <draw:line draw:style-name="gr45" draw:text-style-name="P4" draw:layer="layout" svg:x1="8.927cm" svg:y1="9.707cm" svg:x2="8.927cm" svg:y2="14.626cm">
          <text:p/>
        </draw:line>
        <draw:line draw:style-name="gr46" draw:text-style-name="P4" draw:layer="layout" svg:x1="11.916cm" svg:y1="9.677cm" svg:x2="11.916cm" svg:y2="14.596cm">
          <text:p/>
        </draw:line>
        <draw:line draw:style-name="gr46" draw:text-style-name="P4" draw:layer="layout" svg:x1="15.489cm" svg:y1="9.677cm" svg:x2="15.489cm" svg:y2="14.596cm">
          <text:p/>
        </draw:line>
        <draw:line draw:style-name="gr89" draw:text-style-name="P4" draw:layer="layout" svg:x1="19.062cm" svg:y1="9.677cm" svg:x2="19.062cm" svg:y2="14.596cm">
          <text:p/>
        </draw:line>
        <draw:line draw:style-name="gr89" draw:text-style-name="P4" draw:layer="layout" svg:x1="2.04cm" svg:y1="9.677cm" svg:x2="19.075cm" svg:y2="9.677cm">
          <text:p/>
        </draw:line>
        <draw:line draw:style-name="gr45" draw:text-style-name="P4" draw:layer="layout" svg:x1="2.04cm" svg:y1="10.659cm" svg:x2="8.348cm" svg:y2="10.659cm">
          <text:p/>
        </draw:line>
        <draw:line draw:style-name="gr46" draw:text-style-name="P4" draw:layer="layout" svg:x1="8.335cm" svg:y1="10.659cm" svg:x2="19.075cm" svg:y2="10.659cm">
          <text:p/>
        </draw:line>
        <draw:line draw:style-name="gr45" draw:text-style-name="P4" draw:layer="layout" svg:x1="2.04cm" svg:y1="11.645cm" svg:x2="19.075cm" svg:y2="11.645cm">
          <text:p/>
        </draw:line>
        <draw:line draw:style-name="gr45" draw:text-style-name="P4" draw:layer="layout" svg:x1="2.04cm" svg:y1="12.628cm" svg:x2="19.075cm" svg:y2="12.628cm">
          <text:p/>
        </draw:line>
        <draw:line draw:style-name="gr45" draw:text-style-name="P4" draw:layer="layout" svg:x1="2.04cm" svg:y1="13.61cm" svg:x2="19.075cm" svg:y2="13.61cm">
          <text:p/>
        </draw:line>
        <draw:line draw:style-name="gr89" draw:text-style-name="P4" draw:layer="layout" svg:x1="2.04cm" svg:y1="14.596cm" svg:x2="19.075cm" svg:y2="14.596cm">
          <text:p/>
        </draw:line>
        <draw:line draw:style-name="gr89" draw:text-style-name="P4" draw:layer="layout" svg:x1="19.062cm" svg:y1="9.677cm" svg:x2="19.062cm" svg:y2="14.596cm">
          <text:p/>
        </draw:line>
        <draw:line draw:style-name="gr89" draw:text-style-name="P4" draw:layer="layout" svg:x1="2.048cm" svg:y1="9.677cm" svg:x2="2.048cm" svg:y2="14.596cm">
          <text:p/>
        </draw:line>
        <draw:line draw:style-name="gr89" draw:text-style-name="P4" draw:layer="layout" svg:x1="2.04cm" svg:y1="14.596cm" svg:x2="19.075cm" svg:y2="14.596cm">
          <text:p/>
        </draw:line>
        <draw:line draw:style-name="gr89" draw:text-style-name="P4" draw:layer="layout" svg:x1="2.04cm" svg:y1="9.677cm" svg:x2="19.075cm" svg:y2="9.677cm">
          <text:p/>
        </draw:line>
        <draw:frame draw:style-name="gr29" draw:text-style-name="P9" draw:layer="layout" svg:width="1.327cm" svg:height="0.568cm" svg:x="2.811cm" svg:y="13.801cm">
          <draw:text-box>
            <text:p text:style-name="P1"><text:span text:style-name="T8">E</text:span><text:span text:style-name="T8">-</text:span><text:span text:style-name="T8">m</text:span><text:span text:style-name="T8">a</text:span><text:span text:style-name="T8">il</text:span></text:p>
          </draw:text-box>
        </draw:frame>
        <draw:polygon draw:style-name="gr90" draw:text-style-name="P19" draw:layer="layout" svg:width="3.578cm" svg:height="0.724cm" svg:x="4.715cm" svg:y="9.828cm" svg:viewBox="0 0 3579 725" draw:points="0,0 3579,0 3579,725 0,725">
          <text:p><text:span text:style-name="T9"><text:s/></text:span><text:span text:style-name="T9">국</text:span><text:span text:style-name="T9">일</text:span><text:span text:style-name="T9">호</text:span></text:p>
        </draw:polygon>
        <draw:polygon draw:style-name="gr90" draw:text-style-name="P19" draw:layer="layout" svg:width="3.578cm" svg:height="0.723cm" svg:x="4.715cm" svg:y="10.852cm" svg:viewBox="0 0 3579 724" draw:points="0,0 3579,0 3579,724 0,724">
          <text:p><text:span text:style-name="T9"><text:s/></text:span><text:span text:style-name="T9">경</text:span><text:span text:style-name="T9">희</text:span><text:span text:style-name="T9">대</text:span><text:span text:style-name="T9">학</text:span><text:span text:style-name="T9">교</text:span></text:p>
        </draw:polygon>
        <draw:polygon draw:style-name="gr90" draw:text-style-name="P19" draw:layer="layout" svg:width="3.578cm" svg:height="0.724cm" svg:x="4.915cm" svg:y="12.804cm" svg:viewBox="0 0 3579 725" draw:points="0,0 3579,0 3579,725 0,725">
          <text:p><text:span text:style-name="T9"><text:s/></text:span><text:span text:style-name="T9">0</text:span><text:span text:style-name="T9">1</text:span><text:span text:style-name="T9">0</text:span><text:span text:style-name="T9">-</text:span><text:span text:style-name="T9">9</text:span><text:span text:style-name="T9">4</text:span><text:span text:style-name="T9">0</text:span><text:span text:style-name="T9">1</text:span><text:span text:style-name="T9">-</text:span><text:span text:style-name="T9">4</text:span><text:span text:style-name="T9">7</text:span><text:span text:style-name="T9">9</text:span><text:span text:style-name="T9">1</text:span></text:p>
        </draw:polygon>
        <draw:polygon draw:style-name="gr90" draw:text-style-name="P19" draw:layer="layout" svg:width="3.578cm" svg:height="0.723cm" svg:x="4.915cm" svg:y="13.728cm" svg:viewBox="0 0 3579 724" draw:points="0,0 3579,0 3579,724 0,724">
          <text:p><text:span text:style-name="T9">g</text:span><text:span text:style-name="T9">o</text:span><text:span text:style-name="T9">o</text:span><text:span text:style-name="T9">d</text:span><text:span text:style-name="T9">k</text:span><text:span text:style-name="T9">o</text:span><text:span text:style-name="T9">o</text:span><text:span text:style-name="T9">k</text:span><text:span text:style-name="T9">@</text:span><text:span text:style-name="T9">k</text:span><text:span text:style-name="T9">h</text:span><text:span text:style-name="T9">u</text:span><text:span text:style-name="T9">.</text:span><text:span text:style-name="T9">a</text:span><text:span text:style-name="T9">c</text:span><text:span text:style-name="T9">.</text:span><text:span text:style-name="T9">k</text:span><text:span text:style-name="T9">r</text:span></text:p>
        </draw:polygon>
        <draw:polygon draw:style-name="gr90" draw:text-style-name="P19" draw:layer="layout" svg:width="3.578cm" svg:height="0.724cm" svg:x="5.215cm" svg:y="16.829cm" svg:viewBox="0 0 3579 725" draw:points="0,0 3579,0 3579,725 0,725">
          <text:p><text:span text:style-name="T9"><text:s/></text:span><text:span text:style-name="T9">국</text:span><text:span text:style-name="T9">일</text:span><text:span text:style-name="T9">호</text:span></text:p>
        </draw:polygon>
        <draw:polygon draw:style-name="gr90" draw:text-style-name="P19" draw:layer="layout" svg:width="3.578cm" svg:height="0.723cm" svg:x="13.716cm" svg:y="16.352cm" svg:viewBox="0 0 3579 724" draw:points="0,0 3579,0 3579,724 0,724">
          <text:p><text:span text:style-name="T9"><text:s/></text:span><text:span text:style-name="T9">경</text:span><text:span text:style-name="T9">희</text:span><text:span text:style-name="T9">대</text:span><text:span text:style-name="T9">학</text:span><text:span text:style-name="T9">교</text:span></text:p>
        </draw:polygon>
        <draw:polygon draw:style-name="gr90" draw:text-style-name="P19" draw:layer="layout" svg:width="3.578cm" svg:height="0.723cm" svg:x="13.717cm" svg:y="17.452cm" svg:viewBox="0 0 3579 724" draw:points="0,0 3579,0 3579,724 0,724">
          <text:p><text:span text:style-name="T9"><text:s/></text:span><text:span text:style-name="T9">전</text:span><text:span text:style-name="T9">자</text:span><text:span text:style-name="T9">공</text:span><text:span text:style-name="T9">학</text:span><text:span text:style-name="T9">과</text:span></text:p>
        </draw:polygon>
        <draw:polygon draw:style-name="gr90" draw:text-style-name="P19" draw:layer="layout" svg:width="3.578cm" svg:height="0.724cm" svg:x="5.316cm" svg:y="18.505cm" svg:viewBox="0 0 3579 725" draw:points="0,0 3579,0 3579,725 0,725">
          <text:p><text:span text:style-name="T9"><text:s/></text:span><text:span text:style-name="T9">0</text:span><text:span text:style-name="T9">1</text:span><text:span text:style-name="T9">0</text:span><text:span text:style-name="T9">-</text:span><text:span text:style-name="T9">9</text:span><text:span text:style-name="T9">4</text:span><text:span text:style-name="T9">0</text:span><text:span text:style-name="T9">1</text:span><text:span text:style-name="T9">-</text:span><text:span text:style-name="T9">4</text:span><text:span text:style-name="T9">7</text:span><text:span text:style-name="T9">9</text:span><text:span text:style-name="T9">1</text:span></text:p>
        </draw:polygon>
        <draw:polygon draw:style-name="gr90" draw:text-style-name="P19" draw:layer="layout" svg:width="3.578cm" svg:height="0.723cm" svg:x="13.955cm" svg:y="18.428cm" svg:viewBox="0 0 3579 724" draw:points="0,0 3579,0 3579,724 0,724">
          <text:p><text:span text:style-name="T9">g</text:span><text:span text:style-name="T9">o</text:span><text:span text:style-name="T9">o</text:span><text:span text:style-name="T9">d</text:span><text:span text:style-name="T9">k</text:span><text:span text:style-name="T9">o</text:span><text:span text:style-name="T9">o</text:span><text:span text:style-name="T9">k</text:span><text:span text:style-name="T9">@</text:span><text:span text:style-name="T9">k</text:span><text:span text:style-name="T9">h</text:span><text:span text:style-name="T9">u</text:span><text:span text:style-name="T9">.</text:span><text:span text:style-name="T9">a</text:span><text:span text:style-name="T9">c</text:span><text:span text:style-name="T9">.</text:span><text:span text:style-name="T9">k</text:span><text:span text:style-name="T9">r</text:span></text:p>
        </draw:polygon>
        <draw:polygon draw:style-name="gr90" draw:text-style-name="P19" draw:layer="layout" svg:width="14.078cm" svg:height="0.724cm" svg:x="4.222cm" svg:y="20.376cm" svg:viewBox="0 0 14079 725" draw:points="0,0 14079,0 14079,725 0,725">
          <text:p><text:span text:style-name="T9">F</text:span><text:span text:style-name="T9">I</text:span><text:span text:style-name="T9">R</text:span><text:span text:style-name="T9"> </text:span><text:span text:style-name="T9">필</text:span><text:span text:style-name="T9">터</text:span><text:span text:style-name="T9"> </text:span><text:span text:style-name="T9">파</text:span><text:span text:style-name="T9">이</text:span><text:span text:style-name="T9">프</text:span><text:span text:style-name="T9">라</text:span><text:span text:style-name="T9">인</text:span><text:span text:style-name="T9"> </text:span><text:span text:style-name="T9">어</text:span><text:span text:style-name="T9">레</text:span><text:span text:style-name="T9">이</text:span><text:span text:style-name="T9">의</text:span><text:span text:style-name="T9"> </text:span><text:span text:style-name="T9">P</text:span><text:span text:style-name="T9">E</text:span><text:span text:style-name="T9">(</text:span><text:span text:style-name="T9">디</text:span><text:span text:style-name="T9">자</text:span><text:span text:style-name="T9">인</text:span><text:span text:style-name="T9"> </text:span><text:span text:style-name="T9">킷</text:span><text:span text:style-name="T9"> </text:span><text:span text:style-name="T9">검</text:span><text:span text:style-name="T9">증</text:span><text:span text:style-name="T9">용</text:span><text:span text:style-name="T9">)</text:span></text:p>
        </draw:polygon>
        <draw:polygon draw:style-name="gr90" draw:text-style-name="P19" draw:layer="layout" svg:width="7.176cm" svg:height="0.724cm" svg:x="8.823cm" svg:y="21.977cm" svg:viewBox="0 0 7177 725" draw:points="0,0 7177,0 7177,725 0,725">
          <text:p><text:span text:style-name="T9">fi</text:span><text:span text:style-name="T9">r</text:span><text:span text:style-name="T9">_</text:span><text:span text:style-name="T9">p</text:span><text:span text:style-name="T9">e</text:span><text:span text:style-name="T9">_</text:span><text:span text:style-name="T9">T</text:span><text:span text:style-name="T9">o</text:span><text:span text:style-name="T9">p</text:span></text:p>
        </draw:polygon>
        <draw:polygon draw:style-name="gr90" draw:text-style-name="P19" draw:layer="layout" svg:width="7.176cm" svg:height="0.724cm" svg:x="5.823cm" svg:y="24.179cm" svg:viewBox="0 0 7177 725" draw:points="0,0 7177,0 7177,725 0,725">
          <text:p><text:span text:style-name="T9">M</text:span><text:span text:style-name="T9">a</text:span><text:span text:style-name="T9">g</text:span><text:span text:style-name="T9">i</text:span><text:span text:style-name="T9">c</text:span><text:span text:style-name="T9">, </text:span><text:span text:style-name="T9">O</text:span><text:span text:style-name="T9">p</text:span><text:span text:style-name="T9">e</text:span><text:span text:style-name="T9">n</text:span><text:span text:style-name="T9">-</text:span><text:span text:style-name="T9">S</text:span><text:span text:style-name="T9">o</text:span><text:span text:style-name="T9">u</text:span><text:span text:style-name="T9">r</text:span><text:span text:style-name="T9">c</text:span><text:span text:style-name="T9">e </text:span><text:span text:style-name="T9">L</text:span><text:span text:style-name="T9">a</text:span><text:span text:style-name="T9">y</text:span><text:span text:style-name="T9">o</text:span><text:span text:style-name="T9">u</text:span><text:span text:style-name="T9">t </text:span><text:span text:style-name="T9">T</text:span><text:span text:style-name="T9">o</text:span><text:span text:style-name="T9">o</text:span><text:span text:style-name="T9">l</text:span></text:p>
        </draw:polygon>
      </draw:page>
      <draw:page draw:name="page4" draw:style-name="dp1" draw:master-page-name="master-page3">
        <draw:frame draw:style-name="gr1" draw:text-style-name="P2" draw:layer="layout" svg:width="8.668cm" svg:height="0.505cm" svg:x="2.104cm" svg:y="1.428cm">
          <draw:text-box>
            <text:p text:style-name="P1"><text:span text:style-name="T1">과</text:span><text:span text:style-name="T1">학</text:span><text:span text:style-name="T1">기</text:span><text:span text:style-name="T1">술</text:span><text:span text:style-name="T1">정</text:span><text:span text:style-name="T1">보</text:span><text:span text:style-name="T1">통</text:span><text:span text:style-name="T1">신</text:span><text:span text:style-name="T1">부</text:span><text:span text:style-name="T1"> </text:span><text:span text:style-name="T1">반</text:span><text:span text:style-name="T1">도</text:span><text:span text:style-name="T1">체</text:span><text:span text:style-name="T1">설</text:span><text:span text:style-name="T1">계</text:span><text:span text:style-name="T1">검</text:span><text:span text:style-name="T1">증</text:span><text:span text:style-name="T1">인</text:span><text:span text:style-name="T1">프</text:span><text:span text:style-name="T1">라</text:span><text:span text:style-name="T1">활</text:span><text:span text:style-name="T1">성</text:span><text:span text:style-name="T1">화</text:span><text:span text:style-name="T1">사</text:span><text:span text:style-name="T1">업</text:span><text:span text:style-name="T1"> </text:span></text:p>
          </draw:text-box>
        </draw:frame>
        <draw:frame draw:style-name="gr2" draw:text-style-name="P2" draw:layer="layout" svg:width="0.35cm" svg:height="0.471cm" svg:x="1.998cm" svg:y="1.428cm">
          <draw:text-box>
            <text:p text:style-name="P1"><text:span text:style-name="T1">(</text:span></text:p>
          </draw:text-box>
        </draw:frame>
        <draw:frame draw:style-name="gr2" draw:text-style-name="P2" draw:layer="layout" svg:width="0.35cm" svg:height="0.471cm" svg:x="5.28cm" svg:y="1.428cm">
          <draw:text-box>
            <text:p text:style-name="P1"><text:span text:style-name="T1">) </text:span></text:p>
          </draw:text-box>
        </draw:frame>
        <draw:frame draw:style-name="gr3" draw:text-style-name="P2" draw:layer="layout" svg:width="4.32cm" svg:height="0.471cm" svg:x="11.032cm" svg:y="1.428cm">
          <draw:text-box>
            <text:p text:style-name="P1"><text:span text:style-name="T1">(</text:span><text:span text:style-name="T1">N</text:span><text:span text:style-name="T1">o</text:span><text:span text:style-name="T1">. </text:span><text:span text:style-name="T1">R</text:span><text:span text:style-name="T1">S</text:span><text:span text:style-name="T1">-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0</text:span><text:span text:style-name="T1">2</text:span><text:span text:style-name="T1">5</text:span><text:span text:style-name="T1">8</text:span><text:span text:style-name="T1">7</text:span><text:span text:style-name="T1">3</text:span><text:span text:style-name="T1">2</text:span><text:span text:style-name="T1">)</text:span></text:p>
          </draw:text-box>
        </draw:frame>
        <draw:frame draw:style-name="gr4" draw:text-style-name="P2" draw:layer="layout" svg:width="0.916cm" svg:height="0.471cm" svg:x="9.999cm" svg:y="27.776cm">
          <draw:text-box>
            <text:p text:style-name="P1"><text:span text:style-name="T2">- <text:s/></text:span><text:span text:style-name="T2">8 </text:span><text:span text:style-name="T2"><text:s/>-</text:span></text:p>
          </draw:text-box>
        </draw:frame>
        <draw:frame draw:style-name="gr91" draw:text-style-name="P20" draw:layer="layout" svg:width="15.267cm" svg:height="0.991cm" svg:x="2.633cm" svg:y="2.409cm">
          <draw:text-box>
            <text:p text:style-name="P1"><text:span text:style-name="T7">설</text:span><text:span text:style-name="T7">계</text:span><text:span text:style-name="T7"> </text:span><text:span text:style-name="T7">칩</text:span><text:span text:style-name="T7"> </text:span><text:span text:style-name="T7">체</text:span><text:span text:style-name="T7">크</text:span><text:span text:style-name="T7"> </text:span><text:span text:style-name="T7">사</text:span><text:span text:style-name="T7">항</text:span><text:span text:style-name="T7"> <text:s/></text:span><text:span text:style-name="T7">(</text:span><text:span text:style-name="T7">해</text:span><text:span text:style-name="T7">당</text:span><text:span text:style-name="T7">하</text:span><text:span text:style-name="T7">는</text:span><text:span text:style-name="T7"> </text:span><text:span text:style-name="T7">곳</text:span><text:span text:style-name="T7">에</text:span><text:span text:style-name="T7"> </text:span><text:span text:style-name="T7">O</text:span><text:span text:style-name="T7"> </text:span><text:span text:style-name="T7">표</text:span><text:span text:style-name="T7">기</text:span><text:span text:style-name="T7">) </text:span></text:p>
          </draw:text-box>
        </draw:frame>
        <draw:frame draw:style-name="gr81" draw:text-style-name="P9" draw:layer="layout" svg:width="0.535cm" svg:height="0.568cm" svg:x="1.998cm" svg:y="2.409cm">
          <draw:text-box>
            <text:p text:style-name="P1"><text:span text:style-name="T7">■</text:span><text:span text:style-name="T7"> </text:span></text:p>
          </draw:text-box>
        </draw:frame>
        <draw:frame draw:style-name="gr92" draw:text-style-name="P9" draw:layer="layout" svg:width="2.258cm" svg:height="0.615cm" svg:x="3.683cm" svg:y="3.624cm">
          <draw:text-box>
            <text:p text:style-name="P1"><text:span text:style-name="T7">표</text:span><text:span text:style-name="T7">준</text:span><text:span text:style-name="T7">칩</text:span><text:span text:style-name="T7"> </text:span><text:span text:style-name="T7">배</text:span><text:span text:style-name="T7">치</text:span></text:p>
          </draw:text-box>
        </draw:frame>
        <draw:frame draw:style-name="gr93" draw:text-style-name="P9" draw:layer="layout" svg:width="3.99cm" svg:height="0.568cm" svg:x="3.078cm" svg:y="4.301cm">
          <draw:text-box>
            <text:p text:style-name="P1"><text:span text:style-name="T7">(</text:span><text:span text:style-name="T7">M</text:span><text:span text:style-name="T7">P</text:span><text:span text:style-name="T7">W</text:span><text:span text:style-name="T7">_</text:span><text:span text:style-name="T7">P</text:span><text:span text:style-name="T7">A</text:span><text:span text:style-name="T7">D</text:span><text:span text:style-name="T7">_</text:span><text:span text:style-name="T7">2</text:span><text:span text:style-name="T7">8</text:span><text:span text:style-name="T7">p</text:span><text:span text:style-name="T7">i</text:span><text:span text:style-name="T7">n</text:span><text:span text:style-name="T7">) </text:span></text:p>
          </draw:text-box>
        </draw:frame>
        <draw:frame draw:style-name="gr21" draw:text-style-name="P9" draw:layer="layout" svg:width="0.849cm" svg:height="0.615cm" svg:x="10.025cm" svg:y="3.484cm">
          <draw:text-box>
            <text:p text:style-name="P1"><text:span text:style-name="T7">사</text:span><text:span text:style-name="T7">용</text:span></text:p>
          </draw:text-box>
        </draw:frame>
        <draw:line draw:style-name="gr8" draw:text-style-name="P4" draw:layer="layout" svg:x1="2.048cm" svg:y1="3.314cm" svg:x2="2.048cm" svg:y2="5.215cm">
          <text:p/>
        </draw:line>
        <draw:line draw:style-name="gr8" draw:text-style-name="P4" draw:layer="layout" svg:x1="7.649cm" svg:y1="3.314cm" svg:x2="7.649cm" svg:y2="5.215cm">
          <text:p/>
        </draw:line>
        <draw:line draw:style-name="gr8" draw:text-style-name="P4" draw:layer="layout" svg:x1="13.246cm" svg:y1="3.314cm" svg:x2="13.246cm" svg:y2="5.215cm">
          <text:p/>
        </draw:line>
        <draw:line draw:style-name="gr8" draw:text-style-name="P4" draw:layer="layout" svg:x1="18.846cm" svg:y1="3.314cm" svg:x2="18.846cm" svg:y2="5.215cm">
          <text:p/>
        </draw:line>
        <draw:line draw:style-name="gr8" draw:text-style-name="P4" draw:layer="layout" svg:x1="2.044cm" svg:y1="3.314cm" svg:x2="18.855cm" svg:y2="3.314cm">
          <text:p/>
        </draw:line>
        <draw:line draw:style-name="gr8" draw:text-style-name="P4" draw:layer="layout" svg:x1="7.645cm" svg:y1="4.267cm" svg:x2="18.855cm" svg:y2="4.267cm">
          <text:p/>
        </draw:line>
        <draw:line draw:style-name="gr8" draw:text-style-name="P4" draw:layer="layout" svg:x1="2.044cm" svg:y1="5.215cm" svg:x2="18.855cm" svg:y2="5.215cm">
          <text:p/>
        </draw:line>
        <draw:line draw:style-name="gr8" draw:text-style-name="P4" draw:layer="layout" svg:x1="18.846cm" svg:y1="3.314cm" svg:x2="18.846cm" svg:y2="5.215cm">
          <text:p/>
        </draw:line>
        <draw:line draw:style-name="gr8" draw:text-style-name="P4" draw:layer="layout" svg:x1="2.048cm" svg:y1="3.314cm" svg:x2="2.048cm" svg:y2="5.215cm">
          <text:p/>
        </draw:line>
        <draw:line draw:style-name="gr8" draw:text-style-name="P4" draw:layer="layout" svg:x1="2.044cm" svg:y1="5.215cm" svg:x2="18.855cm" svg:y2="5.215cm">
          <text:p/>
        </draw:line>
        <draw:line draw:style-name="gr8" draw:text-style-name="P4" draw:layer="layout" svg:x1="2.044cm" svg:y1="3.314cm" svg:x2="18.855cm" svg:y2="3.314cm">
          <text:p/>
        </draw:line>
        <draw:frame draw:style-name="gr24" draw:text-style-name="P9" draw:layer="layout" svg:width="1.272cm" svg:height="0.615cm" svg:x="15.414cm" svg:y="3.484cm">
          <draw:text-box>
            <text:p text:style-name="P1"><text:span text:style-name="T7">미</text:span><text:span text:style-name="T7">사</text:span><text:span text:style-name="T7">용</text:span></text:p>
          </draw:text-box>
        </draw:frame>
        <draw:frame draw:style-name="gr73" draw:text-style-name="P9" draw:layer="layout" svg:width="0.54cm" svg:height="0.568cm" svg:x="1.998cm" svg:y="5.512cm">
          <draw:text-box>
            <text:p text:style-name="P1"><text:span text:style-name="T7">※</text:span><text:span text:style-name="T7"> </text:span></text:p>
          </draw:text-box>
        </draw:frame>
        <draw:frame draw:style-name="gr94" draw:text-style-name="P17" draw:layer="layout" svg:width="6.432cm" svg:height="0.653cm" svg:x="2.703cm" svg:y="5.512cm">
          <draw:text-box>
            <text:p text:style-name="P1"><text:span text:style-name="T14">표</text:span><text:span text:style-name="T14">준</text:span><text:span text:style-name="T14">칩</text:span><text:span text:style-name="T14"> </text:span><text:span text:style-name="T14">배</text:span><text:span text:style-name="T14">치</text:span><text:span text:style-name="T14"> </text:span><text:span text:style-name="T14">미</text:span><text:span text:style-name="T14">사</text:span><text:span text:style-name="T14">용</text:span><text:span text:style-name="T14">의</text:span><text:span text:style-name="T14"> </text:span><text:span text:style-name="T14">경</text:span><text:span text:style-name="T14">우</text:span><text:span text:style-name="T14">에</text:span><text:span text:style-name="T14">는</text:span><text:span text:style-name="T14"> </text:span></text:p>
          </draw:text-box>
        </draw:frame>
        <draw:frame draw:style-name="gr95" draw:text-style-name="P17" draw:layer="layout" svg:width="2.69cm" svg:height="0.653cm" svg:x="10.954cm" svg:y="5.512cm">
          <draw:text-box>
            <text:p text:style-name="P1"><text:span text:style-name="T14">만</text:span><text:span text:style-name="T14"> </text:span><text:span text:style-name="T14">제</text:span><text:span text:style-name="T14">공</text:span><text:span text:style-name="T14"> </text:span><text:span text:style-name="T14">가</text:span><text:span text:style-name="T14">능</text:span><text:span text:style-name="T14"> </text:span></text:p>
          </draw:text-box>
        </draw:frame>
        <draw:frame draw:style-name="gr96" draw:text-style-name="P17" draw:layer="layout" svg:width="3.439cm" svg:height="0.653cm" svg:x="13.837cm" svg:y="5.512cm">
          <draw:text-box>
            <text:p text:style-name="P1"><text:span text:style-name="T14">패</text:span><text:span text:style-name="T14">키</text:span><text:span text:style-name="T14">지</text:span><text:span text:style-name="T14"> </text:span><text:span text:style-name="T14">제</text:span><text:span text:style-name="T14">공</text:span><text:span text:style-name="T14"> </text:span><text:span text:style-name="T14">불</text:span><text:span text:style-name="T14">가</text:span></text:p>
          </draw:text-box>
        </draw:frame>
        <draw:frame draw:style-name="gr97" draw:text-style-name="P17" draw:layer="layout" svg:width="2.081cm" svg:height="0.602cm" svg:x="9.053cm" svg:y="5.512cm">
          <draw:text-box>
            <text:p text:style-name="P1"><text:span text:style-name="T14">B</text:span><text:span text:style-name="T14">a</text:span><text:span text:style-name="T14">r</text:span><text:span text:style-name="T14">e</text:span><text:span text:style-name="T14"> </text:span><text:span text:style-name="T14">D</text:span><text:span text:style-name="T14">i</text:span><text:span text:style-name="T14">e</text:span><text:span text:style-name="T14"> </text:span></text:p>
          </draw:text-box>
        </draw:frame>
        <draw:frame draw:style-name="gr78" draw:text-style-name="P17" draw:layer="layout" svg:width="0.422cm" svg:height="0.602cm" svg:x="13.708cm" svg:y="5.512cm">
          <draw:text-box>
            <text:p text:style-name="P1"><text:span text:style-name="T14">(</text:span></text:p>
          </draw:text-box>
        </draw:frame>
        <draw:frame draw:style-name="gr78" draw:text-style-name="P17" draw:layer="layout" svg:width="0.422cm" svg:height="0.602cm" svg:x="17.226cm" svg:y="5.512cm">
          <draw:text-box>
            <text:p text:style-name="P1"><text:span text:style-name="T14">)</text:span></text:p>
          </draw:text-box>
        </draw:frame>
        <draw:frame draw:style-name="gr84" draw:text-style-name="P9" draw:layer="layout" svg:width="1.412cm" svg:height="0.615cm" svg:x="3.497cm" svg:y="7.489cm">
          <draw:text-box>
            <text:p text:style-name="P1"><text:span text:style-name="T7">제</text:span><text:span text:style-name="T7">공</text:span><text:span text:style-name="T7">한</text:span><text:span text:style-name="T7"> </text:span></text:p>
          </draw:text-box>
        </draw:frame>
        <draw:frame draw:style-name="gr98" draw:text-style-name="P9" draw:layer="layout" svg:width="0.565cm" svg:height="0.615cm" svg:x="5.774cm" svg:y="7.489cm">
          <draw:text-box>
            <text:p text:style-name="P1"><text:span text:style-name="T7">의</text:span><text:span text:style-name="T7"> </text:span></text:p>
          </draw:text-box>
        </draw:frame>
        <draw:frame draw:style-name="gr99" draw:text-style-name="P9" draw:layer="layout" svg:width="0.87cm" svg:height="0.568cm" svg:x="4.978cm" svg:y="7.489cm">
          <draw:text-box>
            <text:p text:style-name="P1"><text:span text:style-name="T7">P</text:span><text:span text:style-name="T7">D</text:span><text:span text:style-name="T7">K</text:span></text:p>
          </draw:text-box>
        </draw:frame>
        <draw:frame draw:style-name="gr28" draw:text-style-name="P9" draw:layer="layout" svg:width="1.835cm" svg:height="0.615cm" svg:x="4.492cm" svg:y="8.167cm">
          <draw:text-box>
            <text:p text:style-name="P1"><text:span text:style-name="T7">사</text:span><text:span text:style-name="T7">용</text:span><text:span text:style-name="T7"> </text:span><text:span text:style-name="T7">여</text:span><text:span text:style-name="T7">부</text:span></text:p>
          </draw:text-box>
        </draw:frame>
        <draw:frame draw:style-name="gr36" draw:text-style-name="P9" draw:layer="layout" svg:width="1.175cm" svg:height="0.568cm" svg:x="3.298cm" svg:y="8.167cm">
          <draw:text-box>
            <text:p text:style-name="P1"><text:span text:style-name="T7">G</text:span><text:span text:style-name="T7">P</text:span><text:span text:style-name="T7">I</text:span><text:span text:style-name="T7">O</text:span><text:span text:style-name="T7"> </text:span></text:p>
          </draw:text-box>
        </draw:frame>
        <draw:frame draw:style-name="gr21" draw:text-style-name="P9" draw:layer="layout" svg:width="0.849cm" svg:height="0.615cm" svg:x="10.025cm" svg:y="7.349cm">
          <draw:text-box>
            <text:p text:style-name="P1"><text:span text:style-name="T7">사</text:span><text:span text:style-name="T7">용</text:span></text:p>
          </draw:text-box>
        </draw:frame>
        <draw:line draw:style-name="gr8" draw:text-style-name="P4" draw:layer="layout" svg:x1="2.048cm" svg:y1="7.179cm" svg:x2="2.048cm" svg:y2="9.08cm">
          <text:p/>
        </draw:line>
        <draw:line draw:style-name="gr8" draw:text-style-name="P4" draw:layer="layout" svg:x1="7.649cm" svg:y1="7.179cm" svg:x2="7.649cm" svg:y2="9.08cm">
          <text:p/>
        </draw:line>
        <draw:line draw:style-name="gr8" draw:text-style-name="P4" draw:layer="layout" svg:x1="13.246cm" svg:y1="7.179cm" svg:x2="13.246cm" svg:y2="9.08cm">
          <text:p/>
        </draw:line>
        <draw:line draw:style-name="gr8" draw:text-style-name="P4" draw:layer="layout" svg:x1="18.846cm" svg:y1="7.179cm" svg:x2="18.846cm" svg:y2="9.08cm">
          <text:p/>
        </draw:line>
        <draw:line draw:style-name="gr8" draw:text-style-name="P4" draw:layer="layout" svg:x1="2.044cm" svg:y1="7.179cm" svg:x2="18.855cm" svg:y2="7.179cm">
          <text:p/>
        </draw:line>
        <draw:line draw:style-name="gr8" draw:text-style-name="P4" draw:layer="layout" svg:x1="7.645cm" svg:y1="8.132cm" svg:x2="18.855cm" svg:y2="8.132cm">
          <text:p/>
        </draw:line>
        <draw:line draw:style-name="gr8" draw:text-style-name="P4" draw:layer="layout" svg:x1="2.044cm" svg:y1="9.08cm" svg:x2="18.855cm" svg:y2="9.08cm">
          <text:p/>
        </draw:line>
        <draw:line draw:style-name="gr8" draw:text-style-name="P4" draw:layer="layout" svg:x1="18.846cm" svg:y1="7.179cm" svg:x2="18.846cm" svg:y2="9.08cm">
          <text:p/>
        </draw:line>
        <draw:line draw:style-name="gr8" draw:text-style-name="P4" draw:layer="layout" svg:x1="2.048cm" svg:y1="7.179cm" svg:x2="2.048cm" svg:y2="9.08cm">
          <text:p/>
        </draw:line>
        <draw:line draw:style-name="gr8" draw:text-style-name="P4" draw:layer="layout" svg:x1="2.044cm" svg:y1="9.08cm" svg:x2="18.855cm" svg:y2="9.08cm">
          <text:p/>
        </draw:line>
        <draw:line draw:style-name="gr8" draw:text-style-name="P4" draw:layer="layout" svg:x1="2.044cm" svg:y1="7.179cm" svg:x2="18.855cm" svg:y2="7.179cm">
          <text:p/>
        </draw:line>
        <draw:frame draw:style-name="gr24" draw:text-style-name="P9" draw:layer="layout" svg:width="1.272cm" svg:height="0.615cm" svg:x="15.414cm" svg:y="7.349cm">
          <draw:text-box>
            <text:p text:style-name="P1"><text:span text:style-name="T7">미</text:span><text:span text:style-name="T7">사</text:span><text:span text:style-name="T7">용</text:span></text:p>
          </draw:text-box>
        </draw:frame>
        <draw:frame draw:style-name="gr100" draw:text-style-name="P9" draw:layer="layout" svg:width="2.398cm" svg:height="0.615cm" svg:x="2.379cm" svg:y="11.054cm">
          <draw:text-box>
            <text:p text:style-name="P1"><text:span text:style-name="T7">칩</text:span><text:span text:style-name="T7"> </text:span><text:span text:style-name="T7">제</text:span><text:span text:style-name="T7">공</text:span><text:span text:style-name="T7"> </text:span><text:span text:style-name="T7">형</text:span><text:span text:style-name="T7">태</text:span></text:p>
          </draw:text-box>
        </draw:frame>
        <draw:frame draw:style-name="gr101" draw:text-style-name="P9" draw:layer="layout" svg:width="1.966cm" svg:height="0.568cm" svg:x="6.655cm" svg:y="10.241cm">
          <draw:text-box>
            <text:p text:style-name="P1"><text:span text:style-name="T7">B</text:span><text:span text:style-name="T7">a</text:span><text:span text:style-name="T7">r</text:span><text:span text:style-name="T7">e</text:span><text:span text:style-name="T7"> </text:span><text:span text:style-name="T7">D</text:span><text:span text:style-name="T7">i</text:span><text:span text:style-name="T7">e</text:span><text:span text:style-name="T7"> </text:span></text:p>
          </draw:text-box>
        </draw:frame>
        <draw:frame draw:style-name="gr102" draw:text-style-name="P9" draw:layer="layout" svg:width="1.225cm" svg:height="0.568cm" svg:x="6.968cm" svg:y="10.918cm">
          <draw:text-box>
            <text:p text:style-name="P1"><text:span text:style-name="T7">(</text:span><text:span text:style-name="T7">o</text:span><text:span text:style-name="T7">n</text:span><text:span text:style-name="T7">l</text:span><text:span text:style-name="T7">y</text:span><text:span text:style-name="T7">)</text:span></text:p>
          </draw:text-box>
        </draw:frame>
        <draw:frame draw:style-name="gr84" draw:text-style-name="P9" draw:layer="layout" svg:width="1.412cm" svg:height="0.615cm" svg:x="12.294cm" svg:y="10.241cm">
          <draw:text-box>
            <text:p text:style-name="P1"><text:span text:style-name="T7">패</text:span><text:span text:style-name="T7">키</text:span><text:span text:style-name="T7">지</text:span><text:span text:style-name="T7"> </text:span></text:p>
          </draw:text-box>
        </draw:frame>
        <draw:frame draw:style-name="gr103" draw:text-style-name="P9" draw:layer="layout" svg:width="2.339cm" svg:height="0.568cm" svg:x="10.041cm" svg:y="10.341cm">
          <draw:text-box>
            <text:p text:style-name="P1"><text:span text:style-name="T7">2</text:span><text:span text:style-name="T7">8</text:span><text:span text:style-name="T7">p</text:span><text:span text:style-name="T7">i</text:span><text:span text:style-name="T7">n</text:span><text:span text:style-name="T7">-</text:span><text:span text:style-name="T7">S</text:span><text:span text:style-name="T7">O</text:span><text:span text:style-name="T7">P</text:span><text:span text:style-name="T7"> </text:span></text:p>
          </draw:text-box>
        </draw:frame>
        <draw:frame draw:style-name="gr102" draw:text-style-name="P9" draw:layer="layout" svg:width="1.225cm" svg:height="0.568cm" svg:x="11.265cm" svg:y="10.918cm">
          <draw:text-box>
            <text:p text:style-name="P1"><text:span text:style-name="T7">(</text:span><text:span text:style-name="T7">o</text:span><text:span text:style-name="T7">n</text:span><text:span text:style-name="T7">l</text:span><text:span text:style-name="T7">y</text:span><text:span text:style-name="T7">)</text:span></text:p>
          </draw:text-box>
        </draw:frame>
        <draw:frame draw:style-name="gr104" draw:text-style-name="P9" draw:layer="layout" svg:width="2.432cm" svg:height="0.568cm" svg:x="15.227cm" svg:y="10.241cm">
          <draw:text-box>
            <text:p text:style-name="P1"><text:span text:style-name="T7">B</text:span><text:span text:style-name="T7">a</text:span><text:span text:style-name="T7">r</text:span><text:span text:style-name="T7">e</text:span><text:span text:style-name="T7"> </text:span><text:span text:style-name="T7">D</text:span><text:span text:style-name="T7">i</text:span><text:span text:style-name="T7">e</text:span><text:span text:style-name="T7"> </text:span><text:span text:style-name="T7">&amp;</text:span><text:span text:style-name="T7"> </text:span></text:p>
          </draw:text-box>
        </draw:frame>
        <draw:frame draw:style-name="gr92" draw:text-style-name="P9" draw:layer="layout" svg:width="2.258cm" svg:height="0.615cm" svg:x="16.273cm" svg:y="10.918cm">
          <draw:text-box>
            <text:p text:style-name="P1"><text:span text:style-name="T7">패</text:span><text:span text:style-name="T7">키</text:span><text:span text:style-name="T7">지</text:span><text:span text:style-name="T7"> </text:span><text:span text:style-name="T7">모</text:span><text:span text:style-name="T7">두</text:span></text:p>
          </draw:text-box>
        </draw:frame>
        <draw:line draw:style-name="gr8" draw:text-style-name="P4" draw:layer="layout" svg:x1="2.048cm" svg:y1="10.282cm" svg:x2="2.048cm" svg:y2="12.433cm">
          <text:p/>
        </draw:line>
        <draw:line draw:style-name="gr8" draw:text-style-name="P4" draw:layer="layout" svg:x1="5.253cm" svg:y1="10.282cm" svg:x2="5.253cm" svg:y2="12.433cm">
          <text:p/>
        </draw:line>
        <draw:line draw:style-name="gr8" draw:text-style-name="P4" draw:layer="layout" svg:x1="9.749cm" svg:y1="10.282cm" svg:x2="9.749cm" svg:y2="12.433cm">
          <text:p/>
        </draw:line>
        <draw:line draw:style-name="gr8" draw:text-style-name="P4" draw:layer="layout" svg:x1="13.851cm" svg:y1="10.282cm" svg:x2="13.851cm" svg:y2="12.433cm">
          <text:p/>
        </draw:line>
        <draw:line draw:style-name="gr8" draw:text-style-name="P4" draw:layer="layout" svg:x1="18.846cm" svg:y1="10.282cm" svg:x2="18.846cm" svg:y2="12.433cm">
          <text:p/>
        </draw:line>
        <draw:line draw:style-name="gr8" draw:text-style-name="P4" draw:layer="layout" svg:x1="2.044cm" svg:y1="10.282cm" svg:x2="18.855cm" svg:y2="10.282cm">
          <text:p/>
        </draw:line>
        <draw:line draw:style-name="gr8" draw:text-style-name="P4" draw:layer="layout" svg:x1="5.249cm" svg:y1="11.48cm" svg:x2="18.855cm" svg:y2="11.48cm">
          <text:p/>
        </draw:line>
        <draw:line draw:style-name="gr8" draw:text-style-name="P4" draw:layer="layout" svg:x1="2.044cm" svg:y1="12.433cm" svg:x2="18.855cm" svg:y2="12.433cm">
          <text:p/>
        </draw:line>
        <draw:line draw:style-name="gr8" draw:text-style-name="P4" draw:layer="layout" svg:x1="18.846cm" svg:y1="10.282cm" svg:x2="18.846cm" svg:y2="12.433cm">
          <text:p/>
        </draw:line>
        <draw:line draw:style-name="gr8" draw:text-style-name="P4" draw:layer="layout" svg:x1="2.048cm" svg:y1="10.282cm" svg:x2="2.048cm" svg:y2="12.433cm">
          <text:p/>
        </draw:line>
        <draw:line draw:style-name="gr8" draw:text-style-name="P4" draw:layer="layout" svg:x1="2.044cm" svg:y1="12.433cm" svg:x2="18.855cm" svg:y2="12.433cm">
          <text:p/>
        </draw:line>
        <draw:line draw:style-name="gr8" draw:text-style-name="P4" draw:layer="layout" svg:x1="2.044cm" svg:y1="10.282cm" svg:x2="18.855cm" svg:y2="10.282cm">
          <text:p/>
        </draw:line>
        <draw:frame draw:style-name="gr105" draw:text-style-name="P9" draw:layer="layout" svg:width="2.263cm" svg:height="0.568cm" svg:x="14.097cm" svg:y="10.918cm">
          <draw:text-box>
            <text:p text:style-name="P1"><text:span text:style-name="T7">2</text:span><text:span text:style-name="T7">8</text:span><text:span text:style-name="T7">p</text:span><text:span text:style-name="T7">i</text:span><text:span text:style-name="T7">n</text:span><text:span text:style-name="T7">-</text:span><text:span text:style-name="T7">S</text:span><text:span text:style-name="T7">o</text:span><text:span text:style-name="T7">P</text:span><text:span text:style-name="T7"> </text:span></text:p>
          </draw:text-box>
        </draw:frame>
        <draw:frame draw:style-name="gr28" draw:text-style-name="P9" draw:layer="layout" svg:width="1.835cm" svg:height="0.615cm" svg:x="2.646cm" svg:y="14.279cm">
          <draw:text-box>
            <text:p text:style-name="P1"><text:span text:style-name="T7">설</text:span><text:span text:style-name="T7">계</text:span><text:span text:style-name="T7"> </text:span><text:span text:style-name="T7">면</text:span><text:span text:style-name="T7">적</text:span></text:p>
          </draw:text-box>
        </draw:frame>
        <draw:frame draw:style-name="gr106" draw:text-style-name="P9" draw:layer="layout" svg:width="0.771cm" svg:height="0.615cm" svg:x="9.462cm" svg:y="14.279cm">
          <draw:text-box>
            <text:p text:style-name="P1"><text:span text:style-name="T7">1</text:span><text:span text:style-name="T7">칩</text:span></text:p>
          </draw:text-box>
        </draw:frame>
        <draw:line draw:style-name="gr8" draw:text-style-name="P4" draw:layer="layout" svg:x1="2.048cm" svg:y1="13.635cm" svg:x2="2.048cm" svg:y2="15.536cm">
          <text:p/>
        </draw:line>
        <draw:line draw:style-name="gr8" draw:text-style-name="P4" draw:layer="layout" svg:x1="5.151cm" svg:y1="13.635cm" svg:x2="5.151cm" svg:y2="15.536cm">
          <text:p/>
        </draw:line>
        <draw:line draw:style-name="gr8" draw:text-style-name="P4" draw:layer="layout" svg:x1="18.846cm" svg:y1="13.635cm" svg:x2="18.846cm" svg:y2="15.536cm">
          <text:p/>
        </draw:line>
        <draw:line draw:style-name="gr8" draw:text-style-name="P4" draw:layer="layout" svg:x1="2.044cm" svg:y1="13.635cm" svg:x2="18.855cm" svg:y2="13.635cm">
          <text:p/>
        </draw:line>
        <draw:line draw:style-name="gr8" draw:text-style-name="P4" draw:layer="layout" svg:x1="2.044cm" svg:y1="15.536cm" svg:x2="18.855cm" svg:y2="15.536cm">
          <text:p/>
        </draw:line>
        <draw:line draw:style-name="gr8" draw:text-style-name="P4" draw:layer="layout" svg:x1="18.846cm" svg:y1="13.635cm" svg:x2="18.846cm" svg:y2="15.536cm">
          <text:p/>
        </draw:line>
        <draw:line draw:style-name="gr8" draw:text-style-name="P4" draw:layer="layout" svg:x1="2.048cm" svg:y1="13.635cm" svg:x2="2.048cm" svg:y2="15.536cm">
          <text:p/>
        </draw:line>
        <draw:line draw:style-name="gr8" draw:text-style-name="P4" draw:layer="layout" svg:x1="2.044cm" svg:y1="15.536cm" svg:x2="18.855cm" svg:y2="15.536cm">
          <text:p/>
        </draw:line>
        <draw:line draw:style-name="gr8" draw:text-style-name="P4" draw:layer="layout" svg:x1="2.044cm" svg:y1="13.635cm" svg:x2="18.855cm" svg:y2="13.635cm">
          <text:p/>
        </draw:line>
        <draw:frame draw:style-name="gr28" draw:text-style-name="P9" draw:layer="layout" svg:width="1.835cm" svg:height="0.615cm" svg:x="2.646cm" svg:y="17.509cm">
          <draw:text-box>
            <text:p text:style-name="P1"><text:span text:style-name="T7">사</text:span><text:span text:style-name="T7">용</text:span><text:span text:style-name="T7"> </text:span><text:span text:style-name="T7">소</text:span><text:span text:style-name="T7">자</text:span></text:p>
          </draw:text-box>
        </draw:frame>
        <draw:frame draw:style-name="gr107" draw:text-style-name="P9" draw:layer="layout" svg:width="1.285cm" svg:height="0.568cm" svg:x="5.482cm" svg:y="17.031cm">
          <draw:text-box>
            <text:p text:style-name="P1"><text:span text:style-name="T7">N</text:span><text:span text:style-name="T7">M</text:span><text:span text:style-name="T7">O</text:span><text:span text:style-name="T7">S</text:span></text:p>
          </draw:text-box>
        </draw:frame>
        <draw:frame draw:style-name="gr108" draw:text-style-name="P9" draw:layer="layout" svg:width="1.247cm" svg:height="0.568cm" svg:x="7.449cm" svg:y="17.031cm">
          <draw:text-box>
            <text:p text:style-name="P1"><text:span text:style-name="T7">P</text:span><text:span text:style-name="T7">M</text:span><text:span text:style-name="T7">O</text:span><text:span text:style-name="T7">S</text:span></text:p>
          </draw:text-box>
        </draw:frame>
        <draw:frame draw:style-name="gr109" draw:text-style-name="P9" draw:layer="layout" svg:width="0.988cm" svg:height="0.568cm" svg:x="9.567cm" svg:y="16.692cm">
          <draw:text-box>
            <text:p text:style-name="P1"><text:span text:style-name="T7">P</text:span><text:span text:style-name="T7">N</text:span><text:span text:style-name="T7">P</text:span><text:span text:style-name="T7"> </text:span></text:p>
          </draw:text-box>
        </draw:frame>
        <draw:frame draw:style-name="gr110" draw:text-style-name="P9" draw:layer="layout" svg:width="0.751cm" svg:height="0.568cm" svg:x="9.66cm" svg:y="17.37cm">
          <draw:text-box>
            <text:p text:style-name="P1"><text:span text:style-name="T7">B</text:span><text:span text:style-name="T7">J</text:span><text:span text:style-name="T7">T</text:span></text:p>
          </draw:text-box>
        </draw:frame>
        <draw:frame draw:style-name="gr111" draw:text-style-name="P9" draw:layer="layout" svg:width="1.712cm" svg:height="0.568cm" svg:x="11.146cm" svg:y="17.031cm">
          <draw:text-box>
            <text:p text:style-name="P1"><text:span text:style-name="T7">R</text:span><text:span text:style-name="T7">e</text:span><text:span text:style-name="T7">s</text:span><text:span text:style-name="T7">i</text:span><text:span text:style-name="T7">s</text:span><text:span text:style-name="T7">t</text:span><text:span text:style-name="T7">o</text:span><text:span text:style-name="T7">r</text:span></text:p>
          </draw:text-box>
        </draw:frame>
        <draw:frame draw:style-name="gr112" draw:text-style-name="P9" draw:layer="layout" svg:width="2.03cm" svg:height="0.568cm" svg:x="13.072cm" svg:y="17.031cm">
          <draw:text-box>
            <text:p text:style-name="P1"><text:span text:style-name="T7">C</text:span><text:span text:style-name="T7">a</text:span><text:span text:style-name="T7">p</text:span><text:span text:style-name="T7">a</text:span><text:span text:style-name="T7">c</text:span><text:span text:style-name="T7">i</text:span><text:span text:style-name="T7">t</text:span><text:span text:style-name="T7">o</text:span><text:span text:style-name="T7">r</text:span></text:p>
          </draw:text-box>
        </draw:frame>
        <draw:frame draw:style-name="gr113" draw:text-style-name="P9" draw:layer="layout" svg:width="1.234cm" svg:height="0.568cm" svg:x="15.435cm" svg:y="17.031cm">
          <draw:text-box>
            <text:p text:style-name="P1"><text:span text:style-name="T7">D</text:span><text:span text:style-name="T7">i</text:span><text:span text:style-name="T7">o</text:span><text:span text:style-name="T7">d</text:span><text:span text:style-name="T7">e</text:span></text:p>
          </draw:text-box>
        </draw:frame>
        <draw:line draw:style-name="gr8" draw:text-style-name="P4" draw:layer="layout" svg:x1="2.048cm" svg:y1="16.738cm" svg:x2="2.048cm" svg:y2="18.889cm">
          <text:p/>
        </draw:line>
        <draw:line draw:style-name="gr8" draw:text-style-name="P4" draw:layer="layout" svg:x1="5.151cm" svg:y1="16.738cm" svg:x2="5.151cm" svg:y2="18.889cm">
          <text:p/>
        </draw:line>
        <draw:line draw:style-name="gr8" draw:text-style-name="P4" draw:layer="layout" svg:x1="7.082cm" svg:y1="16.738cm" svg:x2="7.082cm" svg:y2="18.889cm">
          <text:p/>
        </draw:line>
        <draw:line draw:style-name="gr8" draw:text-style-name="P4" draw:layer="layout" svg:x1="9.008cm" svg:y1="16.738cm" svg:x2="9.008cm" svg:y2="18.889cm">
          <text:p/>
        </draw:line>
        <draw:line draw:style-name="gr8" draw:text-style-name="P4" draw:layer="layout" svg:x1="10.938cm" svg:y1="16.738cm" svg:x2="10.938cm" svg:y2="18.889cm">
          <text:p/>
        </draw:line>
        <draw:line draw:style-name="gr8" draw:text-style-name="P4" draw:layer="layout" svg:x1="12.865cm" svg:y1="16.738cm" svg:x2="12.865cm" svg:y2="18.889cm">
          <text:p/>
        </draw:line>
        <draw:line draw:style-name="gr8" draw:text-style-name="P4" draw:layer="layout" svg:x1="15.091cm" svg:y1="16.738cm" svg:x2="15.091cm" svg:y2="18.889cm">
          <text:p/>
        </draw:line>
        <draw:line draw:style-name="gr8" draw:text-style-name="P4" draw:layer="layout" svg:x1="16.92cm" svg:y1="16.738cm" svg:x2="16.92cm" svg:y2="18.889cm">
          <text:p/>
        </draw:line>
        <draw:line draw:style-name="gr8" draw:text-style-name="P4" draw:layer="layout" svg:x1="18.851cm" svg:y1="16.738cm" svg:x2="18.851cm" svg:y2="18.889cm">
          <text:p/>
        </draw:line>
        <draw:line draw:style-name="gr8" draw:text-style-name="P4" draw:layer="layout" svg:x1="2.044cm" svg:y1="16.738cm" svg:x2="18.859cm" svg:y2="16.738cm">
          <text:p/>
        </draw:line>
        <draw:line draw:style-name="gr8" draw:text-style-name="P4" draw:layer="layout" svg:x1="5.147cm" svg:y1="17.936cm" svg:x2="18.859cm" svg:y2="17.936cm">
          <text:p/>
        </draw:line>
        <draw:line draw:style-name="gr8" draw:text-style-name="P4" draw:layer="layout" svg:x1="2.044cm" svg:y1="18.889cm" svg:x2="18.859cm" svg:y2="18.889cm">
          <text:p/>
        </draw:line>
        <draw:line draw:style-name="gr8" draw:text-style-name="P4" draw:layer="layout" svg:x1="18.851cm" svg:y1="16.738cm" svg:x2="18.851cm" svg:y2="18.889cm">
          <text:p/>
        </draw:line>
        <draw:line draw:style-name="gr8" draw:text-style-name="P4" draw:layer="layout" svg:x1="2.048cm" svg:y1="16.738cm" svg:x2="2.048cm" svg:y2="18.889cm">
          <text:p/>
        </draw:line>
        <draw:line draw:style-name="gr8" draw:text-style-name="P4" draw:layer="layout" svg:x1="2.044cm" svg:y1="18.889cm" svg:x2="18.859cm" svg:y2="18.889cm">
          <text:p/>
        </draw:line>
        <draw:line draw:style-name="gr8" draw:text-style-name="P4" draw:layer="layout" svg:x1="2.044cm" svg:y1="16.738cm" svg:x2="18.859cm" svg:y2="16.738cm">
          <text:p/>
        </draw:line>
        <draw:frame draw:style-name="gr21" draw:text-style-name="P9" draw:layer="layout" svg:width="0.849cm" svg:height="0.615cm" svg:x="17.463cm" svg:y="17.031cm">
          <draw:text-box>
            <text:p text:style-name="P1"><text:span text:style-name="T7">기</text:span><text:span text:style-name="T7">타</text:span></text:p>
          </draw:text-box>
        </draw:frame>
        <draw:frame draw:style-name="gr22" draw:text-style-name="P9" draw:layer="layout" svg:width="0.422cm" svg:height="0.568cm" svg:x="18.898cm" svg:y="18.149cm">
          <draw:text-box>
            <text:p text:style-name="P1"><text:span text:style-name="T15"><text:s/></text:span></text:p>
          </draw:text-box>
        </draw:frame>
        <draw:frame draw:style-name="gr114" draw:text-style-name="P9" draw:layer="layout" svg:width="2.517cm" svg:height="0.568cm" svg:x="2.476cm" svg:y="20.397cm">
          <draw:text-box>
            <text:p text:style-name="P1"><text:span text:style-name="T7">R</text:span><text:span text:style-name="T7">u</text:span><text:span text:style-name="T7">l</text:span><text:span text:style-name="T7">e</text:span><text:span text:style-name="T7"> </text:span><text:span text:style-name="T7">C</text:span><text:span text:style-name="T7">h</text:span><text:span text:style-name="T7">e</text:span><text:span text:style-name="T7">c</text:span><text:span text:style-name="T7">k </text:span></text:p>
          </draw:text-box>
        </draw:frame>
        <draw:frame draw:style-name="gr21" draw:text-style-name="P9" draw:layer="layout" svg:width="0.849cm" svg:height="0.615cm" svg:x="3.154cm" svg:y="21.074cm">
          <draw:text-box>
            <text:p text:style-name="P1"><text:span text:style-name="T7">여</text:span><text:span text:style-name="T7">부</text:span></text:p>
          </draw:text-box>
        </draw:frame>
        <draw:frame draw:style-name="gr115" draw:text-style-name="P9" draw:layer="layout" svg:width="0.916cm" svg:height="0.568cm" svg:x="7.104cm" svg:y="20.261cm">
          <draw:text-box>
            <text:p text:style-name="P1"><text:span text:style-name="T7">D</text:span><text:span text:style-name="T7">R</text:span><text:span text:style-name="T7">C</text:span></text:p>
          </draw:text-box>
        </draw:frame>
        <draw:frame draw:style-name="gr116" draw:text-style-name="P9" draw:layer="layout" svg:width="0.802cm" svg:height="0.568cm" svg:x="11.844cm" svg:y="20.261cm">
          <draw:text-box>
            <text:p text:style-name="P1"><text:span text:style-name="T7">L</text:span><text:span text:style-name="T7">V</text:span><text:span text:style-name="T7">S</text:span></text:p>
          </draw:text-box>
        </draw:frame>
        <draw:line draw:style-name="gr8" draw:text-style-name="P4" draw:layer="layout" svg:x1="2.048cm" svg:y1="20.087cm" svg:x2="2.048cm" svg:y2="21.992cm">
          <text:p/>
        </draw:line>
        <draw:line draw:style-name="gr8" draw:text-style-name="P4" draw:layer="layout" svg:x1="5.105cm" svg:y1="20.087cm" svg:x2="5.105cm" svg:y2="21.992cm">
          <text:p/>
        </draw:line>
        <draw:line draw:style-name="gr8" draw:text-style-name="P4" draw:layer="layout" svg:x1="9.935cm" svg:y1="20.087cm" svg:x2="9.935cm" svg:y2="21.992cm">
          <text:p/>
        </draw:line>
        <draw:line draw:style-name="gr8" draw:text-style-name="P4" draw:layer="layout" svg:x1="14.461cm" svg:y1="20.087cm" svg:x2="14.461cm" svg:y2="21.992cm">
          <text:p/>
        </draw:line>
        <draw:line draw:style-name="gr8" draw:text-style-name="P4" draw:layer="layout" svg:x1="18.889cm" svg:y1="20.087cm" svg:x2="18.889cm" svg:y2="21.992cm">
          <text:p/>
        </draw:line>
        <draw:line draw:style-name="gr8" draw:text-style-name="P4" draw:layer="layout" svg:x1="2.044cm" svg:y1="20.087cm" svg:x2="18.897cm" svg:y2="20.087cm">
          <text:p/>
        </draw:line>
        <draw:line draw:style-name="gr8" draw:text-style-name="P4" draw:layer="layout" svg:x1="5.101cm" svg:y1="21.039cm" svg:x2="18.897cm" svg:y2="21.039cm">
          <text:p/>
        </draw:line>
        <draw:line draw:style-name="gr8" draw:text-style-name="P4" draw:layer="layout" svg:x1="2.044cm" svg:y1="21.992cm" svg:x2="18.897cm" svg:y2="21.992cm">
          <text:p/>
        </draw:line>
        <draw:line draw:style-name="gr8" draw:text-style-name="P4" draw:layer="layout" svg:x1="18.889cm" svg:y1="20.087cm" svg:x2="18.889cm" svg:y2="21.992cm">
          <text:p/>
        </draw:line>
        <draw:line draw:style-name="gr8" draw:text-style-name="P4" draw:layer="layout" svg:x1="2.048cm" svg:y1="20.087cm" svg:x2="2.048cm" svg:y2="21.992cm">
          <text:p/>
        </draw:line>
        <draw:line draw:style-name="gr8" draw:text-style-name="P4" draw:layer="layout" svg:x1="2.044cm" svg:y1="21.992cm" svg:x2="18.897cm" svg:y2="21.992cm">
          <text:p/>
        </draw:line>
        <draw:line draw:style-name="gr8" draw:text-style-name="P4" draw:layer="layout" svg:x1="2.044cm" svg:y1="20.087cm" svg:x2="18.897cm" svg:y2="20.087cm">
          <text:p/>
        </draw:line>
        <draw:frame draw:style-name="gr117" draw:text-style-name="P9" draw:layer="layout" svg:width="0.849cm" svg:height="0.568cm" svg:x="16.32cm" svg:y="20.261cm">
          <draw:text-box>
            <text:p text:style-name="P1"><text:span text:style-name="T7">P</text:span><text:span text:style-name="T7">E</text:span><text:span text:style-name="T7">X</text:span></text:p>
          </draw:text-box>
        </draw:frame>
        <draw:frame draw:style-name="gr118" draw:text-style-name="P21" draw:layer="layout" svg:width="0.328cm" svg:height="0.569cm" svg:x="10.326cm" svg:y="4.366cm">
          <draw:text-box>
            <text:p><text:span text:style-name="T7">O</text:span></text:p>
          </draw:text-box>
        </draw:frame>
        <draw:frame draw:style-name="gr118" draw:text-style-name="P21" draw:layer="layout" svg:width="0.328cm" svg:height="0.569cm" svg:x="10.326cm" svg:y="8.251cm">
          <draw:text-box>
            <text:p><text:span text:style-name="T7">O</text:span></text:p>
          </draw:text-box>
        </draw:frame>
        <draw:frame draw:style-name="gr118" draw:text-style-name="P21" draw:layer="layout" svg:width="0.328cm" svg:height="0.569cm" svg:x="16.226cm" svg:y="11.635cm">
          <draw:text-box>
            <text:p><text:span text:style-name="T7">O</text:span></text:p>
          </draw:text-box>
        </draw:frame>
        <draw:frame draw:style-name="gr118" draw:text-style-name="P21" draw:layer="layout" svg:width="0.328cm" svg:height="0.569cm" svg:x="5.926cm" svg:y="18.103cm">
          <draw:text-box>
            <text:p><text:span text:style-name="T7">O</text:span></text:p>
          </draw:text-box>
        </draw:frame>
        <draw:frame draw:style-name="gr118" draw:text-style-name="P21" draw:layer="layout" svg:width="0.328cm" svg:height="0.569cm" svg:x="7.826cm" svg:y="18.103cm">
          <draw:text-box>
            <text:p><text:span text:style-name="T7">O</text:span></text:p>
          </draw:text-box>
        </draw:frame>
        <draw:frame draw:style-name="gr118" draw:text-style-name="P21" draw:layer="layout" svg:width="0.328cm" svg:height="0.569cm" svg:x="7.426cm" svg:y="21.187cm">
          <draw:text-box>
            <text:p><text:span text:style-name="T7">O</text:span></text:p>
          </draw:text-box>
        </draw:frame>
        <draw:frame draw:style-name="gr118" draw:text-style-name="P21" draw:layer="layout" svg:width="0.328cm" svg:height="0.569cm" svg:x="12.026cm" svg:y="21.187cm">
          <draw:text-box>
            <text:p><text:span text:style-name="T7">O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8.668cm" svg:height="0.505cm" svg:x="2.104cm" svg:y="1.428cm">
          <draw:text-box>
            <text:p text:style-name="P1"><text:span text:style-name="T1">과</text:span><text:span text:style-name="T1">학</text:span><text:span text:style-name="T1">기</text:span><text:span text:style-name="T1">술</text:span><text:span text:style-name="T1">정</text:span><text:span text:style-name="T1">보</text:span><text:span text:style-name="T1">통</text:span><text:span text:style-name="T1">신</text:span><text:span text:style-name="T1">부</text:span><text:span text:style-name="T1"> </text:span><text:span text:style-name="T1">반</text:span><text:span text:style-name="T1">도</text:span><text:span text:style-name="T1">체</text:span><text:span text:style-name="T1">설</text:span><text:span text:style-name="T1">계</text:span><text:span text:style-name="T1">검</text:span><text:span text:style-name="T1">증</text:span><text:span text:style-name="T1">인</text:span><text:span text:style-name="T1">프</text:span><text:span text:style-name="T1">라</text:span><text:span text:style-name="T1">활</text:span><text:span text:style-name="T1">성</text:span><text:span text:style-name="T1">화</text:span><text:span text:style-name="T1">사</text:span><text:span text:style-name="T1">업</text:span><text:span text:style-name="T1"> </text:span></text:p>
          </draw:text-box>
        </draw:frame>
        <draw:frame draw:style-name="gr2" draw:text-style-name="P2" draw:layer="layout" svg:width="0.35cm" svg:height="0.471cm" svg:x="1.998cm" svg:y="1.428cm">
          <draw:text-box>
            <text:p text:style-name="P1"><text:span text:style-name="T1">(</text:span></text:p>
          </draw:text-box>
        </draw:frame>
        <draw:frame draw:style-name="gr2" draw:text-style-name="P2" draw:layer="layout" svg:width="0.35cm" svg:height="0.471cm" svg:x="5.28cm" svg:y="1.428cm">
          <draw:text-box>
            <text:p text:style-name="P1"><text:span text:style-name="T1">) </text:span></text:p>
          </draw:text-box>
        </draw:frame>
        <draw:frame draw:style-name="gr3" draw:text-style-name="P2" draw:layer="layout" svg:width="4.32cm" svg:height="0.471cm" svg:x="11.032cm" svg:y="1.428cm">
          <draw:text-box>
            <text:p text:style-name="P1"><text:span text:style-name="T1">(</text:span><text:span text:style-name="T1">N</text:span><text:span text:style-name="T1">o</text:span><text:span text:style-name="T1">. </text:span><text:span text:style-name="T1">R</text:span><text:span text:style-name="T1">S</text:span><text:span text:style-name="T1">-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0</text:span><text:span text:style-name="T1">2</text:span><text:span text:style-name="T1">5</text:span><text:span text:style-name="T1">8</text:span><text:span text:style-name="T1">7</text:span><text:span text:style-name="T1">3</text:span><text:span text:style-name="T1">2</text:span><text:span text:style-name="T1">)</text:span></text:p>
          </draw:text-box>
        </draw:frame>
        <draw:frame draw:style-name="gr4" draw:text-style-name="P2" draw:layer="layout" svg:width="0.916cm" svg:height="0.471cm" svg:x="9.999cm" svg:y="27.776cm">
          <draw:text-box>
            <text:p text:style-name="P1"><text:span text:style-name="T2">- <text:s/></text:span><text:span text:style-name="T2">9 <text:s/></text:span><text:span text:style-name="T2">-</text:span></text:p>
          </draw:text-box>
        </draw:frame>
        <draw:frame draw:style-name="gr119" draw:text-style-name="P9" draw:layer="layout" svg:width="6.34cm" svg:height="0.615cm" svg:x="2.633cm" svg:y="2.409cm">
          <draw:text-box>
            <text:p text:style-name="P1"><text:span text:style-name="T7">D</text:span><text:span text:style-name="T7">R</text:span><text:span text:style-name="T7">C</text:span><text:span text:style-name="T7"> </text:span><text:span text:style-name="T7">리</text:span><text:span text:style-name="T7">포</text:span><text:span text:style-name="T7">트</text:span><text:span text:style-name="T7">(</text:span><text:span text:style-name="T7">코</text:span><text:span text:style-name="T7">어</text:span><text:span text:style-name="T7"> </text:span><text:span text:style-name="T7">부</text:span><text:span text:style-name="T7">분</text:span><text:span text:style-name="T7">에</text:span><text:span text:style-name="T7"> </text:span><text:span text:style-name="T7">한</text:span><text:span text:style-name="T7">함</text:span><text:span text:style-name="T7">) </text:span></text:p>
          </draw:text-box>
        </draw:frame>
        <draw:frame draw:style-name="gr81" draw:text-style-name="P9" draw:layer="layout" svg:width="0.535cm" svg:height="0.568cm" svg:x="1.998cm" svg:y="2.409cm">
          <draw:text-box>
            <text:p text:style-name="P1"><text:span text:style-name="T7">■</text:span><text:span text:style-name="T7"> </text:span></text:p>
          </draw:text-box>
        </draw:frame>
        <draw:polygon draw:style-name="gr90" draw:text-style-name="P19" draw:layer="layout" svg:width="14.078cm" svg:height="10.974cm" svg:x="2.15cm" svg:y="3.175cm" svg:viewBox="0 0 14079 10975" draw:points="0,0 14079,0 14079,10975 0,10975">
          <text:p><text:span text:style-name="T9">M</text:span><text:span text:style-name="T9">a</text:span><text:span text:style-name="T9">g</text:span><text:span text:style-name="T9">i</text:span><text:span text:style-name="T9">c </text:span><text:span text:style-name="T9">8</text:span><text:span text:style-name="T9">.</text:span><text:span text:style-name="T9">3 </text:span><text:span text:style-name="T9">r</text:span><text:span text:style-name="T9">e</text:span><text:span text:style-name="T9">v</text:span><text:span text:style-name="T9">i</text:span><text:span text:style-name="T9">s</text:span><text:span text:style-name="T9">i</text:span><text:span text:style-name="T9">o</text:span><text:span text:style-name="T9">n </text:span><text:span text:style-name="T9">4</text:span><text:span text:style-name="T9">8</text:span><text:span text:style-name="T9">9 </text:span><text:span text:style-name="T9">- </text:span><text:span text:style-name="T9">C</text:span><text:span text:style-name="T9">o</text:span><text:span text:style-name="T9">m</text:span><text:span text:style-name="T9">p</text:span><text:span text:style-name="T9">il</text:span><text:span text:style-name="T9">e</text:span><text:span text:style-name="T9">d </text:span><text:span text:style-name="T9">o</text:span><text:span text:style-name="T9">n </text:span><text:span text:style-name="T9">T</text:span><text:span text:style-name="T9">h</text:span><text:span text:style-name="T9">u </text:span><text:span text:style-name="T9">2</text:span><text:span text:style-name="T9">2 </text:span><text:span text:style-name="T9">A</text:span><text:span text:style-name="T9">u</text:span><text:span text:style-name="T9">g </text:span><text:span text:style-name="T9">2</text:span><text:span text:style-name="T9">0</text:span><text:span text:style-name="T9">2</text:span><text:span text:style-name="T9">4 </text:span><text:span text:style-name="T9">0</text:span><text:span text:style-name="T9">8</text:span><text:span text:style-name="T9">:</text:span><text:span text:style-name="T9">1</text:span><text:span text:style-name="T9">3</text:span><text:span text:style-name="T9">:</text:span><text:span text:style-name="T9">0</text:span><text:span text:style-name="T9">9 </text:span><text:span text:style-name="T9">A</text:span><text:span text:style-name="T9">M</text:span><text:span text:style-name="T9"> </text:span><text:span text:style-name="T9">K</text:span><text:span text:style-name="T9">S</text:span><text:span text:style-name="T9">T</text:span><text:span text:style-name="T9">.</text:span></text:p>
          <text:p><text:span text:style-name="T9">S</text:span><text:span text:style-name="T9">t</text:span><text:span text:style-name="T9">a</text:span><text:span text:style-name="T9">rt</text:span><text:span text:style-name="T9">i</text:span><text:span text:style-name="T9">n</text:span><text:span text:style-name="T9">g </text:span><text:span text:style-name="T9">m</text:span><text:span text:style-name="T9">a</text:span><text:span text:style-name="T9">g</text:span><text:span text:style-name="T9">i</text:span><text:span text:style-name="T9">c </text:span><text:span text:style-name="T9">u</text:span><text:span text:style-name="T9">n</text:span><text:span text:style-name="T9">d</text:span><text:span text:style-name="T9">e</text:span><text:span text:style-name="T9">r </text:span><text:span text:style-name="T9">T</text:span><text:span text:style-name="T9">c</text:span><text:span text:style-name="T9">l </text:span><text:span text:style-name="T9">i</text:span><text:span text:style-name="T9">n</text:span><text:span text:style-name="T9">t</text:span><text:span text:style-name="T9">e</text:span><text:span text:style-name="T9">r</text:span><text:span text:style-name="T9">p</text:span><text:span text:style-name="T9">r</text:span><text:span text:style-name="T9">e</text:span><text:span text:style-name="T9">t</text:span><text:span text:style-name="T9">e</text:span><text:span text:style-name="T9">r</text:span></text:p>
          <text:p><text:span text:style-name="T9">U</text:span><text:span text:style-name="T9">s</text:span><text:span text:style-name="T9">i</text:span><text:span text:style-name="T9">n</text:span><text:span text:style-name="T9">g </text:span><text:span text:style-name="T9">t</text:span><text:span text:style-name="T9">h</text:span><text:span text:style-name="T9">e </text:span><text:span text:style-name="T9">t</text:span><text:span text:style-name="T9">e</text:span><text:span text:style-name="T9">r</text:span><text:span text:style-name="T9">m</text:span><text:span text:style-name="T9">i</text:span><text:span text:style-name="T9">n</text:span><text:span text:style-name="T9">a</text:span><text:span text:style-name="T9">l </text:span><text:span text:style-name="T9">a</text:span><text:span text:style-name="T9">s </text:span><text:span text:style-name="T9">t</text:span><text:span text:style-name="T9">h</text:span><text:span text:style-name="T9">e </text:span><text:span text:style-name="T9">c</text:span><text:span text:style-name="T9">o</text:span><text:span text:style-name="T9">n</text:span><text:span text:style-name="T9">s</text:span><text:span text:style-name="T9">o</text:span><text:span text:style-name="T9">l</text:span><text:span text:style-name="T9">e</text:span><text:span text:style-name="T9">.</text:span></text:p>
          <text:p><text:span text:style-name="T9">U</text:span><text:span text:style-name="T9">s</text:span><text:span text:style-name="T9">i</text:span><text:span text:style-name="T9">n</text:span><text:span text:style-name="T9">g </text:span><text:span text:style-name="T9">N</text:span><text:span text:style-name="T9">U</text:span><text:span text:style-name="T9">L</text:span><text:span text:style-name="T9">L</text:span><text:span text:style-name="T9"> </text:span><text:span text:style-name="T9">g</text:span><text:span text:style-name="T9">r</text:span><text:span text:style-name="T9">a</text:span><text:span text:style-name="T9">p</text:span><text:span text:style-name="T9">h</text:span><text:span text:style-name="T9">i</text:span><text:span text:style-name="T9">c</text:span><text:span text:style-name="T9">s </text:span><text:span text:style-name="T9">d</text:span><text:span text:style-name="T9">e</text:span><text:span text:style-name="T9">v</text:span><text:span text:style-name="T9">i</text:span><text:span text:style-name="T9">c</text:span><text:span text:style-name="T9">e</text:span><text:span text:style-name="T9">.</text:span></text:p>
          <text:p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i</text:span><text:span text:style-name="T9">n</text:span><text:span text:style-name="T9">g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.</text:span><text:span text:style-name="T9">m</text:span><text:span text:style-name="T9">a</text:span><text:span text:style-name="T9">g</text:span><text:span text:style-name="T9">i</text:span><text:span text:style-name="T9">c</text:span><text:span text:style-name="T9">r</text:span><text:span text:style-name="T9">c </text:span><text:span text:style-name="T9">fi</text:span><text:span text:style-name="T9">l</text:span><text:span text:style-name="T9">e</text:span></text:p>
          <text:p><text:span text:style-name="T9">..</text:span><text:span text:style-name="T9">..</text:span></text:p>
          <text:p><text:span text:style-name="T16">T</text:span><text:span text:style-name="T16">o</text:span><text:span text:style-name="T16">t</text:span><text:span text:style-name="T16">a</text:span><text:span text:style-name="T16">l </text:span><text:span text:style-name="T16">D</text:span><text:span text:style-name="T16">R</text:span><text:span text:style-name="T16">C</text:span><text:span text:style-name="T16"> </text:span><text:span text:style-name="T16">e</text:span><text:span text:style-name="T16">r</text:span><text:span text:style-name="T16">r</text:span><text:span text:style-name="T16">o</text:span><text:span text:style-name="T16">r</text:span><text:span text:style-name="T16">s </text:span><text:span text:style-name="T16">f</text:span><text:span text:style-name="T16">o</text:span><text:span text:style-name="T16">u</text:span><text:span text:style-name="T16">n</text:span><text:span text:style-name="T16">d</text:span><text:span text:style-name="T16">: </text:span><text:span text:style-name="T16">0</text:span></text:p>
          <text:p><text:span text:style-name="T9">T</text:span><text:span text:style-name="T9">h</text:span><text:span text:style-name="T9">i</text:span><text:span text:style-name="T9">s </text:span><text:span text:style-name="T9">l</text:span><text:span text:style-name="T9">a</text:span><text:span text:style-name="T9">y</text:span><text:span text:style-name="T9">e</text:span><text:span text:style-name="T9">r </text:span><text:span text:style-name="T9">c</text:span><text:span text:style-name="T9">a</text:span><text:span text:style-name="T9">n</text:span><text:span text:style-name="T9">'t </text:span><text:span text:style-name="T9">a</text:span><text:span text:style-name="T9">b</text:span><text:span text:style-name="T9">u</text:span><text:span text:style-name="T9">t </text:span><text:span text:style-name="T9">o</text:span><text:span text:style-name="T9">r </text:span><text:span text:style-name="T9">p</text:span><text:span text:style-name="T9">a</text:span><text:span text:style-name="T9">rt</text:span><text:span text:style-name="T9">i</text:span><text:span text:style-name="T9">a</text:span><text:span text:style-name="T9">ll</text:span><text:span text:style-name="T9">y </text:span><text:span text:style-name="T9">o</text:span><text:span text:style-name="T9">v</text:span><text:span text:style-name="T9">e</text:span><text:span text:style-name="T9">rl</text:span><text:span text:style-name="T9">a</text:span><text:span text:style-name="T9">p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 </text:span><text:span text:style-name="T9">s</text:span><text:span text:style-name="T9">u</text:span><text:span text:style-name="T9">b</text:span><text:span text:style-name="T9">c</text:span><text:span text:style-name="T9">e</text:span><text:span text:style-name="T9">ll</text:span><text:span text:style-name="T9">s</text:span></text:p>
          <text:p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-</text:span><text:span text:style-name="T9">r</text:span><text:span text:style-name="T9">u</text:span><text:span text:style-name="T9">l</text:span><text:span text:style-name="T9">e </text:span><text:span text:style-name="T9">c</text:span><text:span text:style-name="T9">h</text:span><text:span text:style-name="T9">e</text:span><text:span text:style-name="T9">c</text:span><text:span text:style-name="T9">k</text:span><text:span text:style-name="T9">e</text:span><text:span text:style-name="T9">r </text:span><text:span text:style-name="T9">s</text:span><text:span text:style-name="T9">t</text:span><text:span text:style-name="T9">a</text:span><text:span text:style-name="T9">ti</text:span><text:span text:style-name="T9">s</text:span><text:span text:style-name="T9">ti</text:span><text:span text:style-name="T9">c</text:span><text:span text:style-name="T9">s </text:span><text:span text:style-name="T9">(</text:span><text:span text:style-name="T9">r</text:span><text:span text:style-name="T9">e</text:span><text:span text:style-name="T9">c</text:span><text:span text:style-name="T9">e</text:span><text:span text:style-name="T9">n</text:span><text:span text:style-name="T9">t/</text:span><text:span text:style-name="T9">t</text:span><text:span text:style-name="T9">o</text:span><text:span text:style-name="T9">t</text:span><text:span text:style-name="T9">a</text:span><text:span text:style-name="T9">l)</text:span><text:span text:style-name="T9">:</text:span></text:p>
          <text:p><text:span text:style-name="T9"><text:s text:c="3"/></text:span><text:span text:style-name="T9"><text:s/></text:span><text:span text:style-name="T9">S</text:span><text:span text:style-name="T9">q</text:span><text:span text:style-name="T9">u</text:span><text:span text:style-name="T9">a</text:span><text:span text:style-name="T9">r</text:span><text:span text:style-name="T9">e</text:span><text:span text:style-name="T9">s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e</text:span><text:span text:style-name="T9">d</text:span><text:span text:style-name="T9">: </text:span><text:span text:style-name="T9">0</text:span><text:span text:style-name="T9">/</text:span><text:span text:style-name="T9">0</text:span></text:p>
          <text:p><text:span text:style-name="T9"><text:s text:c="3"/></text:span><text:span text:style-name="T9"><text:s/></text:span><text:span text:style-name="T9">T</text:span><text:span text:style-name="T9">il</text:span><text:span text:style-name="T9">e</text:span><text:span text:style-name="T9">s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e</text:span><text:span text:style-name="T9">d</text:span><text:span text:style-name="T9">: </text:span><text:span text:style-name="T9">2</text:span><text:span text:style-name="T9">4</text:span><text:span text:style-name="T9">8</text:span><text:span text:style-name="T9">2</text:span><text:span text:style-name="T9">0</text:span><text:span text:style-name="T9">2</text:span><text:span text:style-name="T9">/</text:span><text:span text:style-name="T9">2</text:span><text:span text:style-name="T9">4</text:span><text:span text:style-name="T9">8</text:span><text:span text:style-name="T9">2</text:span><text:span text:style-name="T9">0</text:span><text:span text:style-name="T9">2</text:span></text:p>
          <text:p><text:span text:style-name="T9"><text:s text:c="3"/></text:span><text:span text:style-name="T9"><text:s/></text:span><text:span text:style-name="T9">E</text:span><text:span text:style-name="T9">d</text:span><text:span text:style-name="T9">g</text:span><text:span text:style-name="T9">e</text:span><text:span text:style-name="T9">s </text:span><text:span text:style-name="T9">p</text:span><text:span text:style-name="T9">i</text:span><text:span text:style-name="T9">e</text:span><text:span text:style-name="T9">c</text:span><text:span text:style-name="T9">e</text:span><text:span text:style-name="T9">s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e</text:span><text:span text:style-name="T9">d</text:span><text:span text:style-name="T9">: </text:span><text:span text:style-name="T9">5</text:span><text:span text:style-name="T9">0</text:span><text:span text:style-name="T9">9</text:span><text:span text:style-name="T9">0</text:span><text:span text:style-name="T9">8</text:span><text:span text:style-name="T9">4</text:span><text:span text:style-name="T9">/</text:span><text:span text:style-name="T9">5</text:span><text:span text:style-name="T9">0</text:span><text:span text:style-name="T9">9</text:span><text:span text:style-name="T9">0</text:span><text:span text:style-name="T9">8</text:span><text:span text:style-name="T9">4</text:span></text:p>
          <text:p><text:span text:style-name="T9"><text:s text:c="3"/></text:span><text:span text:style-name="T9"><text:s/></text:span><text:span text:style-name="T9">C</text:span><text:span text:style-name="T9">o</text:span><text:span text:style-name="T9">n</text:span><text:span text:style-name="T9">s</text:span><text:span text:style-name="T9">tr</text:span><text:span text:style-name="T9">a</text:span><text:span text:style-name="T9">i</text:span><text:span text:style-name="T9">n</text:span><text:span text:style-name="T9">t </text:span><text:span text:style-name="T9">a</text:span><text:span text:style-name="T9">r</text:span><text:span text:style-name="T9">e</text:span><text:span text:style-name="T9">a</text:span><text:span text:style-name="T9">s </text:span><text:span text:style-name="T9">c</text:span><text:span text:style-name="T9">h</text:span><text:span text:style-name="T9">e</text:span><text:span text:style-name="T9">c</text:span><text:span text:style-name="T9">k</text:span><text:span text:style-name="T9">e</text:span><text:span text:style-name="T9">d</text:span><text:span text:style-name="T9">: </text:span><text:span text:style-name="T9">2</text:span><text:span text:style-name="T9">5</text:span><text:span text:style-name="T9">2</text:span><text:span text:style-name="T9">0</text:span><text:span text:style-name="T9">9</text:span><text:span text:style-name="T9">6</text:span><text:span text:style-name="T9">2</text:span><text:span text:style-name="T9">/</text:span><text:span text:style-name="T9">2</text:span><text:span text:style-name="T9">5</text:span><text:span text:style-name="T9">2</text:span><text:span text:style-name="T9">0</text:span><text:span text:style-name="T9">9</text:span><text:span text:style-name="T9">6</text:span><text:span text:style-name="T9">2</text:span></text:p>
          <text:p><text:span text:style-name="T9"><text:s text:c="3"/></text:span><text:span text:style-name="T9"><text:s/></text:span><text:span text:style-name="T9">M</text:span><text:span text:style-name="T9">u</text:span><text:span text:style-name="T9">lt</text:span><text:span text:style-name="T9">i-</text:span><text:span text:style-name="T9">ti</text:span><text:span text:style-name="T9">l</text:span><text:span text:style-name="T9">e </text:span><text:span text:style-name="T9">c</text:span><text:span text:style-name="T9">o</text:span><text:span text:style-name="T9">n</text:span><text:span text:style-name="T9">s</text:span><text:span text:style-name="T9">tr</text:span><text:span text:style-name="T9">a</text:span><text:span text:style-name="T9">i</text:span><text:span text:style-name="T9">n</text:span><text:span text:style-name="T9">t</text:span><text:span text:style-name="T9">s</text:span><text:span text:style-name="T9">: </text:span><text:span text:style-name="T9">1</text:span><text:span text:style-name="T9">8</text:span><text:span text:style-name="T9">2</text:span><text:span text:style-name="T9">2</text:span><text:span text:style-name="T9">2</text:span><text:span text:style-name="T9">4</text:span><text:span text:style-name="T9">8</text:span><text:span text:style-name="T9">/</text:span><text:span text:style-name="T9">1</text:span><text:span text:style-name="T9">8</text:span><text:span text:style-name="T9">2</text:span><text:span text:style-name="T9">2</text:span><text:span text:style-name="T9">2</text:span><text:span text:style-name="T9">4</text:span><text:span text:style-name="T9">8</text:span></text:p>
          <text:p><text:span text:style-name="T9"><text:s text:c="3"/></text:span><text:span text:style-name="T9"><text:s/>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i</text:span><text:span text:style-name="T9">o</text:span><text:span text:style-name="T9">n </text:span><text:span text:style-name="T9">a</text:span><text:span text:style-name="T9">r</text:span><text:span text:style-name="T9">e</text:span><text:span text:style-name="T9">a</text:span><text:span text:style-name="T9">s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e</text:span><text:span text:style-name="T9">d</text:span><text:span text:style-name="T9">: </text:span><text:span text:style-name="T9">7</text:span><text:span text:style-name="T9">2</text:span><text:span text:style-name="T9">/</text:span><text:span text:style-name="T9">7</text:span><text:span text:style-name="T9">2</text:span></text:p>
          <text:p><text:span text:style-name="T9"><text:s text:c="3"/></text:span><text:span text:style-name="T9"><text:s/></text:span><text:span text:style-name="T9">T</text:span><text:span text:style-name="T9">il</text:span><text:span text:style-name="T9">e</text:span><text:span text:style-name="T9">s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e</text:span><text:span text:style-name="T9">d </text:span><text:span text:style-name="T9">f</text:span><text:span text:style-name="T9">o</text:span><text:span text:style-name="T9">r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i</text:span><text:span text:style-name="T9">o</text:span><text:span text:style-name="T9">n</text:span><text:span text:style-name="T9">s</text:span><text:span text:style-name="T9">: </text:span><text:span text:style-name="T9">2</text:span><text:span text:style-name="T9">4</text:span><text:span text:style-name="T9">8</text:span><text:span text:style-name="T9">2</text:span><text:span text:style-name="T9">0</text:span><text:span text:style-name="T9">2</text:span><text:span text:style-name="T9">/</text:span><text:span text:style-name="T9">2</text:span><text:span text:style-name="T9">4</text:span><text:span text:style-name="T9">8</text:span><text:span text:style-name="T9">2</text:span><text:span text:style-name="T9">0</text:span><text:span text:style-name="T9">2</text:span></text:p>
          <text:p><text:span text:style-name="T9"><text:s text:c="3"/></text:span><text:span text:style-name="T9"><text:s/></text:span><text:span text:style-name="T9">T</text:span><text:span text:style-name="T9">il</text:span><text:span text:style-name="T9">e</text:span><text:span text:style-name="T9">s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e</text:span><text:span text:style-name="T9">d </text:span><text:span text:style-name="T9">f</text:span><text:span text:style-name="T9">o</text:span><text:span text:style-name="T9">r </text:span><text:span text:style-name="T9">a</text:span><text:span text:style-name="T9">r</text:span><text:span text:style-name="T9">r</text:span><text:span text:style-name="T9">a</text:span><text:span text:style-name="T9">y</text:span><text:span text:style-name="T9">s</text:span><text:span text:style-name="T9">: </text:span><text:span text:style-name="T9">0</text:span><text:span text:style-name="T9">/</text:span><text:span text:style-name="T9">0</text:span></text:p>
          <text:p><text:span text:style-name="T9">R</text:span><text:span text:style-name="T9">o</text:span><text:span text:style-name="T9">o</text:span><text:span text:style-name="T9">t </text:span><text:span text:style-name="T9">c</text:span><text:span text:style-name="T9">e</text:span><text:span text:style-name="T9">ll </text:span><text:span text:style-name="T9">b</text:span><text:span text:style-name="T9">o</text:span><text:span text:style-name="T9">x</text:span><text:span text:style-name="T9">:</text:span></text:p>
          <text:p><text:span text:style-name="T9"><text:s text:c="3"/></text:span><text:span text:style-name="T9"><text:s text:c="3"/></text:span><text:span text:style-name="T9"><text:s text:c="3"/></text:span><text:span text:style-name="T9"><text:s text:c="2"/></text:span><text:span text:style-name="T9">w</text:span><text:span text:style-name="T9">i</text:span><text:span text:style-name="T9">d</text:span><text:span text:style-name="T9">t</text:span><text:span text:style-name="T9">h </text:span><text:span text:style-name="T9">x </text:span><text:span text:style-name="T9">h</text:span><text:span text:style-name="T9">e</text:span><text:span text:style-name="T9">i</text:span><text:span text:style-name="T9">g</text:span><text:span text:style-name="T9">h</text:span><text:span text:style-name="T9">t <text:s/></text:span><text:span text:style-name="T9">( <text:s/></text:span><text:span text:style-name="T9"><text:s/>l</text:span><text:span text:style-name="T9">l</text:span><text:span text:style-name="T9">x</text:span><text:span text:style-name="T9">, <text:s/></text:span><text:span text:style-name="T9">ll</text:span><text:span text:style-name="T9">y </text:span><text:span text:style-name="T9"><text:s/>)</text:span><text:span text:style-name="T9">, </text:span><text:span text:style-name="T9">( <text:s/></text:span><text:span text:style-name="T9"><text:s/></text:span><text:span text:style-name="T9">u</text:span><text:span text:style-name="T9">r</text:span><text:span text:style-name="T9">x</text:span><text:span text:style-name="T9">, <text:s/></text:span><text:span text:style-name="T9">u</text:span><text:span text:style-name="T9">r</text:span><text:span text:style-name="T9">y </text:span><text:span text:style-name="T9"><text:s/>) </text:span><text:span text:style-name="T9"><text:s/></text:span><text:span text:style-name="T9">a</text:span><text:span text:style-name="T9">r</text:span><text:span text:style-name="T9">e</text:span><text:span text:style-name="T9">a </text:span><text:span text:style-name="T9">(</text:span><text:span text:style-name="T9">u</text:span><text:span text:style-name="T9">n</text:span><text:span text:style-name="T9">it</text:span><text:span text:style-name="T9">s</text:span><text:span text:style-name="T9">^</text:span><text:span text:style-name="T9">2</text:span><text:span text:style-name="T9">)</text:span></text:p>
          <text:p><text:span text:style-name="T9"/></text:p>
          <text:p><text:span text:style-name="T9">m</text:span><text:span text:style-name="T9">i</text:span><text:span text:style-name="T9">c</text:span><text:span text:style-name="T9">r</text:span><text:span text:style-name="T9">o</text:span><text:span text:style-name="T9">n</text:span><text:span text:style-name="T9">s</text:span><text:span text:style-name="T9">: <text:s/></text:span><text:span text:style-name="T16">8</text:span><text:span text:style-name="T16">9</text:span><text:span text:style-name="T16">5</text:span><text:span text:style-name="T16">.</text:span><text:span text:style-name="T16">2</text:span><text:span text:style-name="T16">0</text:span><text:span text:style-name="T16">0</text:span><text:span text:style-name="T16"> </text:span><text:span text:style-name="T16">x</text:span><text:span text:style-name="T16"> </text:span><text:span text:style-name="T16">8</text:span><text:span text:style-name="T16">3</text:span><text:span text:style-name="T16">2</text:span><text:span text:style-name="T16">.</text:span><text:span text:style-name="T16">0</text:span><text:span text:style-name="T16">5</text:span><text:span text:style-name="T16">0</text:span><text:span text:style-name="T9"> <text:s/></text:span><text:span text:style-name="T9">(</text:span><text:span text:style-name="T9">-</text:span><text:span text:style-name="T9">1</text:span><text:span text:style-name="T9">1</text:span><text:span text:style-name="T9">.</text:span><text:span text:style-name="T9">1</text:span><text:span text:style-name="T9">0</text:span><text:span text:style-name="T9">0</text:span><text:span text:style-name="T9">, </text:span><text:span text:style-name="T9">-</text:span><text:span text:style-name="T9">3</text:span><text:span text:style-name="T9">.</text:span><text:span text:style-name="T9">6</text:span><text:span text:style-name="T9">0</text:span><text:span text:style-name="T9">0</text:span><text:span text:style-name="T9">), </text:span><text:span text:style-name="T9">( </text:span><text:span text:style-name="T9">8</text:span><text:span text:style-name="T9">8</text:span><text:span text:style-name="T9">4</text:span><text:span text:style-name="T9">.</text:span><text:span text:style-name="T9">1</text:span><text:span text:style-name="T9">0</text:span><text:span text:style-name="T9">0</text:span><text:span text:style-name="T9">, <text:s/></text:span><text:span text:style-name="T9">8</text:span><text:span text:style-name="T9">2</text:span><text:span text:style-name="T9">8</text:span><text:span text:style-name="T9">.</text:span><text:span text:style-name="T9">4</text:span><text:span text:style-name="T9">5</text:span><text:span text:style-name="T9">0</text:span><text:span text:style-name="T9">) <text:s/></text:span><text:span text:style-name="T9">7</text:span><text:span text:style-name="T9">4</text:span><text:span text:style-name="T9">4</text:span><text:span text:style-name="T9">8</text:span><text:span text:style-name="T9">5</text:span><text:span text:style-name="T9">1</text:span><text:span text:style-name="T9">.</text:span><text:span text:style-name="T9">1</text:span><text:span text:style-name="T9">8</text:span><text:span text:style-name="T9">8</text:span></text:p>
          <text:p><text:span text:style-name="T9">l</text:span><text:span text:style-name="T9">a</text:span><text:span text:style-name="T9">m</text:span><text:span text:style-name="T9">b</text:span><text:span text:style-name="T9">d</text:span><text:span text:style-name="T9">a</text:span><text:span text:style-name="T9">: <text:s/></text:span><text:span text:style-name="T9"><text:s/></text:span><text:span text:style-name="T9">2</text:span><text:span text:style-name="T9">9</text:span><text:span text:style-name="T9">8</text:span><text:span text:style-name="T9">4</text:span><text:span text:style-name="T9">.</text:span><text:span text:style-name="T9">0</text:span><text:span text:style-name="T9">0 </text:span><text:span text:style-name="T9">x </text:span><text:span text:style-name="T9">2</text:span><text:span text:style-name="T9">7</text:span><text:span text:style-name="T9">7</text:span><text:span text:style-name="T9">3</text:span><text:span text:style-name="T9">.</text:span><text:span text:style-name="T9">5</text:span><text:span text:style-name="T9">0 </text:span><text:span text:style-name="T9"><text:s/></text:span><text:span text:style-name="T9">(</text:span><text:span text:style-name="T9">-</text:span><text:span text:style-name="T9">3</text:span><text:span text:style-name="T9">7</text:span><text:span text:style-name="T9">.</text:span><text:span text:style-name="T9">0</text:span><text:span text:style-name="T9">0</text:span><text:span text:style-name="T9">, </text:span><text:span text:style-name="T9">-</text:span><text:span text:style-name="T9">1</text:span><text:span text:style-name="T9">2</text:span><text:span text:style-name="T9">.</text:span><text:span text:style-name="T9">0</text:span><text:span text:style-name="T9">0</text:span><text:span text:style-name="T9">), </text:span><text:span text:style-name="T9">( </text:span><text:span text:style-name="T9">2</text:span><text:span text:style-name="T9">9</text:span><text:span text:style-name="T9">4</text:span><text:span text:style-name="T9">7</text:span><text:span text:style-name="T9">.</text:span><text:span text:style-name="T9">0</text:span><text:span text:style-name="T9">0</text:span><text:span text:style-name="T9">, <text:s/></text:span><text:span text:style-name="T9">2</text:span><text:span text:style-name="T9">7</text:span><text:span text:style-name="T9">6</text:span><text:span text:style-name="T9">1</text:span><text:span text:style-name="T9">.</text:span><text:span text:style-name="T9">5</text:span><text:span text:style-name="T9">0</text:span><text:span text:style-name="T9">) <text:s/></text:span><text:span text:style-name="T9">8</text:span><text:span text:style-name="T9">2</text:span><text:span text:style-name="T9">7</text:span><text:span text:style-name="T9">6</text:span><text:span text:style-name="T9">1</text:span><text:span text:style-name="T9">2</text:span><text:span text:style-name="T9">4</text:span><text:span text:style-name="T9">.</text:span><text:span text:style-name="T9">0</text:span><text:span text:style-name="T9">0</text:span></text:p>
          <text:p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a</text:span><text:span text:style-name="T9">l: </text:span><text:span text:style-name="T9"><text:s text:c="2"/></text:span><text:span text:style-name="T9">5</text:span><text:span text:style-name="T9">9</text:span><text:span text:style-name="T9">6</text:span><text:span text:style-name="T9">8 </text:span><text:span text:style-name="T9">x </text:span><text:span text:style-name="T9">5</text:span><text:span text:style-name="T9">5</text:span><text:span text:style-name="T9">4</text:span><text:span text:style-name="T9">7 </text:span><text:span text:style-name="T9"><text:s text:c="3"/></text:span><text:span text:style-name="T9">( <text:s/></text:span><text:span text:style-name="T9"><text:s/>-</text:span><text:span text:style-name="T9">7</text:span><text:span text:style-name="T9">4</text:span><text:span text:style-name="T9">, </text:span><text:span text:style-name="T9">-</text:span><text:span text:style-name="T9">2</text:span><text:span text:style-name="T9">4 </text:span><text:span text:style-name="T9"><text:s text:c="2"/></text:span><text:span text:style-name="T9">), </text:span><text:span text:style-name="T9">( <text:s/></text:span><text:span text:style-name="T9">5</text:span><text:span text:style-name="T9">8</text:span><text:span text:style-name="T9">9</text:span><text:span text:style-name="T9">4</text:span><text:span text:style-name="T9">, <text:s/></text:span><text:span text:style-name="T9">5</text:span><text:span text:style-name="T9">5</text:span><text:span text:style-name="T9">2</text:span><text:span text:style-name="T9">3 </text:span><text:span text:style-name="T9">) <text:s/></text:span><text:span text:style-name="T9">3</text:span><text:span text:style-name="T9">3</text:span><text:span text:style-name="T9">1</text:span><text:span text:style-name="T9">0</text:span><text:span text:style-name="T9">4</text:span><text:span text:style-name="T9">4</text:span><text:span text:style-name="T9">9</text:span><text:span text:style-name="T9">6</text:span></text:p>
          <text:p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text:span text:style-name="T9">-</text:span></text:p>
          <text:p><text:span text:style-name="T9">D</text:span><text:span text:style-name="T9">R</text:span><text:span text:style-name="T9">C</text:span><text:span text:style-name="T9"> </text:span><text:span text:style-name="T9">로</text:span><text:span text:style-name="T9">그</text:span><text:span text:style-name="T9"> </text:span><text:span text:style-name="T9">첨</text:span><text:span text:style-name="T9">부</text:span><text:span text:style-name="T9">: </text:span><text:span text:style-name="T9">D</text:span><text:span text:style-name="T9">R</text:span><text:span text:style-name="T9">C</text:span><text:span text:style-name="T9">_</text:span><text:span text:style-name="T9">R</text:span><text:span text:style-name="T9">e</text:span><text:span text:style-name="T9">p</text:span><text:span text:style-name="T9">o</text:span><text:span text:style-name="T9">rt</text:span><text:span text:style-name="T9">.t</text:span><text:span text:style-name="T9">x</text:span><text:span text:style-name="T9">t</text:span></text:p>
          <text:p><text:span text:style-name="T9"/></text:p>
          <text:p><text:span text:style-name="T9"/></text:p>
          <text:p><text:span text:style-name="T9"/></text:p>
        </draw:polygon>
        <draw:frame draw:style-name="gr120" draw:text-style-name="P9" draw:layer="layout" svg:width="6.221cm" svg:height="0.615cm" svg:x="2.634cm" svg:y="16.209cm">
          <draw:text-box>
            <text:p text:style-name="P1"><text:span text:style-name="T7">L</text:span><text:span text:style-name="T7">V</text:span><text:span text:style-name="T7">S</text:span><text:span text:style-name="T7"> </text:span><text:span text:style-name="T7">리</text:span><text:span text:style-name="T7">포</text:span><text:span text:style-name="T7">트</text:span><text:span text:style-name="T7">(</text:span><text:span text:style-name="T7">코</text:span><text:span text:style-name="T7">어</text:span><text:span text:style-name="T7"> </text:span><text:span text:style-name="T7">부</text:span><text:span text:style-name="T7">분</text:span><text:span text:style-name="T7">에</text:span><text:span text:style-name="T7"> </text:span><text:span text:style-name="T7">한</text:span><text:span text:style-name="T7">함</text:span><text:span text:style-name="T7">) </text:span></text:p>
          </draw:text-box>
        </draw:frame>
        <draw:frame draw:style-name="gr81" draw:text-style-name="P9" draw:layer="layout" svg:width="0.535cm" svg:height="0.568cm" svg:x="1.999cm" svg:y="16.209cm">
          <draw:text-box>
            <text:p text:style-name="P1"><text:span text:style-name="T7">■</text:span><text:span text:style-name="T7"> </text:span></text:p>
          </draw:text-box>
        </draw:frame>
        <draw:polygon draw:style-name="gr90" draw:text-style-name="P19" draw:layer="layout" svg:width="14.078cm" svg:height="3.923cm" svg:x="2.285cm" svg:y="16.976cm" svg:viewBox="0 0 14079 3924" draw:points="0,0 14079,0 14079,3924 0,3924">
          <text:p><text:span text:style-name="T9">Circuit 1 contains 847 devices, </text:span><text:span text:style-name="T9">Circuit 2 contains 847 devices.</text:span></text:p>
          <text:p><text:span text:style-name="T9">Circuit 1 contains 865 nets, <text:s text:c="3"/></text:span><text:span text:style-name="T9">Circuit 2 contains 865 nets.</text:span></text:p>
          <text:p><text:span text:style-name="T9"/></text:p>
          <text:p><text:span text:style-name="T9">Final result: </text:span></text:p>
          <text:p><text:span text:style-name="T16">Circuits match uniquely.</text:span></text:p>
          <text:p><text:span text:style-name="T9"/></text:p>
          <text:p><text:span text:style-name="T9">Netgen </text:span><text:span text:style-name="T9">로그 첨부</text:span><text:span text:style-name="T9">: LVS_fir_pe.txt</text:span></text:p>
          <text:p><text:span text:style-name="T9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CIDFont+F4" svg:font-family="CIDFont+F4" style:font-pitch="variable"/>
    <style:font-face style:name="CIDFont+F41" svg:font-family="CIDFont+F4"/>
    <style:font-face style:name="FreeSans" svg:font-family="FreeSans" style:font-family-generic="system" style:font-pitch="variable"/>
    <style:font-face style:name="HY신명조" svg:font-family="HY신명조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1T19:47:43.477966257</dc:date>
    <meta:editing-duration>PT49M8S</meta:editing-duration>
    <meta:editing-cycles>12</meta:editing-cycles>
    <meta:generator>LibreOffice/7.6.7.2$Linux_X86_64 LibreOffice_project/60$Build-2</meta:generator>
    <meta:document-statistic meta:object-count="477"/>
  </office:meta>
</office:document-meta>
</file>